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ff3333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41201 bp</text:p>
      <text:p text:style-name="Preformatted_20_Text">Sequence 2: Masked <text:s text:c="4"/>412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5</text:p>
      <text:p text:style-name="Preformatted_20_Text">Guide tree file created: <text:s text:c="2"/><text:a xlink:type="simple" xlink:href="https://www.genome.jp/tools-bin/pushfile?220404204651mcsHz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782819</text:p>
      <text:p text:style-name="Preformatted_20_Text">Alignment Score 230374</text:p>
      <text:p text:style-name="Preformatted_20_Text"/>
      <text:p text:style-name="Preformatted_20_Text">CLUSTAL-Alignment file created <text:s/><text:a xlink:type="simple" xlink:href="https://www.genome.jp/tools-bin/pushfile?220404204651mcsHz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20404204651mcsHz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ATGCATGCTCTTACTTAGAGAAGCTGGGTGAAGGAAGCTTTTCTTTCTTCATACTGTGTA</text:p>
      <text:p text:style-name="Preformatted_20_Text">Masked <text:s text:c="9"/>ATGCATGCTCTTACTTAGAGAAGCTGGGTGAAGGAAGCTTTTCTTTCTTCATACTG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CTAAAGAGTTTCACAGTGTTTCTCCTCCACCTGCCATGCTTACTCTAACCTCTCT</text:p>
      <text:p text:style-name="Preformatted_20_Text">Masked <text:s text:c="9"/>AATGACTAAAGAGTTTCACAGTGTTTCTCCTCCACCTGCCATGCTTACTCTAACCT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CAATGGTAAATCCTAACTCTCATGAATGCTCTATAGTAGCTATGATTACTAAACAT</text:p>
      <text:p text:style-name="Preformatted_20_Text">Masked <text:s text:c="9"/>GCAGCAATGGTAAATCCTAACTCTCATGAATGCTCTATAGTAGCTATGATTACTAA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TCTTTTCCTTAATGCTGCCGTACTTCTGTAAAGGTCTGGTAAGTATACTGCTGAAA</text:p>
      <text:p text:style-name="Preformatted_20_Text">Masked <text:s text:c="9"/>GTGTTCTTTTCCTTAATGCTGCCGTACTTCTGTAAAGGTCTGGTAAGTATACTG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GATGCCAGGTACAATGCCAATAGTTGTTACGATAGCTATGATAGAAACACACAGCC</text:p>
      <text:p text:style-name="Preformatted_20_Text">Masked <text:s text:c="9"/>TATTGATGCCAGGTACAATGCCAATAGTTGTTACGATAGCTATGATAGAAACACACAGC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GTGGCTTCTTGACAATGAGGTACCAATAGTAGTTTACAGAAGTCGATGTGTCTTCACAG</text:p>
      <text:p text:style-name="Preformatted_20_Text">Masked <text:s text:c="9"/>TGTGGCTTCTTGACAATGAGGTACCAATAGTAGTTTACAGAAGTCGATGTGTCTTC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GCCAAATTTCCTAGTCGTATACAGGGTGTGTCTGGGTTAATCTCTTGCTGCCAAA</text:p>
      <text:p text:style-name="Preformatted_20_Text">Masked <text:s text:c="9"/>TGCCTGCCAAATTTCCTAGTCGTATACAGGGTGTGTCTGGGTTAATCTCTTGCTG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TACAGAACTCAGTTGATGACCTTGACATAACTTCAGGGGTCATTATAGTCTGGGCAG</text:p>
      <text:p text:style-name="Preformatted_20_Text">Masked <text:s text:c="9"/>CGATACAGAACTCAGTTGATGACCTTGACATAACTTCAGGGGTCATTATAGTCTG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ATTTGTATGTGAGGAGAAGAGGATTCTCGTCATGGTAACAAGTAATTCAGTTACTC</text:p>
      <text:p text:style-name="Preformatted_20_Text">Masked <text:s text:c="9"/>GAGTATTTGTATGTGAGGAGAAGAGGATTCTCGTCATGGTAACAAGTAATTCAGTT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TTATTCTTCTGCTGTTGACCTGGAACTACTATATATTATATAGAATGCCAAACTTA</text:p>
      <text:p text:style-name="Preformatted_20_Text">Masked <text:s text:c="9"/>TGTCTTATTCTTCTGCTGTTGACCTGGAACTACTATATATTATATAGAATGCCAA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TAGGCATAAACTGGTGAAGTTTGAATCACTTATACTGAGTACCTTTAAAATACGGC</text:p>
      <text:p text:style-name="Preformatted_20_Text">Masked <text:s text:c="9"/>TCAGTAGGCATAAACTGGTGAAGTTTGAATCACTTATACTGAGTACCTTTAAAATAC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TTCATTTAAAGCTAAATAACAGCTAAAATAACAGCTTGTAGCTTCAGATTAAGAC</text:p>
      <text:p text:style-name="Preformatted_20_Text">Masked <text:s text:c="9"/>AAAGCTTCATTTAAAGCTAAATAACAGCTAAAATAACAGCTTGTAGCTTCAGATTA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AATCATGTTAGTTTATATTCTGCCATGCCATTTCACAACAACTTTTTTTCTTTCT</text:p>
      <text:p text:style-name="Preformatted_20_Text">Masked <text:s text:c="9"/>TTCTTAATCATGTTAGTTTATATTCTGCCATGCCATTTCACAACAACTTTTTTTC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TGCATCAAATGACTTGTTTAGCTCGGACTTTTTTGCACCAACTACAGAGAGCCTTG</text:p>
      <text:p text:style-name="Preformatted_20_Text">Masked <text:s text:c="9"/>AGACTGCATCAAATGACTTGTTTAGCTCGGACTTTTTTGCACCAACTACAGAGAGC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AAACTCATCAGTACAGACAGGACCAGTGCAAACTAATCGAGTGGACCTCTTCAAAA</text:p>
      <text:p text:style-name="Preformatted_20_Text">Masked <text:s text:c="9"/>GCTTAAACTCATCAGTACAGACAGGACCAGTGCAAACTAATCGAGTGGACCTCTT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CCCTGCCACAGCCCCTCCATTGGCTGGCCTAGGTTAGTTCACATCAAATATCTTAG</text:p>
      <text:p text:style-name="Preformatted_20_Text">Masked <text:s text:c="9"/>CAAGCCCTGCCACAGCCCCTCCATTGGCTGGCCTAGGTTAGTTCACATCAAATATC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GAATAAGAGCTTGAATTTAAACCCAGCACAGATGTTCTAATTACCTTTTATTTCAT</text:p>
      <text:p text:style-name="Preformatted_20_Text">Masked <text:s text:c="9"/>ACTGGAATAAGAGCTTGAATTTAAACCCAGCACAGATGTTCTAATTACCTTTTAT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GTGCTTAATCCGTGTGCTGTCATAAACTATTAAATTCTGTGAATTAGGGACCTGA</text:p>
      <text:p text:style-name="Preformatted_20_Text">Masked <text:s text:c="9"/>ATGCAGTGCTTAATCCGTGTGCTGTCATAAACTATTAAATTCTGTGAATTAGGGAC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GCATCTTCAACTAGAACAGGACCTTTTGCTTAAACTTTGACAGCAGCTCCAGGTT</text:p>
      <text:p text:style-name="Preformatted_20_Text">Masked <text:s text:c="9"/>ATTCTGCATCTTCAACTAGAACAGGACCTTTTGCTTAAACTTTGACAGCAGCTCCA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CAGGATGCTAATGTGTGTATCACAGCTTGAGATGCTAAAGTACTATTGCTGGAGGA</text:p>
      <text:p text:style-name="Preformatted_20_Text">Masked <text:s text:c="9"/>GTTCCAGGATGCTAATGTGTGTATCACAGCTTGAGATGCTAAAGTACTATTGCTGGAGG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CTTAGTAAATACTTACACAGAAGTAACTATCAACCACAATTCTGTTCTTTAAGGACTGA</text:p>
      <text:p text:style-name="Preformatted_20_Text">Masked <text:s text:c="9"/>TCTTAGTAAATACTTACACAGAAGTAACTATCAACCACAATTCTGTTCTTTAAGG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AGTAAAGGAAAAAATACTAACCCTTTTCTCACCAGCTCCCTTACCCCAGTGGCAT</text:p>
      <text:p text:style-name="Preformatted_20_Text">Masked <text:s text:c="9"/>TATGAAGTAAAGGAAAAAATACTAACCCTTTTCTCACCAGCTCCCTTACCCCAGTG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TTAATGGTAAATCAACAGATTTTTACAAACAGCACATGAAGAATGCCTTTCTGGTA</text:p>
      <text:p text:style-name="Preformatted_20_Text">Masked <text:s text:c="9"/>TATATTAATGGTAAATCAACAGATTTTTACAAACAGCACATGAAGAATGCCTTTCT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CAGTGGAATTGGTACACTCATTCTTGATTTTTGCTGAAGCACTGTGTAACAACCGT</text:p>
      <text:p text:style-name="Preformatted_20_Text">Masked <text:s text:c="9"/>TCAACAGTGGAATTGGTACACTCATTCTTGATTTTTGCTGAAGCACTGTGTAACAAC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CCCACAGGTGGCTTGCCGTCACCATGGAATACGGAGATGCCTGCCTTCACCCAGGC</text:p>
      <text:p text:style-name="Preformatted_20_Text">Masked <text:s text:c="9"/>ATTCCCCACAGGTGGCTTGCCGTCACCATGGAATACGGAGATGCCTGCCTTCACCC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CTGTCTTTCCTGGGTCTATGATGCCTACCCAGTCTCCAGGATTTACTCAACAACT</text:p>
      <text:p text:style-name="Preformatted_20_Text">Masked <text:s text:c="9"/>CACATCTGTCTTTCCTGGGTCTATGATGCCTACCCAGTCTCCAGGATTTACTCAAC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TTTGGCTCTCAAGCAGTGCCAAGCTGGAGCCAGCCTGGATCTTTTGGTCCAACAGC</text:p>
      <text:p text:style-name="Preformatted_20_Text">Masked <text:s text:c="9"/>TACTTTTGGCTCTCAAGCAGTGCCAAGCTGGAGCCAGCCTGGATCTTTTGGTCCA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CAGTCCTCTGGCCTCTGGGTACAGCCAGCACAAGTTCCATCTGCTCCATGGGTACA</text:p>
      <text:p text:style-name="Preformatted_20_Text">Masked <text:s text:c="9"/>ATCTCAGTCCTCTGGCCTCTGGGTACAGCCAGCACAAGTTCCATCTGCTCCATGGG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TCCAGTGCTGTAAATCCCTTCCAGAGTAGTGTGTTTGCACCTTCAACACTACCTGC</text:p>
      <text:p text:style-name="Preformatted_20_Text">Masked <text:s text:c="9"/>GCCATCCAGTGCTGTAAATCCCTTCCAGAGTAGTGTGTTTGCACCTTCAACACTAC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CACAGTCTGTAATGCCCTCTGTGTCAACAACAAGCCCACCTCAGCCACCACCTAG</text:p>
      <text:p text:style-name="Preformatted_20_Text">Masked <text:s text:c="9"/>TCAGACACAGTCTGTAATGCCCTCTGTGTCAACAACAAGCCCACCTCAGCCACCAC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CACCTCAGAAGGAGTTATCCAAGAAAGAGAGTGATGCTTTTATTGCTCTGGATCC</text:p>
      <text:p text:style-name="Preformatted_20_Text">Masked <text:s text:c="9"/>AACTGCACCTCAGAAGGAGTTATCCAAGAAAGAGAGTGATGCTTTTATTGCTCTGGA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GTGATAGAGAGATGAAGGACGTCAAAGAAATGTTCAAAGATTTCCAGCTGACAAA</text:p>
      <text:p text:style-name="Preformatted_20_Text">Masked <text:s text:c="9"/>ACTTGGTGATAGAGAGATGAAGGACGTCAAAGAAATGTTCAAAGATTTCCAGCTG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CCTGCAGTGCCAGCAAGAAGAGGAGAGCAGCAAAGTTTTTCAGGTGCCTCCGGAGC</text:p>
      <text:p text:style-name="Preformatted_20_Text">Masked <text:s text:c="9"/>GCCACCTGCAGTGCCAGCAAGAAGAGGAGAGCAGCAAAGTTTTTCAGGTGCCTCCG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GCAATTGCTTTATTAATAAAGTACCTAGATAGTACAGGTCACAGTGACAGTTAGC</text:p>
      <text:p text:style-name="Preformatted_20_Text">Masked <text:s text:c="9"/>TTTCAGCAATTGCTTTATTAATAAAGTACCTAGATAGTACAGGTCACAGTGACAGT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TCCATGAATGGTAAAATCTTTATTGTATTTGAATAGCGACTCAGGTAACATGAT</text:p>
      <text:p text:style-name="Preformatted_20_Text">Masked <text:s text:c="9"/>AAGCTGTCCATGAATGGTAAAATCTTTATTGTATTTGAATAGCGACTCAGGTAACATG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GCTGATCATGTCTTGTCTCACAGCTATGATTATACTGATTGTTGTATTTACTTTAAAGT</text:p>
      <text:p text:style-name="Preformatted_20_Text">Masked <text:s text:c="9"/>GGCTGATCATGTCTTGTCTCACAGCTATGATTATACTGATTGTTGTATTTACTTT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AAAAGAGGATTGAAGGACCTTTTCCCTTAATAGCATTACACAGACCATTGTTAGT</text:p>
      <text:p text:style-name="Preformatted_20_Text">Masked <text:s text:c="9"/>TCTTAAAAAGAGGATTGAAGGACCTTTTCCCTTAATAGCATTACACAGACCATTG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CAAACTCTGATGCATCTAGTGTCTAGGCTGGACTGAGGTAGGCTAGGTCTGTGCAGT</text:p>
      <text:p text:style-name="Preformatted_20_Text">Masked <text:s text:c="9"/>GGCCAAACTCTGATGCATCTAGTGTCTAGGCTGGACTGAGGTAGGCTAGGTCTGTG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GAAGGCCCAGATAGCTTATGTGTATTGATGAATAGGCAGGAGATAAAACTGACGTC</text:p>
      <text:p text:style-name="Preformatted_20_Text">Masked <text:s text:c="9"/>GTTAGAAGGCCCAGATAGCTTATGTGTATTGATGAATAGGCAGGAGATAAAACTGAC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AAGCAGCTTGCATGCTTTTTTCAATTTTTTTAATCTATTTTTGTTTGTTTGTTTT</text:p>
      <text:p text:style-name="Preformatted_20_Text">Masked <text:s text:c="9"/>ATGCAAAGCAGCTTGCATGCTTTTTTCAATTTTTTTAATCTATTTTTGTTTGTTT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TGTTGTTTTGTTTGTTTTTAAACATCTAATTGGATGAGTTTAAGTCAGTGTGCTGA</text:p>
      <text:p text:style-name="Preformatted_20_Text">Masked <text:s text:c="9"/>GGTTTGTTGTTTTGTTTGTTTTTAAACATCTAATTGGATGAGTTTAAGTCAGTGTG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GCTTAGTACACGTAAAAGCTGTTTAGTGATATAGCAGTATGTCTCCTCCTCCTAGA</text:p>
      <text:p text:style-name="Preformatted_20_Text">Masked <text:s text:c="9"/>TAGGGCTTAGTACACGTAAAAGCTGTTTAGTGATATAGCAGTATGTCTCCTCCTCC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CTGAAGCCTGTTCCCAGACAAAGTGCACTACCAATTGATGGCCTGTTTGAAAGTCA</text:p>
      <text:p text:style-name="Preformatted_20_Text">Masked <text:s text:c="9"/>ACCACTGAAGCCTGTTCCCAGACAAAGTGCACTACCAATTGATGGCCTGTTTGAA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AAACCAGACCTTTTCAGTGTCTCCTCTGTAAGTAACAGATGTTTTCTCTATGCCCA</text:p>
      <text:p text:style-name="Preformatted_20_Text">Masked <text:s text:c="9"/>ACCTAAACCAGACCTTTTCAGTGTCTCCTCTGTAAGTAACAGATGTTTTCTCTATG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GCACCCCACCAACAGAAATACTTGTGATATTTGTGCAGTGGCTTTAGAGGCCATG</text:p>
      <text:p text:style-name="Preformatted_20_Text">Masked <text:s text:c="9"/>TTACTGCACCCCACCAACAGAAATACTTGTGATATTTGTGCAGTGGCTTTAGAGGC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AAACTTCTTGCATACCTGATCTAACAAAAAAACCTTCTCAAAAGAAGGCTAATGA</text:p>
      <text:p text:style-name="Preformatted_20_Text">Masked <text:s text:c="9"/>GAATAAAACTTCTTGCATACCTGATCTAACAAAAAAACCTTCTCAAAAGAAGGCTA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TATTCCATTTAGCTAAAGTCCATAACCAGTGCCCCCAAGCTGTGAAGCCCCTCTG</text:p>
      <text:p text:style-name="Preformatted_20_Text">Masked <text:s text:c="9"/>AGCTTTATTCCATTTAGCTAAAGTCCATAACCAGTGCCCCCAAGCTGTGAAGCCC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TTTGTTTCTATATGGGGGGAGTTTCTACAAAGGACTGTAAAGTAATAGAGGTGAAG</text:p>
      <text:p text:style-name="Preformatted_20_Text">Masked <text:s text:c="9"/>CAACTTTGTTTCTATATGGGGGGAGTTTCTACAAAGGACTGTAAAGTAATAGAGG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GACTTCTACAGCTATGCTGACTTCTATGGAGAGCAGACAGTGTTGACTGTGCAAG</text:p>
      <text:p text:style-name="Preformatted_20_Text">Masked <text:s text:c="9"/>TGGAAGACTTCTACAGCTATGCTGACTTCTATGGAGAGCAGACAGTGTTGACTGTG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GCTGAACAAATGGGAGGATCCCATGTCCAGTATCCTCTTGGGGAAGGAAATGGCC</text:p>
      <text:p text:style-name="Preformatted_20_Text"><text:soft-page-break/>Masked <text:s text:c="9"/>TGTTTGCTGAACAAATGGGAGGATCCCATGTCCAGTATCCTCTTGGGGAAGGAAATG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CACTTCACTCCATTTGGTACATGACACTTGGAGTCCCTGATAGAAAAACCTGGATC</text:p>
      <text:p text:style-name="Preformatted_20_Text">Masked <text:s text:c="9"/>TATCCACTTCACTCCATTTGGTACATGACACTTGGAGTCCCTGATAGAAAAACCTG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CCAGAATGCTGACTTCAAACATCTGACATTTGGCTAATCAGATTTCATCATGAATA</text:p>
      <text:p text:style-name="Preformatted_20_Text">Masked <text:s text:c="9"/>ACTTCCAGAATGCTGACTTCAAACATCTGACATTTGGCTAATCAGATTTCATCAT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AACTCAGTTCCACATGGCTTTTCTAAAGGATACCTTAACCCATACTAATGTGTACT</text:p>
      <text:p text:style-name="Preformatted_20_Text">Masked <text:s text:c="9"/>CACTAACTCAGTTCCACATGGCTTTTCTAAAGGATACCTTAACCCATACTAATGT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CAGCTTTAGATCTCCTTAAGTTCCTTAAAGCAAGGCATCTAATACCTGCTTAGCCA</text:p>
      <text:p text:style-name="Preformatted_20_Text">Masked <text:s text:c="9"/>AACACAGCTTTAGATCTCCTTAAGTTCCTTAAAGCAAGGCATCTAATACCTGCTTA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TCTTCAGTATTCTTTCCAGAAGGAGTTTGGAATCAAAACCAGCTAAAATAACCATG</text:p>
      <text:p text:style-name="Preformatted_20_Text">Masked <text:s text:c="9"/>GTGCTCTTCAGTATTCTTTCCAGAAGGAGTTTGGAATCAAAACCAGCTAAAATAAC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TAAAATCTGAAAAACCTTTAATGACTAATAATTTATTACTTTTCTTGGCAGGAAT</text:p>
      <text:p text:style-name="Preformatted_20_Text">Masked <text:s text:c="9"/>AAGAATAAAATCTGAAAAACCTTTAATGACTAATAATTTATTACTTTTCTTGGCAG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GAAGCAACATTCTGGCCCATTTGGTGGTCCTTCTGGCAACCCTTTTGCATAGACCA</text:p>
      <text:p text:style-name="Preformatted_20_Text">Masked <text:s text:c="9"/>CTCAGAAGCAACATTCTGGCCCATTTGGTGGTCCTTCTGGCAACCCTTTTGCATAG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ATATTTACTCTATTTAGGCAAACTACTTCAACTTTAAATTCTTTTCAACTAGCTCT</text:p>
      <text:p text:style-name="Preformatted_20_Text">Masked <text:s text:c="9"/>GGTAATATTTACTCTATTTAGGCAAACTACTTCAACTTTAAATTCTTTTCAACTAG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CAGCAGTTTTCATGAATCAGCTACACTGGCTTAACTTTATTGCTCCTCTGAAGTAT</text:p>
      <text:p text:style-name="Preformatted_20_Text">Masked <text:s text:c="9"/>TTGCCAGCAGTTTTCATGAATCAGCTACACTGGCTTAACTTTATTGCTCCTCTGA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GCTGTACTCTAGAAGCATTCTTCTAAGGACCTCTGCTTAGAGCTGTACATGCTGT</text:p>
      <text:p text:style-name="Preformatted_20_Text">Masked <text:s text:c="9"/>TGCTTGCTGTACTCTAGAAGCATTCTTCTAAGGACCTCTGCTTAGAGCTGTACAT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CTAGGTCTAACTAGTGTCACTTTCTTAACAATAAAGATCCTGTTTCTCCATGGTCT</text:p>
      <text:p text:style-name="Preformatted_20_Text">Masked <text:s text:c="9"/>CTGCCTAGGTCTAACTAGTGTCACTTTCTTAACAATAAAGATCCTGTTTCTCCATG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CTCAAAGTCATAATAGATGTCTATTTCCTTTCCTTGAGGAATGTTAATGAGTATG</text:p>
      <text:p text:style-name="Preformatted_20_Text">Masked <text:s text:c="9"/>TAAATCTCAAAGTCATAATAGATGTCTATTTCCTTTCCTTGAGGAATGTTAATGAG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GTCTGTGGGGCATGTTTACAGGAGAGTGTTAGCAGAAAGCCCAATGCAGCTCTCTG</text:p>
      <text:p text:style-name="Preformatted_20_Text">Masked <text:s text:c="9"/>CCACGTCTGTGGGGCATGTTTACAGGAGAGTGTTAGCAGAAAGCCCAATGCAGCT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GTAGTATCTGAAGTTTTATTGGATTATAACCTGGGTGAATTAAAGTGATAACAAGC</text:p>
      <text:p text:style-name="Preformatted_20_Text">Masked <text:s text:c="9"/>AAGTGTAGTATCTGAAGTTTTATTGGATTATAACCTGGGTGAATTAAAGTGATAACAAG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AAGAGCTGTTATGTCATGGGAAACAAATTAACTCATGCTCTCTTATCACTGACTAAAGA</text:p>
      <text:p text:style-name="Preformatted_20_Text">Masked <text:s text:c="9"/>TAAGAGCTGTTATGTCATGGGAAACAAATTAACTCATGCTCTCTTATCACTGACT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GAATTGTCAGATGTGTGGCAGAGGAAAGATTTGCTAATTTAAATCATGGCATCAGT</text:p>
      <text:p text:style-name="Preformatted_20_Text">Masked <text:s text:c="9"/>GCATGAATTGTCAGATGTGTGGCAGAGGAAAGATTTGCTAATTTANNNNNNNNNNNNNNN</text:p>
      <text:p text:style-name="Preformatted_20_Text"><text:s text:c="16"/>********************************************* <text:s text:c="14"/></text:p>
      <text:p text:style-name="Preformatted_20_Text"/>
      <text:p text:style-name="Preformatted_20_Text">Unmasked <text:s text:c="7"/>AAGGTTAGAAAACATCTCTAAGATAATCTAGTCTAAATGTCAGCCCACTATGCTACA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AGTGCCATATATACACATTTCTCAAATCTTCCTATGAAGTACTGTCTTTTAACAGAA</text:p>
      <text:p text:style-name="Preformatted_20_Text">Masked <text:s text:c="9"/>NNNNNNNNNNNNNNNNNNNNNNNNNNNNNNNNNNNTATGAAGTACTGTCTTTTAACAGAA</text:p>
      <text:p text:style-name="Preformatted_20_Text"><text:s text:c="51"/>*************************</text:p>
      <text:p text:style-name="Preformatted_20_Text"/>
      <text:p text:style-name="Preformatted_20_Text">Unmasked <text:s text:c="7"/>GACAAGTACTGCTATTGCTTTAAATTTGCCCTTAGTATCTATAAGCTAGTTTAAATTATG</text:p>
      <text:p text:style-name="Preformatted_20_Text">Masked <text:s text:c="9"/>GACAAGTACTGCTATTGCTTTAAATTTGCCCTTAGTATCTATAAGCTAGTTTAAA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ATAACTTCAAGTCATTCTAACCTTAAATTCTTTTCAGTATACTAGGCATAAACAG</text:p>
      <text:p text:style-name="Preformatted_20_Text">Masked <text:s text:c="9"/>AAGCTATAACTTCAAGTCATTCTAACCTTAAATTCTTTTCAGTATACTAGGCATA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GGAGAAATGGAATAACTGGACCTCTTTTCAACATCCAATTTCTACTTTTTTCATTT</text:p>
      <text:p text:style-name="Preformatted_20_Text">Masked <text:s text:c="9"/>GAAAGGAGAAATGGAATAACTGGACCTCTTTTCAACATCCAATTTCTACTTTTTT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CTGCCACTCTTGCTGTCGTTCCATGATGTGTCATCTAAAACATGTCCAGGTGGATT</text:p>
      <text:p text:style-name="Preformatted_20_Text">Masked <text:s text:c="9"/>TTGTCTGCCACTCTTGCTGTCGTTCCATGATGTGTCATCTAAAACATGTCCAGGTG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CATAGACACTGAAGAACATGCTGTGAAGACAGTAATTCAGGGCAAATGGAAACTTA</text:p>
      <text:p text:style-name="Preformatted_20_Text">Masked <text:s text:c="9"/>GAAGCATAGACACTGAAGAACATGCTGTGAAGACAGTAATTCAGGGCAAATGGAA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CAACCTTGAAGACCCAAAATCAAATTGGTGGATGTTAATTTTACTTTAGACTTTGC</text:p>
      <text:p text:style-name="Preformatted_20_Text">Masked <text:s text:c="9"/>CACTCAACCTTGAAGACCCAAAATCAAATTGGTGGATGTTAATTTTACTTTAGACT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GTTTGTGGAAGAGCTTAGCAACACTAAGTCATGTGTTTTATACAATGCAGTCACCT</text:p>
      <text:p text:style-name="Preformatted_20_Text">Masked <text:s text:c="9"/>AGTGGTTTGTGGAAGAGCTTAGCAACACTAAGTCATGTGTTTTATACAATGCAGTC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TCTCTTTATTGTAGCACTTACTGTCCTGAAACATGGGAATTGAATGTACCTAGGG</text:p>
      <text:p text:style-name="Preformatted_20_Text">Masked <text:s text:c="9"/>CAATTTCTCTTTATTGTAGCACTTACTGTCCTGAAACATGGGAATTGAATGTACCT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ATGCTGCCTTAACATAAGGGAATTGAATTAGTGGCTGCTCCACACTTTAAACAAC</text:p>
      <text:p text:style-name="Preformatted_20_Text">Masked <text:s text:c="9"/>AAGAAATGCTGCCTTAACATAAGGGAATTGAATTAGTGGCTGCTCCACACTTTAA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TCAGTTGATGTATGTTTAGACAATATCAGCCAGTTGTAAAGTTATGTGGATATTAC</text:p>
      <text:p text:style-name="Preformatted_20_Text">Masked <text:s text:c="9"/>TAGGTCAGTTGATGTATGTTTAGACAATATCAGCCAGTTGTAAAGTTATGTGGATA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TTCTAAATGATGAATGAACATATGACTTGGTCTCTAAGCCATAAAGATTGTATGAA</text:p>
      <text:p text:style-name="Preformatted_20_Text">Masked <text:s text:c="9"/>ATGCTTCTAAATGATGAATGAACATATGACTTGGTCTCTAAGCCATAAAGATTGTATG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CTGGGGGTTGGGGGGGAGGGGGAACATATCCAATACACTTGTTCCATTAACTAATGGTA</text:p>
      <text:p text:style-name="Preformatted_20_Text">Masked <text:s text:c="9"/>ACTGGGGGTTGGGGGGGAGGGGGAACATATCCAATACACTTGTTCCATTAACTAAT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AGCATTCTGCCATAAACATATAATAAAGGGACTAACCGTAGGGTCTTCAACAGAG</text:p>
      <text:p text:style-name="Preformatted_20_Text">Masked <text:s text:c="9"/>AAAGGAGCATTCTGCCATAAACATATAATAAAGGGACTAACCGTAGGGTCTTCAA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TGGGGTCCTGAACAATAGGGGTCTACTGCAGGATCAAATAAGCTGAAACATTTCTT</text:p>
      <text:p text:style-name="Preformatted_20_Text">Masked <text:s text:c="9"/>CTGCTGGGGTCCTGAACAATAGGGGTCTACTGCAGGATCAAATAAGCTGAAACAT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ACATTGAGGTATTCATGGACACTAACTGTTGTATTGGTGCTAATATAGCTATTTG</text:p>
      <text:p text:style-name="Preformatted_20_Text">Masked <text:s text:c="9"/>GAAGGACATTGAGGTATTCATGGACACTAACTGTTGTATTGGTGCTAATATAGCT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GGGAAATCTATGAAGATTACCTTTCTTTATCAAGGTGGCTTGGCAGACAAATGGA</text:p>
      <text:p text:style-name="Preformatted_20_Text">Masked <text:s text:c="9"/>AGGGAGGGAAATCTATGAAGATTACCTTTCTTTATCAAGGTGGCTTGGCAGACAAA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CAGATAGGTCAGACATGATGTAGTACAACATTATTCCAGTGTGTTAGAAAGTAAA</text:p>
      <text:p text:style-name="Preformatted_20_Text">Masked <text:s text:c="9"/>ACAAGCAGATAGGTCAGACATGATGTAGTACAACATTATTCCAGTGTGTTAGAAAG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CAATCATTGCTTTACTCTATGCCTTGATTCCTTGTGAACAGATATACCATCTCTGT</text:p>
      <text:p text:style-name="Preformatted_20_Text">Masked <text:s text:c="9"/>AAGACAATCATTGCTTTACTCTATGCCTTGATTCCTTGTGAACAGATATACCATC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TTAATGTGAGGCATAATCTCTTAAACAGTGAACAGTGCCTTTCCAAAAAAAAAAAA</text:p>
      <text:p text:style-name="Preformatted_20_Text">Masked <text:s text:c="9"/>GTCATTAATGTGAGGCATAATCTCTTAAACAGTGAACAGTGCCTTTCCAAAAAA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TCTTTACTAACAGACCTTTAAATCAGAAATCAGTCTGATGTTACAACTAGTTGTAA</text:p>
      <text:p text:style-name="Preformatted_20_Text">Masked <text:s text:c="9"/>AACCTCTTTACTAACAGACCTTTAAATCAGAAATCAGTCTGATGTTACAACTAGT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TGTCAATGGGGATAGCTGATATCTGAGTGGTTGTTGTTTTTTTTTGTTTTGTTTT</text:p>
      <text:p text:style-name="Preformatted_20_Text">Masked <text:s text:c="9"/>CACTTTGTCAATGGGGATAGCTGATATCTGAGTGGTTGNNNNNNNNNNNNNNNNNNNNNN</text:p>
      <text:p text:style-name="Preformatted_20_Text"><text:s text:c="16"/>************************************** <text:s text:c="21"/></text:p>
      <text:p text:style-name="Preformatted_20_Text"/>
      <text:p text:style-name="Preformatted_20_Text">Unmasked <text:s text:c="7"/>GTTTTGTTTCTGTTAATACTAAGTATAAACTTGAAATAGTATAAATCAAATGCCTAAGCA</text:p>
      <text:p text:style-name="Preformatted_20_Text">Masked <text:s text:c="9"/>NNNNNNNNNNNNNNAATACTAAGTATAAACTTGAAATAGTATAAATCAAATGCCTAAGCA</text:p>
      <text:p text:style-name="Preformatted_20_Text"><text:s text:c="30"/>**********************************************</text:p>
      <text:p text:style-name="Preformatted_20_Text"/>
      <text:p text:style-name="Preformatted_20_Text">Unmasked <text:s text:c="7"/>GTTGCTGAACTGGAGATCTAAGAAAATCAACTTGAAGACAGCCTTAGTACTCAATTCAGC</text:p>
      <text:p text:style-name="Preformatted_20_Text">Masked <text:s text:c="9"/>GTTGCTGAACTGGAGATCTAAGAAAATCAACTTGAAGACAGCCTTAGTACTCAATT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CATGCAATTATATAAACCTTTCTTGCACTTTCTGTAATGCAAAAAAAGCTATGAAT</text:p>
      <text:p text:style-name="Preformatted_20_Text">Masked <text:s text:c="9"/>AGGTCATGCAATTATATAAACCTTTCTTGCACTTTCTGTAATGCAAAAAAAGCTA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TATTTGTCTCAAACTGGAAATGTAGAAACTTCTGGATATTACACTGCTATATAAA</text:p>
      <text:p text:style-name="Preformatted_20_Text">Masked <text:s text:c="9"/>TTAAATATTTGTCTCAAACTGGAAATGTAGAAACTTCTGGATATTACACTGCTAT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AGTTTCTCAAGTGATGTTACCTAATGACATTAAAAACAAGCAACTCTCATAGCAA</text:p>
      <text:p text:style-name="Preformatted_20_Text">Masked <text:s text:c="9"/>ACTGTAGTTTCTCAAGTGATGTTACCTAATGACATTAAAAACAAGCAACTCTCATAGC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GAAACATCTGTGTGGCTGTTGGTTTTATCCTTATAACTCAGTCTTTTGATATAATTGAT</text:p>
      <text:p text:style-name="Preformatted_20_Text">Masked <text:s text:c="9"/>AGAAACATCTGTGTGGCTGTTGGTTTTATCCTTATAACTCAGTCTTTTGATATAAT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TGATTTTTGGTGCTGGCTAAGAATTTTGTTTCACAGGTTCCTAACATAGCTGTTTG</text:p>
      <text:p text:style-name="Preformatted_20_Text">Masked <text:s text:c="9"/>TCTATGATTTTTGGTGCTGGCTAAGAATTTTGTTTCACAGGTTCCTAACATAGCT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ATTCTCTTAAGTCTTTCTGTAGCATATTGTGTCTCAGGCCTGTTCAACGTGAATT</text:p>
      <text:p text:style-name="Preformatted_20_Text">Masked <text:s text:c="9"/>ACAGCATTCTCTTAAGTCTTTCTGTAGCATATTGTGTCTCAGGCCTGTTCAACGT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CTCATTAAATTCTCAGCTGACTTAAGTGTTTCCTGCTAGTAATGTGGATAGCCAAC</text:p>
      <text:p text:style-name="Preformatted_20_Text">Masked <text:s text:c="9"/>GCTCCTCATTAAATTCTCAGCTGACTTAAGTGTTTCCTGCTAGTAATGTGGATAGC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TAAATAAATGGGAAATTTTCTGTCTTAGGTGGCTGTCAGCCTTAATTTTTTTCTG</text:p>
      <text:p text:style-name="Preformatted_20_Text">Masked <text:s text:c="9"/>AAGAATAAATAAATGGGAAATTTTCTGTCTTAGGTGGCTGTCAGCCTTAATTTTT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TTTAGAATAAGTTCTTGCTTATTTAAATCCGTTGTTACTGGCATTGATTAGTAGC</text:p>
      <text:p text:style-name="Preformatted_20_Text">Masked <text:s text:c="9"/>AATAATTTAGAATAAGTTCTTGCTTATTTAAATCCGTTGTTACTGGCATTGATTAG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AAATGCTTATTTGGAAGGAAGTTCATTTTTCATTTCCATATTGAGGTATAGGCAT</text:p>
      <text:p text:style-name="Preformatted_20_Text">Masked <text:s text:c="9"/>TTGAAAAATGCTTATTTGGAAGGAAGTTCATTTTTCATTTCCATATTGAGGTATAG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GAATCACTTTTGGCTGCAAGGAGATGTGATTTAGTATCTGGAGATACTATCTAAT</text:p>
      <text:p text:style-name="Preformatted_20_Text">Masked <text:s text:c="9"/>TCAAAGAATCACTTTTGGCTGCAAGGAGATGTGATTTAGTATCTGGAGATACTATC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ACCTTAAAAAATTCTGTTCTTTAGTGCTTAAGTGAAGGGCTACTCTTTTAAATACA</text:p>
      <text:p text:style-name="Preformatted_20_Text">Masked <text:s text:c="9"/>CTAAACCTTAAAAAATTCTGTTCTTTAGTGCTTAAGTGAAGGGCTACTCTTTTAA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ACATTTGAAATCAGCAAATAATCATTTAGAAGCTTTTCAGGCTAAAATTAATAGCC</text:p>
      <text:p text:style-name="Preformatted_20_Text">Masked <text:s text:c="9"/>CTATACATTTGAAATCAGCAAATAATCATTTAGAAGCTTTTCAGGCTAAAATTAAT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GATGCTGGGGCTTGACAAAAGCTGACAAGATCAATGAATTATAAAATTGCTTGGGT</text:p>
      <text:p text:style-name="Preformatted_20_Text">Masked <text:s text:c="9"/>CTATGATGCTGGGGCTTGACAAAAGCTGACAAGNNNNNNNNNNNNNNNNNNNNNNNNNNN</text:p>
      <text:p text:style-name="Preformatted_20_Text"><text:s text:c="16"/>********************************* <text:s text:c="26"/></text:p>
      <text:p text:style-name="Preformatted_20_Text"/>
      <text:p text:style-name="Preformatted_20_Text">Unmasked <text:s text:c="7"/>TGTAAGGGACCTGTTGTGGGTAGGGTTGCCATCCACTAGATCGGGCTGCCCAGGGC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AGCCTGGTCTTAAACACCTCTGGGGATGGGGCATCTATTGCTCTCTGGACAGC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GTGTCTCACCACCCTCTGTATAAAGAATTTCACCTAACATAAATCTCATTTAT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TTTAAAGCCATTCTCCCTTTTACTGTCACTGTCGGACGATGTAAAAAGTTGGTTTCC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CTGTTTATAAGCTCTCTTTAAATACTGGAAGGCTGAAAAGAGTTATCCCTGTAG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TTCTCCAGACTGAACAAGACCAGCTCCCTCTGCATTTATTCATAGGAGAAATG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CCTTCTGAGGATCCTTGAGGCCTCCTCTGAACCTGCTCCAAAAACTTCACATGTTGT</text:p>
      <text:p text:style-name="Preformatted_20_Text">Masked <text:s text:c="9"/>NNNNNNNNNNNNNNNNNNNNNNNNNNNNNNNNNNNNNNNNNNNNNNNNNNNNNNNGTTGT</text:p>
      <text:p text:style-name="Preformatted_20_Text"><text:s text:c="71"/>*****</text:p>
      <text:p text:style-name="Preformatted_20_Text"/>
      <text:p text:style-name="Preformatted_20_Text">Unmasked <text:s text:c="7"/>TGATCACTAATTGCTGTTAGAAGGACCTCTTAGAGACTGGCTGAAGATGCTTGTTGGTTG</text:p>
      <text:p text:style-name="Preformatted_20_Text">Masked <text:s text:c="9"/>TGATCACTAATTGCTGTTAGAAGGACCTCTTAGAGACTGGCTGAAGATGCTTGTTG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ACTGAGCTTAAATAGCTATTTATTCTGACTTACTTTCTGTCTTAAAGAACAGTCAT</text:p>
      <text:p text:style-name="Preformatted_20_Text">Masked <text:s text:c="9"/>GCTAACTGAGCTTAAATAGCTATTTATTCTGACTTACTTTCTGTCTTAAAGAACAG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GTTGGTGTATATATAGCACTAGATGAAGCTAATGAAGAAACTACAATATTACAAGC</text:p>
      <text:p text:style-name="Preformatted_20_Text">Masked <text:s text:c="9"/>CTGTGTTGGTGTATATATAGCACTAGATGAAGCTAATGAAGAAACTACAATATTAC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TGTCTCATATTCTTGCTCAACAAATGAGTTTTATCCAAATGGGACTCATCAGATT</text:p>
      <text:p text:style-name="Preformatted_20_Text">Masked <text:s text:c="9"/>ATCTGTGTCTCATATTCTTGCTCAACAAATGAGTTTTATCCAAATGGGACTCATC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TATTGCTGCATAAAATCAAGTGTTGGACAGGAAAAAAAACGACAACAACAAAAAAC</text:p>
      <text:p text:style-name="Preformatted_20_Text">Masked <text:s text:c="9"/>GGATTATTGCTGCATAAAATCAAGTGTTGGACAGGAAAAAAAACGACAACAACAA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CTTATTCCACCCCTCCAAAAAAAAAAAAAAGGGGGAACAAAAATAGAATTTCTCA</text:p>
      <text:p text:style-name="Preformatted_20_Text">Masked <text:s text:c="9"/>TCTGCCTTATTCCACCCCTCCAAAAAAAAAAAAAAGGGGGAACAAAAATAGAATTT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GCATCATACTGTAGAATATTCTTAGAATAGATTATAAAGTTTGAGTTCAAATACT</text:p>
      <text:p text:style-name="Preformatted_20_Text">Masked <text:s text:c="9"/>ATTGTGCATCATACTGTAGAATATTCTTAGAATAGATTATAAAGTTTGAGTTCAAA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TAATATTTAACTGCTAAACAGCAGGTTATTTTGAGTTATTTCTGTCTTGGGGTTGT</text:p>
      <text:p text:style-name="Preformatted_20_Text">Masked <text:s text:c="9"/>TAAGTAATATTTAACTGCTAAACAGCAGGTTATTTTGAGTTATTTCTGTCTTGGGG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AAGACATGGTATCTTAAATTCTTAGATCTGGGTTACAACAAACTTCTGAATAAGAA</text:p>
      <text:p text:style-name="Preformatted_20_Text">Masked <text:s text:c="9"/>GCACAAGACATGGTATCTTAAATTCTTAGATCTGGGTTACAACAAACTTCTGAAT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CTTCTGGAGAGCTGGCTTGGAGTTGGGCTTTGGTGATAGAGACTTGAAAAGGCTTT</text:p>
      <text:p text:style-name="Preformatted_20_Text">Masked <text:s text:c="9"/>TGATCTTCTGGAGAGCTGGCTTGGAGTTGGGCTTTGGTGATAGAGACTTGAAAAG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CAAAAAAAGTATTGCTCTTCTCTATTAGTAGGAAGAGAAGAAGGAATGTCAGTACT</text:p>
      <text:p text:style-name="Preformatted_20_Text">Masked <text:s text:c="9"/>GAAACAAAAAAAGTATTGCTCTTCTCTATTAGTAGGAAGAGAAGAAGGAATGTCAGTAC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TATTCTTCCAGTGTTCCACATGAGGATCGCAAAGATGTTAAAAGTAACATCCTCAGCCA</text:p>
      <text:p text:style-name="Preformatted_20_Text">Masked <text:s text:c="9"/>TTATTCTTCCAGTGTTCCACATGAGGATCGCAAAGATGTTAAAAGTAACATCCTCA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TCAGTTTACTGTAGGCCCTAGCTTAGGGTCAACAGGCTTCTGGGGAAAGAGTTGTT</text:p>
      <text:p text:style-name="Preformatted_20_Text">Masked <text:s text:c="9"/>AGGATCAGTTTACTGTAGGCCCTAGCTTAGGGTCAACAGGCTTCTGGGGAAAGAGT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GCAATAGGTAGGGTAGTGGGACTGTGTGATATAGGCAGCACTGCAGCAGCTGCAGT</text:p>
      <text:p text:style-name="Preformatted_20_Text">Masked <text:s text:c="9"/>TAGGGCAATAGGTAGGGTAGTGGGACTGTGTGATATAGGCAGCACTGCAGCAGCTG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ACTACTGGAAGTGTTTACTAGTAGTATATTTGTTTACACTAGTATAGTGATAGTGG</text:p>
      <text:p text:style-name="Preformatted_20_Text">Masked <text:s text:c="9"/>GTTTACTACTGGAAGTGTTTACTAGTAGTATATTTGTTTACACTAGTATAGTGATA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CTGAGGCATCAGAGGCAGGTAAGAGAGTAAAACAGGTTGTCAAACAACCCTGCAA</text:p>
      <text:p text:style-name="Preformatted_20_Text">Masked <text:s text:c="9"/>AAATTCTGAGGCATCAGAGGCAGGTAAGAGAGTAAAACAGGTTGTCAAACAACCC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GAGCTATTGAAAATTCAATGGTTAGAAACATACATATGTCGATTCAGTATCTCAG</text:p>
      <text:p text:style-name="Preformatted_20_Text">Masked <text:s text:c="9"/>TTACTGAGCTATTGAAAATTCAATGGTTAGAAACATACATATGTCGATTCAGTAT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GCTTACTTCATATGTAAACTGAACATATAATAAATAGTACTTGAAAGTTGAAGAG</text:p>
      <text:p text:style-name="Preformatted_20_Text">Masked <text:s text:c="9"/>TAACAGCTTACTTCATATGTAAACTGAACATATAATAAATAGTACTTGAAAGTTGA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GTGTATCTTCCTTGTCCAAAATGCAGCTTTCTCAGGTTTTTGGAATCAGGTTACAT</text:p>
      <text:p text:style-name="Preformatted_20_Text">Masked <text:s text:c="9"/>ACTGGTGTATCTTCCTTGTCCAAAATGCAGCTTTCTCAGGTTTTTGGAATCAGGT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TTGTCTCCTGCTGTGTTTATACAAGGAAAGGGCATCATTACAATAGAGGGCAATG</text:p>
      <text:p text:style-name="Preformatted_20_Text">Masked <text:s text:c="9"/>TTGTTTTGTCTCCTGCTGTGTTTATACAAGGAAAGGGCATCATTACAATAGAGGGC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TATGCAACAGAAGCTCCATCACACTGAGAAGTGCTTGTCTGCTGATCAGGTGGGT</text:p>
      <text:p text:style-name="Preformatted_20_Text">Masked <text:s text:c="9"/>CACTGTATGCAACAGAAGCTCCATCACACTGAGAAGTGCTTGTCTGCTGATCAGGTG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GAGCCCCACTGTAGTACAGAGGCAGCAGCATTTACTTGGAAAGGTGCAGAGGGAGA</text:p>
      <text:p text:style-name="Preformatted_20_Text">Masked <text:s text:c="9"/>GCAGGAGCCCCACTGTAGTACAGAGGCAGCAGCATTTACTTGGAAAGGTGCAGAGG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CCTTGGAGCGGATGGATACTCAGAATGAAAGGCCAAAACTGAAGTAAATTACAAAG</text:p>
      <text:p text:style-name="Preformatted_20_Text">Masked <text:s text:c="9"/>GCTACCTTGGAGCGGATGGATACTCAGAATGAAAGGCCAAAACTGAAGTAAATTA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ACCCAGGCAAGCTAGGCTTCAGTATCTCACCATTCTTCTGCTGTGCAGCATTGCTA</text:p>
      <text:p text:style-name="Preformatted_20_Text">Masked <text:s text:c="9"/>AGTAACCCAGGCAAGCTAGGCTTCAGTATCTCACCATTCTTCTGCTGTGCAGCATT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TGAAGATACAGTCACCCAAAATTATTGGCCTTGGTTTTCAAAATGGATAAGTCATC</text:p>
      <text:p text:style-name="Preformatted_20_Text">Masked <text:s text:c="9"/>CCTGTGAAGATACAGTCACCCAAAATTATTGGCCTTGGTTTTCAAAATGGATAAGT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AGTGCTTTGGTGTGTACAGTCTAAGTGTCAAGAGACACGTTTTTCTATAACGTGAT</text:p>
      <text:p text:style-name="Preformatted_20_Text">Masked <text:s text:c="9"/>CTACAGTGCTTTGGTGTGTACAGTCTAAGTGTCAAGAGACACGTTTTTCTATAACGTG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CTTTTCACTTACTGAGAGTCAGGAGTTTCATAGTGTGTGAAGCTGGGCACTAAAATGA</text:p>
      <text:p text:style-name="Preformatted_20_Text">Masked <text:s text:c="9"/>AGCTTTTCACTTACTGAGAGTCAGGAGTTTCATAGTGTGTGAAGCTGGGCACTAAA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TCGCACTGGAAATTATAGGTCTTCATCTGAAACCAAACTGGCAAATCGTTACACTC</text:p>
      <text:p text:style-name="Preformatted_20_Text">Masked <text:s text:c="9"/>AGAGTCGCACTGGAAATTATAGGTCTTCATCTGAAACCAAACTGGCAAATCGTTAC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GGTTAATATAGTTAGAGACCTAAGCACTTGTTTGCTTTTTCCAGCTGTACATTAG</text:p>
      <text:p text:style-name="Preformatted_20_Text">Masked <text:s text:c="9"/>AGCAAGGTTAATATAGTTAGAGACCTAAGCACTTGTTTGCTTTTTCCAGCTGTAC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CTAGCAAATAACATGTTTATTCATGAGCTTTCTTTTAAATCAGGAAAACATTTAGA</text:p>
      <text:p text:style-name="Preformatted_20_Text">Masked <text:s text:c="9"/>CCTTCTAGCAAATAACATGTTTATTCATGAGCTTTCTTTTAAATCAGGAAAACATT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GTTTAGGCTTAACGACAATTCCACAAGCTTAATACGCTCAGAAATTAGAAAGTCA</text:p>
      <text:p text:style-name="Preformatted_20_Text">Masked <text:s text:c="9"/>CATTTGTTTAGGCTTAACGACAATTCCACAAGCTTAATACGCTCAGAAATTAGAA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AAGCATTATGCCAATCTGAGATGTGCTGGTATGCCTTCGCTTCAAGTATGAAGGT</text:p>
      <text:p text:style-name="Preformatted_20_Text">Masked <text:s text:c="9"/>TACTGAAGCATTATGCCAATCTGAGATGTGCTGGTATGCCTTCGCTTCAAGTATGA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GTCACAATCTGAAAAGGGGAAAAAACTGTCTTAATAAATTTTTGAGGTTTTTTCTG</text:p>
      <text:p text:style-name="Preformatted_20_Text">Masked <text:s text:c="9"/>CATGGTCACAATCTGAAAAGGGGAAAAAACTGTCTTAATAAATTTTTGAGGTTTT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TTTTAAGCCAGCAAAGAAAAGTTAGGCAGTTAATCTGAGTAACAAGTACTTCTATG</text:p>
      <text:p text:style-name="Preformatted_20_Text">Masked <text:s text:c="9"/>GTAATTTTAAGCCAGCAAAGAAAAGTTAGGCAGTTAATCTGAGTAACAAGTACTTC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GGCGGAAAACAGTTAGAAAATGCTTCCAAAATATTGATCTACAATTTAAATACAA</text:p>
      <text:p text:style-name="Preformatted_20_Text">Masked <text:s text:c="9"/>AAAGAGGCGGAAAACAGTTAGAAAATGCTTCCAAAATATTGATCTACAATTTAAA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AATGTGATTTTAGTATGCTGCTCAGGGCTATACTGGCATGTGGGTTTTTTTGACAG</text:p>
      <text:p text:style-name="Preformatted_20_Text">Masked <text:s text:c="9"/>ACTCAATGTGATTTTAGTATGCTGCTCAGGGCTATACTGGCATGTGGGTTTTTTTG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CTTCAGAAAAAGCTTTTCTCAGGGGGATGAGAGTACCAAAGGCTGTATCTCCAACAGG</text:span></text:p>
      <text:p text:style-name="Preformatted_20_Text">Masked <text:s text:c="9"/><text:span text:style-name="T1">CTCTTCAGAAAAAGCTTTTCTCAGGGGGATGAGAGTACCAAAGGCTGTATCTCCAACA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AAAGGTGAGCAGCTGGAACGCATCGTTGCACTGTAACCCCTGCATCTAGAAGAAGG</text:span>GT</text:p>
      <text:p text:style-name="Preformatted_20_Text">Masked <text:s text:c="9"/><text:span text:style-name="T1">AGAAAGGTGAGCAGCTGGAACGCATCGTTGCACTGTAACCCCTGCATCTAGAAGAAGG</text:span>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TAACCGAATGTCTCCATACCAAAGCAACAATCAAAAAAGCGCTATCAGTTTATG</text:p>
      <text:p text:style-name="Preformatted_20_Text">Masked <text:s text:c="9"/>AAGCTGTAACCGAATGTCTCCATACCAAAGCAACAATCAAAAAAGCGCTATCAGT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AATATCAAATTGCAGCTCCTAAAATAGCAGGTTTGTGATTCGATGAAACCTGTAAT</text:p>
      <text:p text:style-name="Preformatted_20_Text">Masked <text:s text:c="9"/>GGAAAATATCAAATTGCAGCTCCTAAAATAGCAGGTTTGTGATTCGATGAAACCTG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CAGACCTGAAGCCATAATAATAAGGGAAGACTGTGTCCAGATGTGCAGAGCTAGT</text:p>
      <text:p text:style-name="Preformatted_20_Text">Masked <text:s text:c="9"/>CATTTCAGACCTGAAGCCATAATAATAAGGGAAGACTGTGTCCAGATGTGCAGAGCTAG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AGTACTCCCACTGAAAATTTCTGTGGAAAGATTTTTATGGCCATGTGGATATTCCTAT</text:p>
      <text:p text:style-name="Preformatted_20_Text">Masked <text:s text:c="9"/>CAAGTACTCCCACTGAAAATTTCTGTGGAAAGATTTTTATGGCCATGTGGATATTC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AACACTACTTTTTCTTCTTTTAAACATTAAAGAAGCAGTCTTTTCAATTAGAATAG</text:p>
      <text:p text:style-name="Preformatted_20_Text">Masked <text:s text:c="9"/>TAAGAACACTACTTTTTCTTCTTTTAAACATTAAAGAAGCAGTCTTTTCAATTAG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CTTTTCTTAGGGGCCTCTTTTCAAAGTACAAAGAAAAAAAAAAAAAAAGAAAGA</text:p>
      <text:p text:style-name="Preformatted_20_Text">Masked <text:s text:c="9"/>ATTTTTCTTTTCTTAGGGGCCTCTTTTCAAAGTACNNNNNNNNNNNNNNNNNNNNNNNNN</text:p>
      <text:p text:style-name="Preformatted_20_Text"><text:s text:c="16"/>*********************************** <text:s text:c="24"/></text:p>
      <text:p text:style-name="Preformatted_20_Text"/>
      <text:p text:style-name="Preformatted_20_Text">Unmasked <text:s text:c="7"/>AAGACTTGAAAGTAGATAACATATTTATGATGTGTTTCCTCCCAGGATTCAAAATACTGG</text:p>
      <text:p text:style-name="Preformatted_20_Text">Masked <text:s text:c="9"/>NNGACTTGAAAGTAGATAACATATTTATGATGTGTTTCCTCCCAGGATTCAAAATACTGG</text:p>
      <text:p text:style-name="Preformatted_20_Text"><text:s text:c="18"/>**********************************************************</text:p>
      <text:p text:style-name="Preformatted_20_Text"/>
      <text:p text:style-name="Preformatted_20_Text">Unmasked <text:s text:c="7"/>AAATAATGACATAAATAAATAGATAAAGTAAGCATCTCTACATAGTTGCTAAGATATATA</text:p>
      <text:p text:style-name="Preformatted_20_Text">Masked <text:s text:c="9"/>NNNNNNNNNNNNNNNNNNNNNNNNNNNNNNNGCATCTCTACATAGTTGCTAAGATATATA</text:p>
      <text:p text:style-name="Preformatted_20_Text"><text:s text:c="47"/>*****************************</text:p>
      <text:p text:style-name="Preformatted_20_Text"/>
      <text:p text:style-name="Preformatted_20_Text">Unmasked <text:s text:c="7"/>TTCTTTTTACAACATAAGCTGTCCCAGCAGACTTTCAACCAATAATTTCACTGAAGATGC</text:p>
      <text:p text:style-name="Preformatted_20_Text">Masked <text:s text:c="9"/>TTCTTTTTACAACATAAGCTGTCCCAGCAGACTTTCAACCAATAATTTCACTGAAG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TTTTGAAAAGTTATATGTTCAGCTGAAAATTCCTTAGTTCTGGAAGTTCTCTTTTC</text:p>
      <text:p text:style-name="Preformatted_20_Text">Masked <text:s text:c="9"/>TTAATTTTGAAAAGTTATATGTTCAGCTGAAAATTCCTTAGTTCTGGAAGTTCTC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AAGAATATTAGAACTTTTATTAATATTTCAAA<text:span text:style-name="T1">TTTCATACCAGAAGTGTTGAAGG</text:span></text:p>
      <text:p text:style-name="Preformatted_20_Text">Masked <text:s text:c="9"/>TCTCTAAGAATATTAGAACTTTTATTAATATTTCAAA<text:span text:style-name="T1">TTTCATACCAGAAGTGTTGAA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TCAGA</text:span>CGGTTTGGCAGAAAAACATGACTGGTAGACAAGAAGCTGAACATGAGCCAGCA</text:p>
      <text:p text:style-name="Preformatted_20_Text">Masked <text:s text:c="9"/><text:span text:style-name="T1">TTTCAGA</text:span>NNNNNNNNNNNNNNNNNNNNNNNNNNNNNNNNNNNNNNNNNNNNNNNNNNNNN</text:p>
      <text:p text:style-name="Preformatted_20_Text"><text:s text:c="16"/>******* <text:s text:c="52"/></text:p>
      <text:p text:style-name="Preformatted_20_Text"/>
      <text:p text:style-name="Preformatted_20_Text">Unmasked <text:s text:c="7"/>CTTGCAGTCCAGAAGGCCAACTGTGTTCTGGGCTGCATTGGAAGAGGGGTGGCCAG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AGGGAAGTGATTGTCCCCCTCTACTCAGCTCTTGTGAGAACCCATCTGCAGGAC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CACGTCTGGGGCTCCCAGTACAGGAAAGACACAGAGCTTTTGGAACGAGTCCT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GCCATTAAGATGATCAGAGGGCTGGAGCACCTCTCCTGTGAGGAAAGGTTGAGG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GCTTGTCTAGCTTGTCTAGCTTGAACAAGAGTAGGCTCTGGGGAGACTTCAT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TTCCTGTATTTGAAACAGATACAAACTGGAGAGAGAACAGCTGTTTACATAGGTTGA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TGATAAGACAAGGGGGAATGGTTTTAAACTGAGAAAGGGAAGGTTTAGGTTAGA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GAGGAAGTTTTTCACACAGAGGGTGGTGACACACTGGAACAGGTTGCCCAAGG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GGATGCCCCATCCCTGGAGGCATTCAAGGCCAGGCTGGATGTGGCTCTGGACAG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TCTGGTGGTTGGCAACCCCTATATGCAGGGTGTTGAAATTAGATGATCTTTGTAG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TCAATCCAGGCCATTGTATGA<text:span text:style-name="T1">CCATGTTCATCTCACAGAACCAGAACAGACTGACTT</text:span></text:p>
      <text:p text:style-name="Preformatted_20_Text">Masked <text:s text:c="9"/>NNNNNNNNNNNNNNNNNNNNNNNN<text:span text:style-name="T1">CCATGTTCATCTCACAGAACCAGAACAGACTGACTT</text:span></text:p>
      <text:p text:style-name="Preformatted_20_Text"><text:s text:c="40"/>************************************</text:p>
      <text:p text:style-name="Preformatted_20_Text"/>
      <text:p text:style-name="Preformatted_20_Text">Unmasked <text:s text:c="7"/><text:span text:style-name="T1">TGAACGTAAATCTGTTAGATTTGTTTTTATTCCATAGTGAGCTG</text:span>TGTTATAATTCAGCAA</text:p>
      <text:p text:style-name="Preformatted_20_Text">Masked <text:s text:c="9"/><text:span text:style-name="T1">TGAACGTAAATCTGTTAGATTTGTTTTTATTCCATAGTGAGCTG</text:span>TGTTATAATTC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TGCTTTACAGTTCTATGAAGAAGTTCCCCCAGTTTCTATTTAAGTCAAACTGAATA</text:p>
      <text:p text:style-name="Preformatted_20_Text">Masked <text:s text:c="9"/>AGGATGCTTTACAGTTCTATGAAGAAGTTCCCCCAGTTTCTATTTAAGTCAAACT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AAAGGGGCATATGTTTTAGTGATTTTCTACCAGGGAATGCTTTTCCTAAGTATTG</text:p>
      <text:p text:style-name="Preformatted_20_Text">Masked <text:s text:c="9"/>TACAAAAAGGGGCATATGTTTTAGTGATTTTCTACCAGGGAATGCTTTTCCTAAG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ATGCTAGAGATTAAATATCCAGTATGTAGATGTGTGGGTTGCAAACCCAAAACCA</text:p>
      <text:p text:style-name="Preformatted_20_Text">Masked <text:s text:c="9"/>CTTTAATGCTAGAGATTAAATATCCAGTATGTAGATGTGTGGGTTGCAAACCCAAA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TGCAAAATGCTTAAGAAAAGGGTAATTCCTATGATCTCTCATTATAACTTTGGTC</text:p>
      <text:p text:style-name="Preformatted_20_Text">Masked <text:s text:c="9"/>AAACATGCAAAATGCTTAAGAAAAGGGTAATTCCTATGATCTCTCATTATAACTTTG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TATATTCTTTTCCTGTTTTTTTTCATTCAGTGTTTTTTTAACTATCCATAATAGG</text:p>
      <text:p text:style-name="Preformatted_20_Text">Masked <text:s text:c="9"/>AGATTTATATTCTTTTCCTGTTTTTTTTCATTCAGTGTTTTTTTAACTATCCATAA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CTTTCTTCTAGCATACATTTTCTACCTCGTACACAAGAACTGTTTTATGAAAAA</text:p>
      <text:p text:style-name="Preformatted_20_Text">Masked <text:s text:c="9"/>AGTGTTCTTTCTTCTAGCATACATTTTCTACCTCGTACACAAGAACTGTTTTATG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TGACAAATATACAGGACTGAAGGAAAATTAATGAAATGGATGTGGAGGCTTAGTGT</text:p>
      <text:p text:style-name="Preformatted_20_Text">Masked <text:s text:c="9"/>TCACTGACAAATATACAGGACTGAAGGAAAATTAATGAAATGGATGTGGAGGCTTA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AGTGATAAGATACGTTTCATCTGGGAACAAGGAAGCTTCTAGATTCAAAGATCTGA</text:p>
      <text:p text:style-name="Preformatted_20_Text">Masked <text:s text:c="9"/>CTAAAGTGATAAGATACGTTTCATCTGGGAACAAGGAAGCTTCTAGATTCAAAGATCTG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TTGTAAAGTAATAAAGGCATGGTATATGAATTAATGTAATTTTCCAGAAATATCACAA</text:p>
      <text:p text:style-name="Preformatted_20_Text">Masked <text:s text:c="9"/>ATTTGTAAAGTAATAAAGGCATGGTATATGAATTAATGTAATTTTCCAGAAATAT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AAGTAGCATAAGTTAATGGTAATACCGCTAACCAAAGCAGAAAAGGAGAGATGAT</text:p>
      <text:p text:style-name="Preformatted_20_Text">Masked <text:s text:c="9"/>AAATGAAGTAGCATAAGTTAATGGTAATACCGCTAACCAAAGCAGAAAAGGAGAGA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GAATTTATAGTCACTGTTGACTGTCTTTTTTTCAACTACTGAAAAGTCCAGATATA</text:p>
      <text:p text:style-name="Preformatted_20_Text">Masked <text:s text:c="9"/>AGATGAATTTATAGTCACTGTTGACTGTCTTTTTTTCAACTACTGAAAAGTCCAG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GAAAAACTAGAAAGAATGTATTTAATTATTAGTTCACAGCCATTGCATGACACCTA</text:p>
      <text:p text:style-name="Preformatted_20_Text">Masked <text:s text:c="9"/>GAATGAAAAACTAGAAAGAATGTATTTAATTATTAGTTCACAGCCATTGCATGACA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TGAGTTAATTAATATCAATATGTTACTTTATTATGATGGACTAACTACCTCAAATC</text:p>
      <text:p text:style-name="Preformatted_20_Text">Masked <text:s text:c="9"/>CAGGTGAGTTAATTAATATCAATATGTTACTTTATTATGATGGACTAACTACCTC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AAAACAATTGTACAACAAAATTGTGTACCTGACCTTGGTACAATTATTTTTTCAC</text:p>
      <text:p text:style-name="Preformatted_20_Text">Masked <text:s text:c="9"/>TTTAAAAAACAATTGTACAACAAAATTGTGTACCTGACCTTGGTACAATTATTTTT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CTTAGAATACCAATTATTATAGTTCATATCCTCCAAACAGCAGTAATTTAAATAA</text:p>
      <text:p text:style-name="Preformatted_20_Text">Masked <text:s text:c="9"/>TCTTACTTAGAATACCAATTATTATAGTTCATATCCTCCAAACAGCAGTAATTT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GAAAAAATTATCTCTTGATTTCTTGATATTGAATTAATATTTTCCTGTGTTCTCCT</text:p>
      <text:p text:style-name="Preformatted_20_Text">Masked <text:s text:c="9"/>ATCAGAAAAAATTATCTCTTGATTTCTTGATATTGAATTAATATTTTCCTGTGTTC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CAATTAAAACAACAATCTATTAATGAAAAAGAATATAGAAACAATTAGAAGACA</text:p>
      <text:p text:style-name="Preformatted_20_Text">Masked <text:s text:c="9"/>AAAACACAATTAAAACAACAATCTATTAATGAAAAAGAATATAGAAACAATTAGAA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AACATTTTGTAATAGAGAGCAGTTCTCACACAAGTTACTTTTCTTAGCTATCTCAG</text:p>
      <text:p text:style-name="Preformatted_20_Text">Masked <text:s text:c="9"/>TGATAACATTTTGTAATAGAGAGCAGTTCTCACACAAGTTACTTTTCTTAGCTAT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TAAAAATTAAACTTAGCAATATGGCTTTTTTTTTTTTCATTTGAAGAAAAGAGCG</text:p>
      <text:p text:style-name="Preformatted_20_Text">Masked <text:s text:c="9"/>TAAACTAAAAATTAAACTTAGCAATATGGCTTTTTTTTTTTTCATTTGAAGAAAAGAG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GCTCATTAAGTAATGAAAGAATACAAAGGGAAAGATCTCAGTGAAGAATATCTG</text:p>
      <text:p text:style-name="Preformatted_20_Text">Masked <text:s text:c="9"/>AAAATTGCTCATTAAGTAATGAAAGAATACAAAGGGAAAGATCTCAGTGAAGAAT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TATCATTTAAGGTCTAACTGGAAGAAAAAAAAAGATTTATTTTTATATTAG<text:span text:style-name="T1">GTTGA</text:span></text:p>
      <text:p text:style-name="Preformatted_20_Text">Masked <text:s text:c="9"/>GGAGTATCATTTAAGGTCTAACTGGAAGAAAAAAAAAGATTTATTTTTATATTAG<text:span text:style-name="T1">GTT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CATGAAGTGACAATTTGTGTGTAACAAAGATGATGACTGTTGAGATTTTTCTAATGAA</text:span></text:p>
      <text:p text:style-name="Preformatted_20_Text">Masked <text:s text:c="9"/><text:span text:style-name="T1">TGCATGAAGTGACAATTTGTGTGTAACAAAGATGATGACTGTTGAGATTTTTCTAATG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GTAAATTTGTACCACAGTTGCCATGCCATAATGATCACATTGACAGGCAGGAAGTTGG</text:span></text:p>
      <text:p text:style-name="Preformatted_20_Text">Masked <text:s text:c="9"/><text:span text:style-name="T1">CTGTAAATTTGTACCACAGTTGCCATGCCATAATGATCACATTGACAGGCAGGAAGTTGG</text:span>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<text:span text:style-name="T1">CAGGAAGGGGAAGA</text:span>GTATGTAATGAACAAAAGCATAGTTTTGGCACTGTGAAGACTCTAA</text:p>
      <text:p text:style-name="Preformatted_20_Text">Masked <text:s text:c="9"/><text:span text:style-name="T1">CAGGAAGGGGAAGA</text:span>GTATGTAATGAACAAAAGCATAGTTTTGGCACTGTGAAGACT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TCTCAAAAGGCAAGAAAAAACAGAAAATACAGGCATTCCCGGAAGTGGAATCACA</text:p>
      <text:p text:style-name="Preformatted_20_Text">Masked <text:s text:c="9"/>AACTGTCTCAAAAGGCAAGAAAAAACAGAAAATACAGGCATTCCCGGAAGTGGAA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ATTTGTGTACTGAAATGCAACATAGCTTTTGGAAGAACACTGACAACTGTTTTAT</text:p>
      <text:p text:style-name="Preformatted_20_Text">Masked <text:s text:c="9"/>TTCTAATTTGTGTACTGAAATGCAACATAGCTTTTGGAAGAACACTGACAACTGT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TGTACTTAAAGATGGTAAATATCCAGACAGTGAATTCTAAGTAAATCAAGCATTAT</text:p>
      <text:p text:style-name="Preformatted_20_Text">Masked <text:s text:c="9"/>GTTGTGTACTTAAAGATGGTAAATATCCAGACAGTGAATTCTAAGTAAATCAAGC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ATATACAGAATCATATATAGATATGATATGAATATTCTTACAGTTATTATTTAGAT</text:p>
      <text:p text:style-name="Preformatted_20_Text">Masked <text:s text:c="9"/>GCTAATATACAGAATCATATATAGATATGANNNNNNNNNNNNNNNNNNNNNNNNNNNNNN</text:p>
      <text:p text:style-name="Preformatted_20_Text"><text:s text:c="16"/>****************************** <text:s text:c="29"/></text:p>
      <text:p text:style-name="Preformatted_20_Text"/>
      <text:p text:style-name="Preformatted_20_Text">Unmasked <text:s text:c="7"/>ATTATTGTTATTATTGTTGTTGTTGTTGTTGTTACTATTATTATTATTTAAGTAACATTT</text:p>
      <text:p text:style-name="Preformatted_20_Text">Masked <text:s text:c="9"/>NNNNNNNNNNNNNNNNNNNNNNNNNNNNNNNNNNNNNNNNNNNNNNNNTAAGTAACATTT</text:p>
      <text:p text:style-name="Preformatted_20_Text"><text:s text:c="64"/>************</text:p>
      <text:p text:style-name="Preformatted_20_Text"/>
      <text:p text:style-name="Preformatted_20_Text">Unmasked <text:s text:c="7"/>CATAAGGAATCGAACATTCCCAATTACTTTACTTACACACTGCCTGCAGCTTTTGTTTTT</text:p>
      <text:p text:style-name="Preformatted_20_Text">Masked <text:s text:c="9"/>CATAAGGAATCGAACATTCCCAATTACTTTACTTACACACTGCCTGCAGCTTTTG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TTACGTTCTTCCCCAGAAAGTGAAAAAGAAAACATAGTATACTACAGTACCACCT</text:p>
      <text:p text:style-name="Preformatted_20_Text">Masked <text:s text:c="9"/>CTGAATTACGTTCTTCCCCAGAAAGTGAAAAAGAAAACATAGTATACTACAGTACC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TGAGATGAAAAGGGTGCAGCCTGCATTTCACTGTGGAACAGCATGACTGCCCAAC</text:p>
      <text:p text:style-name="Preformatted_20_Text">Masked <text:s text:c="9"/>TGTGTTGAGATGAAAAGGGTGCAGCCTGCATTTCACTGTGGAACAGCATGACTGCC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ATCCGTTGTGGCAAGGAGAAATAAGCTTTATAGTCATTTTTAGAAGCAGGGATTTT</text:p>
      <text:p text:style-name="Preformatted_20_Text">Masked <text:s text:c="9"/>AGTCATCCGTTGTGGCAAGGAGAAATAAGCTTTATAGTCATTTTTAGAAGCAGGG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TTATTTCTATTCTAATAAATTACTGAAGGTTTTCATGAGACATGTGTAGAAGTTT</text:p>
      <text:p text:style-name="Preformatted_20_Text">Masked <text:s text:c="9"/>TTTAATTATTTCTATTCTAATAAATTACTGAAGGTTTTCATGAGACATGTGTAGAA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GTGATGCTGGCAACTTGCATAACTTGAAACCCATTTTCCACACTTAGCTAGGTACT</text:p>
      <text:p text:style-name="Preformatted_20_Text">Masked <text:s text:c="9"/>ATTAGTGATGCTGGCAACTTGCATAACTTGAAACCCATTTTCCACACTTAGCTAG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CATAAATATTGTGATCCTTAGAAAGACTGAAAACTTTATAGATAGAATATGATACAA</text:p>
      <text:p text:style-name="Preformatted_20_Text">Masked <text:s text:c="9"/>GGCCATAAATATTGTGATCCTTAGAAAGACTGAAAACTTTATAGATAGAATATGA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TAGAAAGGCTGGACAAATAAACAAAATGCAATATGGAATCTCCAAAGAAGCAATT</text:p>
      <text:p text:style-name="Preformatted_20_Text">Masked <text:s text:c="9"/>CAGGATAGAAAGGCTGGACAAATAAACAAAATGCAATATGGAATCTCCAAAGAAGC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TATAAGTATCTGCTGAACATTGGTATATAGGTATAAAGAACTACACCCCATGTGG</text:p>
      <text:p text:style-name="Preformatted_20_Text">Masked <text:s text:c="9"/>GCTTCTATAAGTATCTGCTGAACATTGGTATATAGGTATAAAGAACTACACCCCATGTG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CACTTTTTGGGGTTTGAGATGGTTGAGATTTCCTCTTCTGCAGAGAATTCTACTACTTC</text:p>
      <text:p text:style-name="Preformatted_20_Text">Masked <text:s text:c="9"/>TCACTTTTTGGGGTTTGAGATGGTTGAGATTTCCTCTTCTGCAGAGAATTCTACTA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GTCACTCCCTGAGAGAAGAGACAAAACTGGGAGTATGTGTGTATTCCTTATATGT</text:p>
      <text:p text:style-name="Preformatted_20_Text">Masked <text:s text:c="9"/>TCCAAGTCACTCCCTGAGAGAAGAGACAAAACTGGGAGTATGTGTGTATTCCTTA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TTTGTGCACTCTTGATACCAGTCCCATCAGCAAACAAAATAATATGAGTTCTGGGA</text:p>
      <text:p text:style-name="Preformatted_20_Text">Masked <text:s text:c="9"/>GGATTTTGTGCACTCTTGATACCAGTCCCATCAGCAAACAAAATAATATGAGTTCT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TAAACAAATAAATCAAGGCTAAAAGTAGCTGTTGAAATGTTCTTTTTGAACCTA</text:p>
      <text:p text:style-name="Preformatted_20_Text">Masked <text:s text:c="9"/>AAAAAATAAACAAATAAATCAAGGCTAAAAGTAGCTGTTGAAATGTTCTTTTTGAA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AATCACCTTATGTTCGTAAATATTTAGCAGATTTTTTTCTACTTTTTTTTTCAAAC</text:p>
      <text:p text:style-name="Preformatted_20_Text">Masked <text:s text:c="9"/>CATGAATCACCTTATGTTCGTAAATATTTAGCAGATTTTTTTCTACTTTTTTTTTC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TCAAGTGTTTTCACTGAATTCAGTCTTAGGTTAATTTATTTCCAATCACATGTGT</text:p>
      <text:p text:style-name="Preformatted_20_Text">Masked <text:s text:c="9"/>TTTATTCAAGTGTTTTCACTGAATTCAGTCTTAGGTTAATTTATTTCCAATCACAT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GATATTCAAATTGAGATATTTTAAGTCTAATTTTTATAGGCTGGCTGTCCAGAAG</text:p>
      <text:p text:style-name="Preformatted_20_Text">Masked <text:s text:c="9"/>TCTTAGATATTCAAATTGAGATATTTTAAGTCTAATTTTTATAGGCTGGCTGTCC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GTTTTTTTATGGGGGGGGGAAGTAAAAATTAAAGATATTTAATGGTTGCCCTCAC</text:p>
      <text:p text:style-name="Preformatted_20_Text">Masked <text:s text:c="9"/>TTTTTGTTTTTTTATGGGGGGGGGAAGTAAAAATTAAAGATATTTAATGGTTGCCC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CAGAAACTCAGAGTACCAGAGATACTTCTGAAATCATATTCTCATTTTTACACAGC</text:p>
      <text:p text:style-name="Preformatted_20_Text">Masked <text:s text:c="9"/>ACTGCAGAAACTCAGAGTACCAGAGATACTTCTGAAATCATATTCTCATTTTTAC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TGCCCATCTGTGAGATATGGCATGTCCAGACAGCTATGAGGAGGACGCAGTCTGT</text:p>
      <text:p text:style-name="Preformatted_20_Text">Masked <text:s text:c="9"/>TGGTGTGCCCATCTGTGAGATATGGCATGTCCAGACAGCTATGAGGAGGACGCAG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ACCTAGGAGCTCTCACATCAGGACGTGTAAGGTAGTGTGACCAAACAAGGGAATA</text:p>
      <text:p text:style-name="Preformatted_20_Text">Masked <text:s text:c="9"/>GAGCAACCTAGGAGCTCTCACATCAGGACGTGTAAGGTAGTGTGACCAAACAAGG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ATCATCAAAGAAAAGTGTAGCAAAAACAAGGTTTTTGTTGGATTTTGTGTTTGTT</text:p>
      <text:p text:style-name="Preformatted_20_Text">Masked <text:s text:c="9"/>CACAGATCATCAAAGAAAAGTGTAGCAAAAACAAGGTTTTTGTTGGATTTTGTGTT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TTCTCAACATCTGGTTCCCTGCTCTGTGGCCCATACACTGGCTCTCCACAACTTGGG</text:p>
      <text:p text:style-name="Preformatted_20_Text">Masked <text:s text:c="9"/>GCCTTCTCAACATCTGGTTCCCTGCTCTGTGGCCCATACACTGGCTCTCCACAACT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TTGAGATCATGCTGTACACGCTGCCTGAATGCAGAGCATGAATGATGCCCTCAGGA</text:p>
      <text:p text:style-name="Preformatted_20_Text">Masked <text:s text:c="9"/>GATCTTGAGATCATGCTGTACACGCTGCCTGAATGCAGAGCATGAATGATGCCCTC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GGCAAAGGAGTGCAAGGCAGCTTATGGGCCCAGCATTTGCCAGGTCTGATTACAAG</text:p>
      <text:p text:style-name="Preformatted_20_Text"><text:soft-page-break/>Masked <text:s text:c="9"/>ACCAGGCAAAGGAGTGCAAGGCAGCTTATGGGCCCAGCATTTGCCAGGTCTGATT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GAATATCAAATTTCAGGGCTTTTTTTTCCTCAGTTTGTGGAGAAATCTAAACAAGA</text:p>
      <text:p text:style-name="Preformatted_20_Text">Masked <text:s text:c="9"/>CTCAGAATATCAAATTTCAGGGCTTTTTTTTCCTCAGTTTGTGGAGAAATCTAAAC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AGAAAGTTGCATTTCTTCCATCCATGAAAAATAAAAATCACAGAATCACAGAATTG</text:p>
      <text:p text:style-name="Preformatted_20_Text">Masked <text:s text:c="9"/>ATCAAGAAAGTTGCATTTCTTCCATCCATGAAAAATAAAAATCANNNNNNNNNNNNNNNN</text:p>
      <text:p text:style-name="Preformatted_20_Text"><text:s text:c="16"/>******************************************** <text:s text:c="15"/></text:p>
      <text:p text:style-name="Preformatted_20_Text"/>
      <text:p text:style-name="Preformatted_20_Text">Unmasked <text:s text:c="7"/>TAGGGGTTGGAAGGGACCTCTAGAAATCATTATCTAGTCTAGCCCCCCCCTGCAAAG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CCCTAGACCATGTTGCACAGGTAGGCACCCAGGCAGGTCTTGAATATCTCCAGA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GACTCCACCACCTCCCTGGGCAGCCTGTTCCAGTGCTCCGTCACCTCACTGTGA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TCTTGCTCATATTTGTGTGGCACTCCCCACGCTTTAGTTTGTGGCCATTTCCC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TCACACAACACTGAAAAGATTCTGGCCTTGTTCCTTTGCCTCCCACACCTTAGA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TAGACATTGAGTCTATAAACTCTGACTTCTTTTCTCAAGGCTGAACAGACCCAG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CAGCCTTTTCTCATAAGAGAGGTGCTCCAGGCCCTTTATCATCTTTGTGGCCCTCC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ACTCTTTCCAGGAGAAATCATTTTTGTTTTTGTTTTTCCATCTGTGAAAACTCTGC</text:p>
      <text:p text:style-name="Preformatted_20_Text">Masked <text:s text:c="9"/>NNNNNNNNNNNNNNNNAGAAATCATTTTTGTTTTTGTTTTTCCATCTGTGAAAACTCTGC</text:p>
      <text:p text:style-name="Preformatted_20_Text"><text:s text:c="32"/>********************************************</text:p>
      <text:p text:style-name="Preformatted_20_Text"/>
      <text:p text:style-name="Preformatted_20_Text">Unmasked <text:s text:c="7"/>ATTTATAGATGTATATTGCCATTAAAGCATTGTGCTCCTCTTTTCCTCTGAAGACAAGAT</text:p>
      <text:p text:style-name="Preformatted_20_Text">Masked <text:s text:c="9"/>ATTTATAGATGTATATTGCCATTAAAGCATTGTGCTCCTCTTTTCCTCTGAAGACA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GCATAAATTACATCTCCTCTTGGACAGTGTCTTCTCTCTATGTAGTGAGATGTTT</text:p>
      <text:p text:style-name="Preformatted_20_Text">Masked <text:s text:c="9"/>TTCCTGCATAAATTACATCTCCTCTTGGACAGTGTCTTCTCTCTATGTAGTGAGA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GTAAAAGTTTCTGGTCACAAACAGAGCTAAGCAGATACAAGCAGCCCTGGGAGC</text:p>
      <text:p text:style-name="Preformatted_20_Text">Masked <text:s text:c="9"/>TTTTCTGTAAAAGTTTCTGGTCACAAACAGAGCTAAGCAGATACAAGCAGCCCTGG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CTCTCCAGAAAGATTAAATACATAAGGAAACCGCAGAAGAACTCTCATGAGAGAAG</text:p>
      <text:p text:style-name="Preformatted_20_Text">Masked <text:s text:c="9"/>CTGGCTCTCCAGAAAGATTAAATACATAAGGAAACCGCAGAAGAACTCTCATGAGAGA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CAGATTATTGATTCTCGCTGAATCACATTAACTGAATCAAACTATTTTGAGATTTAATC</text:p>
      <text:p text:style-name="Preformatted_20_Text">Masked <text:s text:c="9"/>TCAGATTATTGATTCTCGCTGAATCACATTAACTGAATCAAACTATTTTGAGATTT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CTTGTTTCATAAAATCAATGAATCAATAAGGTTGGAAAAGACCTGTAAGATCATT</text:p>
      <text:p text:style-name="Preformatted_20_Text">Masked <text:s text:c="9"/>ATGTGCTTGTTNNNNNNNNNNNNNNNNNNNNNNNNNNNNNNNNNNNNNNNNNNNNNNNNN</text:p>
      <text:p text:style-name="Preformatted_20_Text"><text:s text:c="16"/>*********** <text:s text:c="48"/></text:p>
      <text:p text:style-name="Preformatted_20_Text"/>
      <text:p text:style-name="Preformatted_20_Text">Unmasked <text:s text:c="7"/>CAGTCCAACTGTCTACCTAACACCAATATTGCTCACTGAAGCATGTTCCTTAGTACT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TACAGGTTTCTTGGTTTCTTGAAAATCTACAGAGGCAGTGACTTAACAGTCTCC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CAGCCTGTTCCAGTGCCTGACCACTCTTTCAGGGAAGAAATTGTTTGTAATATCCA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AAGTCCCTGCACAACATGAGGCTATTTCCTCTCATCCTATTGCTGTTACTTGG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AGGCCAACTACCAACTCATCATAACCTCCTTTCAGGTAGTTGTATATGTCAAT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CCCTGAGCCTCCTCTTCTCTAGACTAATCCCTGTTCCCTCAGTTACTCCACAT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TGTACTCCAGTCCTCTCAGCACCTTCAATGAACACTGAAAACTTTCAAGGAGAAAAA</text:p>
      <text:p text:style-name="Preformatted_20_Text">Masked <text:s text:c="9"/>NNNNNNNNNNNNNNNNNNNNNNNNNNNNNAATGAACACTGAAAACTTTCAAGGAGAAAAA</text:p>
      <text:p text:style-name="Preformatted_20_Text"><text:s text:c="45"/>*******************************</text:p>
      <text:p text:style-name="Preformatted_20_Text"/>
      <text:p text:style-name="Preformatted_20_Text">Unmasked <text:s text:c="7"/>TCAAACACCTTACTAAAGTTTAGAATTTTTTTTTTGTCAAAATATATTTTTCTACTATAA</text:p>
      <text:p text:style-name="Preformatted_20_Text">Masked <text:s text:c="9"/>TCAAACACCTTACTAAAGTTTAGAATTTTTTTTTTGTCAAAATATATTTTTCTACT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CCATTTAGCCTCTACTAACACTTTCAGTAGAATGATTTTGCTATCTGGATATAATA</text:p>
      <text:p text:style-name="Preformatted_20_Text">Masked <text:s text:c="9"/>CATGCCATTTAGCCTCTACTAACACTTTCAGTAGAATGATTTTGCTATCTGGATAT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CTGTTATATTATTCTTTGTGTTCAAAATCAGTATTCATATCTGTGCTTGTCTTACA</text:p>
      <text:p text:style-name="Preformatted_20_Text">Masked <text:s text:c="9"/>TCTTCTGTTATATTATTCTTTGTGTTCAAAATCAGTATTCATATCTGTGCTTGTC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TGTTATTGTTACTGATTAAGTACGTTATGCAGTTTTACAGTGTTACATATATTATT</text:p>
      <text:p text:style-name="Preformatted_20_Text">Masked <text:s text:c="9"/>TGATTGTTATTGTTACTGATTAAGTACGTTATGCAGTTTTACAGTGTTACATATA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AACTGCCTGTTCTGATTTCTCATACAATCTTTTCATCCTCTTTTCTAAG<text:span text:style-name="T1">ATAGAA</text:span></text:p>
      <text:p text:style-name="Preformatted_20_Text">Masked <text:s text:c="9"/>TTTTTAACTGCCTGTTCTGATTTCTCATACAATCTTTTCATCCTCTTTTCTAAG<text:span text:style-name="T1">ATAG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AGACAAAATCTTCACATCTGAGTTCCAGCATGATCATAAAAAAATGTTATGAGAGGTC</text:span></text:p>
      <text:p text:style-name="Preformatted_20_Text">Masked <text:s text:c="9"/><text:span text:style-name="T1">ACAGACAAAATCTTCACATCTGAGTTCCAGCATGATCATAAAAAAATGTTATGAGAGGTC</text:span>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<text:span text:style-name="T1">GACACAGAGAAACAAAAACCTCTTCAAAGTTGACTGTCTCTGAAATACACACCTACATCT</text:span></text:p>
      <text:p text:style-name="Preformatted_20_Text">Masked <text:s text:c="9"/><text:span text:style-name="T1">GACACAGAGAAACAAAAACCTCTTCAAAGTTGACTGTCTCTGAAATACACACCTACATC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TGCAGGGAGTAGCAGAAAAGCTTCAGGAGCTAATTTAAAGTTTCACTATAGCTGGACT</text:span></text:p>
      <text:p text:style-name="Preformatted_20_Text">Masked <text:s text:c="9"/><text:span text:style-name="T1">ACTGCAGGGAGTAGCAGAAAAGCTTCAGGAGCTAATTTAAAGTTTCACTATAGCTGGAC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ATGTTCCTGTTCTATGTTACATAGCTTTGCAAGAACA</text:span>ATAACCCTGATCAAGCTAAAA</text:p>
      <text:p text:style-name="Preformatted_20_Text">Masked <text:s text:c="9"/><text:span text:style-name="T1">GTATGTTCCTGTTCTATGTTACATAGCTTTGCAAGAACA</text:span>ATAACCCTGATCAAGC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TAATTTCTCTAAAAGCAGCAAAATTTATATAGCATTAGAATAAAGGCAGAAGCAGC</text:p>
      <text:p text:style-name="Preformatted_20_Text">Masked <text:s text:c="9"/>TACTTAATTTCTCTAAAAGCAGCAAAATTTATATAGCATTAGAATAAAGGCAGAAG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GGACATCAGAACAGTAAAGGATTTTGCACACGCTGAACAGCAAGAATATCTGCATT</text:p>
      <text:p text:style-name="Preformatted_20_Text">Masked <text:s text:c="9"/>CTAGGGACATCAGAACAGTAAAGGATTTTGCACACGCTGAACAGCAAGAATATCTG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AAACTTTCTTCAGATAGATGTAGAGGCCCAGAGATTTCCTCTAGACCTAAAAGCAT</text:p>
      <text:p text:style-name="Preformatted_20_Text">Masked <text:s text:c="9"/>AACTAAACTTTCTTCAGATAGATGTAGAGGCCCAGAGATTTCCTCTAGACCTAAAA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GTCAGCGATTTAAGATGCCTTAAATGGTGCCAGCTGATGCAGTGGTCAGCTGCTAA</text:p>
      <text:p text:style-name="Preformatted_20_Text">Masked <text:s text:c="9"/>TTGAGTCAGCGATTTAAGATGCCTTAAATGGTGCCAGCTGATGCAGTGGTCAGCTG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CTTTTACACACCCCCTACTAGGCGCTGCTGTTAAGGAAGATATGTAAGAGCTGTGG</text:p>
      <text:p text:style-name="Preformatted_20_Text">Masked <text:s text:c="9"/>ATTCCTTTTACACACCCCCTACTAGGCGCTGCTGTTAAGGAAGATATGTAAGAGC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TAATGGGGTTTGTAAGGCAGTGCCTTAACTGCAGCTATTTCACAAGAAGTCATATG</text:p>
      <text:p text:style-name="Preformatted_20_Text">Masked <text:s text:c="9"/>ATAATAATGGGGTTTGTAAGGCAGTGCCTTAACTGCAGCTATTTCACAAGAAGTC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AATCAGCAGCTAGGATACGTACTTTAGGATATTATGTAAAACTGAAAGATGTAATT</text:p>
      <text:p text:style-name="Preformatted_20_Text">Masked <text:s text:c="9"/>TCACAATCAGCAGCTAGGATACGTACTTTAGGATATTATGTAAAACTGAAAGATG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TTAGATGTAGAACGTATGAGTTGTGTGCCTCAAAGGGATATTTCTTCTGTTCAGT</text:p>
      <text:p text:style-name="Preformatted_20_Text">Masked <text:s text:c="9"/>TAAAATTAGATGTAGAACGTATGAGTTGTGTGCCTCAAAGGGATATTTCTTCTGTT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TTTTATTATTTTAGAGTGTTTGCTGTGTTTCATTTCATTTTTAATTAGAGCTGTG</text:p>
      <text:p text:style-name="Preformatted_20_Text">Masked <text:s text:c="9"/>TTTCATTTTATTATTTTAGAGTGTTTGCTGTGTTTCATTTCATTTTTAATTAGAG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TCATGCAAATAGTCTGAGAATAGCAGAGAGTGATCCAGAATAATAGAGAATTTAGT</text:p>
      <text:p text:style-name="Preformatted_20_Text">Masked <text:s text:c="9"/>CCCTTCATGCAAATAGTCTGAGAATAGCAGAGAGTGATCCAGAATAATAGAGAAT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TCTGAAAATAAATGAAAGCAAAACTCCATCTGATCATAGTGGGTATGCAGGAATA</text:p>
      <text:p text:style-name="Preformatted_20_Text">Masked <text:s text:c="9"/>TCTGTTCTGAAAATAAATGAAAGCAAAACTCCATCTGATCATAGTGGGTATGCAG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CATTATCTGGCAAGCCATATTATTTATTCCATTATTAAAGTTGAGATCTTTACAT</text:p>
      <text:p text:style-name="Preformatted_20_Text">Masked <text:s text:c="9"/>GCTTCCATTATCTGGCAAGCCATATTATTTATTCCATTATTAAAGTTGAGATCTTTAC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ATATACCTGAAAAGATTTTCTTGCCAAATTGATCTCAAAAGTAAGCACCTCTTGGTGCT</text:p>
      <text:p text:style-name="Preformatted_20_Text">Masked <text:s text:c="9"/>AATATACCTGAAAAGATTTTCTTGCCAAATTGATCTCAAAAGTAAGCACCTCTTGGTGNN</text:p>
      <text:p text:style-name="Preformatted_20_Text"><text:s text:c="16"/>********************************************************** <text:s/></text:p>
      <text:p text:style-name="Preformatted_20_Text"/>
      <text:p text:style-name="Preformatted_20_Text">Unmasked <text:s text:c="7"/>TCCTCTACTCAGCTCTTGTGAGGCCCCATCTGCAGTACTGCGTCCAGGTCTGGGGCC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CACAATAAAGACACAGAGCTCTTGAAACGGGTCCAGGGGAGGGCCACTAAGATGA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GGATGGAGCACCTCTCCTATGAGGAAAGGTTGAGGGAACTGGGCTTGTCTAGCT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AGAGTAAGCTCTGGGGAGACTTCATTGTGGCCTTCCAGTACTTCAAGGAAGTAT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AGAAGGGAGAACAGCTGTTTACATGGATTGATAGTGATAGGATAAGGGAGAGTG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AACTGAGACAGGGGAGGTTTAGGTTAGATATTAGGAGGAAGTTTTTCACACAG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TGACACACTGGAACAGGTTGCCCAAGGAGGTTTTGGATGCCCCATCCCTGGAGG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AGGCCAGGTTGGATGTGGCTCTGGGCAGCCTGGTCTGGTGGTTGGCGACCCCTG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GGGTGTTGAAATTAGATGATCTTTGTAGTCCTTTTCAACCCAGGCCATTCTGTGA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GGATTCAATCTGGAGAATAGAAGGCTATGAGATGACTTAATAGCAGGCTTTCAG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AAGGGGAGCTGCATGAAATAAGGGAACAGACTGTTTAGCAGGGTTTGTGGTGAT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AGGTGAAATATCTTCAAGCCCAAAAAGGGTACATTTAGATAGCAGATAGGAAAA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TCTACACAGAGAGTGGTGAGACACTGGAACAGGTTGTCCAGAGTTGTGGTTGAT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CATCCCTGGGGACTTTCAAGGCCAGTGTGGATCAGTCCCTGGGCAGCCTGATCTAGC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GTGTGCCCCTGTTCACTGCAGGAGAGATGGACTAGATGCCCTTTGAAGGTCCTT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CTAAGTACTCTATGATTCTGTGATTCTATGATTCTATGATTCTATGATTCTGTGATC</text:p>
      <text:p text:style-name="Preformatted_20_Text">Masked <text:s text:c="9"/>NNNNTAAGTACNNNNNNNNNNNNNNNNNNNNNNNNNNNNNNNNNNNNNNNNNNNNNNNNC</text:p>
      <text:p text:style-name="Preformatted_20_Text"><text:s text:c="20"/>******* <text:s text:c="47"/>*</text:p>
      <text:p text:style-name="Preformatted_20_Text"/>
      <text:p text:style-name="Preformatted_20_Text">Unmasked <text:s text:c="7"/>CAGATCAGTGAGGTTTAGGCCTCTGTGACCTTTCTTCCTTCACTTTTTGTACGTAGAAAT</text:p>
      <text:p text:style-name="Preformatted_20_Text">Masked <text:s text:c="9"/>CAGATCAGTGAGGTTTAGGCCTCTGTGACCTTTCTTCCTTCACTTTTTGTACGT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TAACAGTATTGAGCTTTAATATACTGCTGGACAAGAAAAGCTCTATTTTTCTGATG</text:p>
      <text:p text:style-name="Preformatted_20_Text">Masked <text:s text:c="9"/>TCTATAACAGTATTGAGCTTTAATATACTGCTGGACAAGAAAAGCTCTATTTTTCT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CAGCCATGAAAAAAATGAAGAATCAAAAGTCAGTGCACAGAAATATAGTTCAGCTT</text:p>
      <text:p text:style-name="Preformatted_20_Text">Masked <text:s text:c="9"/>TTATCAGCCATGAAAAAAATGAAGAATCAAAAGTCAGTGCACAGAAATATAGTTCA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GAGGAAGAAAATGACTACGATTTAAAACATTCAGGAAAATCTGATCCACAAAGAGA</text:p>
      <text:p text:style-name="Preformatted_20_Text">Masked <text:s text:c="9"/>ATTAGAGGAAGAAAATGACTACGATTTAAAACATTCAGGAAAATCTGATCCACAA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ATTTGGTAGGTAATGAAGCCTGAATACACAAAAACTTGGGAACCTTGAGAATGAA</text:p>
      <text:p text:style-name="Preformatted_20_Text">Masked <text:s text:c="9"/>AGTGCATTTGGTAGGTAATGAAGCCTGAATACACAAAAACTTGGGAACCTTGAGA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AAAAGCAAAGTATTTTTTCTTTTATAATTCAGCCAAAGATTAGACAAAACATTAT</text:p>
      <text:p text:style-name="Preformatted_20_Text">Masked <text:s text:c="9"/>AAACAAAAAGCAAAGTATTTTTTCTTTTATAATTCAGCCAAAGATTAGACAAAAC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TAGACATGTTCTCAGATATCATAAATTGAATGAATGCTAATTCACTGTCATTTGTC</text:p>
      <text:p text:style-name="Preformatted_20_Text">Masked <text:s text:c="9"/>GTTATAGACATGTTCTCAGATATCATAAATTGAATGAATGCTAATTCACTGTCATT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ATAGTGCAGTGTATCCCAAACAAATGCTGTTAAAAATTCTGTTAGGTCTCTGATAA</text:p>
      <text:p text:style-name="Preformatted_20_Text">Masked <text:s text:c="9"/>CTTCATAGTGCAGTGTATCCCAAACAAATGCTGTTAAAAATTCTGTTAGGTCTCTG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GAAAACAAGGATTTTGCTGATAACTTTTCCTGTGAAGGCTGGATAGACCACATACA</text:p>
      <text:p text:style-name="Preformatted_20_Text">Masked <text:s text:c="9"/>TAAGGAAAACAAGGATTTTGCTGATAACTTTTCCTGTGAAGGCTGGATAGACCAC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AAAAAAGGAAGTGAACAGTGAAGGACAAAGAGCGTTTTTGACTCTCTCCAGTACA</text:p>
      <text:p text:style-name="Preformatted_20_Text">Masked <text:s text:c="9"/>CTTTCAAAAAAGGAAGTGAACAGTGAAGGACAAAGAGCGTTTTTGACTCTCTCCAG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ATACTCTTTAGCAGAACTGTAAAGACAGAGAGGCTGAAACCATGGTAAGCTCTATT</text:p>
      <text:p text:style-name="Preformatted_20_Text">Masked <text:s text:c="9"/>GTACATACTCTTTAGCAGAACTGTAAAGACAGAGAGGCTGAAACCATGGTAAGCTC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TCTGTTTATTATATGAATGCATAATATTTAGTATTAAAACTATATACGGGATGCA</text:p>
      <text:p text:style-name="Preformatted_20_Text">Masked <text:s text:c="9"/>CATTTTCTGTTTATTATATGAATGCATAATATTTAGTATTAAAACTATATACGGGATGC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CTGTAAAACTTTAAACATATTTCTTATAATTTTCAATTCAGTTTCTTGCAGCTCACTTC</text:p>
      <text:p text:style-name="Preformatted_20_Text">Masked <text:s text:c="9"/>ACTGTAAAACTTTAAACATATTTCTTATAATTTTCAATTCAGTTTCTTGCAGCTCA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TTTTGAGGGAATGAAGAAACTTTAGTTTTTTCTGTTTCTTCACCATATGAACCAGT</text:p>
      <text:p text:style-name="Preformatted_20_Text">Masked <text:s text:c="9"/>CTGCTTTTGAGGGAATGAAGAAACTTTAGTTTTTTCTGTTTCTTCACCATATGAAC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GTGTGTGTCTTACAGATTCTGAAATTCAAAAGTAAGGAAGAGACAATTGTTTCTTT</text:p>
      <text:p text:style-name="Preformatted_20_Text">Masked <text:s text:c="9"/>TTGTGTGTGTGTCTTACAGATTCTGAAATTCAAAAGTAAGGAAGAGACAATTGTTT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ACTAAGCTGAAAATTAAGTTTGTAGATCGAGAGGAATTCTGCAGACAGGTGTCAAT</text:p>
      <text:p text:style-name="Preformatted_20_Text">Masked <text:s text:c="9"/>CAAGACTAAGCTGAAAATTAAGTTTGTAGATCGAGAGGAATTCTGCAGACAGGTG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TACCAAGCCAGAAATGAGAGTAAAGCTCTTTAACAATTTTTCCAGGAAAACATTGT</text:p>
      <text:p text:style-name="Preformatted_20_Text">Masked <text:s text:c="9"/>ATGATACCAAGCCAGAAATGAGAGTAAAGCTCTTTAACAATTTTTCCAGGAAAACA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TCCTCATTAAGAAGAACTTTGAAGCTAAAAACAAACAAGATTTGTGCTTCTAGGTG</text:p>
      <text:p text:style-name="Preformatted_20_Text">Masked <text:s text:c="9"/>ACTTTCCTCATTAAGAAGAACTTTGAAGCTAAAAACAAACAAGATTTGTGCTTCTA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TTGCAGTACAGACATATTTCTTTTAACTAATATCTGTTCTTTTTTCATAAAAAGA</text:p>
      <text:p text:style-name="Preformatted_20_Text">Masked <text:s text:c="9"/>TAAATTTGCAGTACAGACATATTTCTTTTAACTAATATCTGTTCTTTTTTCATAA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TAAAATTCAAAAATGTACATACTTGCAGATGTTTTTCTAAGTATTTATTAGCAAA</text:p>
      <text:p text:style-name="Preformatted_20_Text">Masked <text:s text:c="9"/>TTATTTAAAATTCAAAAATGTACATACTTGCAGATGTTTTTCTAAGTATTTATTA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TCAACAATTTCAAGTCAAATGGTTTTAAAGATGTTAAAAGTTGTATAGTCTGAAT</text:p>
      <text:p text:style-name="Preformatted_20_Text">Masked <text:s text:c="9"/>TTGAATCAACAATTTCAAGTCAAATGGTTTTAAAGATGTTAAAAGTTGTATAGTC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TTTACAACACCTTTTCCTCAGGAAATATTTTAGAACTCTTGGAGTATCTTGTATA</text:p>
      <text:p text:style-name="Preformatted_20_Text">Masked <text:s text:c="9"/>AGCTTTTTACAACACCTTTTCCTCAGGAAATATTTTAGAACTCTTGGAGTATCTTG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GCCGTGGTAAATATGTTCATGCAAAGCTATCTCTAAAGAGCTTTTCTTTATTTGA</text:p>
      <text:p text:style-name="Preformatted_20_Text">Masked <text:s text:c="9"/>CTTTTGCCGTGGTAAATATGTTCATGCAAAGCTATCTCTAAAGAGCTTTTCTTTA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CTTATCTGTTTTAAGAGGAAAAAGGCAGTTTATAAAACCTAGAGAGGATCCCAAG</text:p>
      <text:p text:style-name="Preformatted_20_Text">Masked <text:s text:c="9"/>ATCTGCTTATCTGTTTTAAGAGGAAAAAGGCAGTTTATAAAACCTAGAGAGGATCC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GAATTTAGTATCTTCATGGGCAAAACGGTCTAATGTCCATCACAAGTAGGACAAG</text:p>
      <text:p text:style-name="Preformatted_20_Text">Masked <text:s text:c="9"/>CCATAGAATTTAGTATCTTCATGGGCAAAACGGTCTAATGTCCATCACAAGTAGG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TGACAGTGTGAAACAGGATTGAATGCAGAACACAGTTTACATTTAACAGTGTTTC</text:p>
      <text:p text:style-name="Preformatted_20_Text">Masked <text:s text:c="9"/>AAGAATGACAGTGTGAAACAGGATTGAATGCAGAACACAGTTTACATTTAACAGTG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GCTTGGAGGGTTTGGGCAGAGGCTGTCTCTGTTTTACACAAAGATTGAGTTCTTC</text:p>
      <text:p text:style-name="Preformatted_20_Text">Masked <text:s text:c="9"/>GCAAAGCTTGGAGGGTTTGGGCAGAGGCTGTCTCTGTTTTACACAAAGATTGAGTTCTT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TGAATCTGAAGAAATGGCCTCAAAAGTGTTTCAGTAATAGTTTGGATATTTGAAATATA</text:p>
      <text:p text:style-name="Preformatted_20_Text">Masked <text:s text:c="9"/>CTGAATCTGAAGAAATGGCCTCAAAAGTGTTTCAGTAATAGTTTGGATATTTGAA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GACATTTCTTATTTCTTTATTTCTGCTGTAATGAATCCCAGTGTGTAGGAACAAG</text:p>
      <text:p text:style-name="Preformatted_20_Text">Masked <text:s text:c="9"/>AAATAGACATTTCTTATTTCTTTATTTCTGCTGTAATGAATCCCAGTGTGTAGGA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AAGAAAAAAAAAAAAAAAATCGAACAAACAAAAACCATTGTGCTTGTATGTGCAAA</text:p>
      <text:p text:style-name="Preformatted_20_Text">Masked <text:s text:c="9"/>TGAGNNNNNNNNNNNNNNNNNNNNNNNNNNNNNNNNNNCCATTGTGCTTGTATGTGCAAA</text:p>
      <text:p text:style-name="Preformatted_20_Text"><text:s text:c="16"/>**** <text:s text:c="33"/>**********************</text:p>
      <text:p text:style-name="Preformatted_20_Text"/>
      <text:p text:style-name="Preformatted_20_Text">Unmasked <text:s text:c="7"/>AAAGTCAACTCACATTACTTGATTTACTCACATATATATGATTGGGATTCAAAAAAGCAC</text:p>
      <text:p text:style-name="Preformatted_20_Text">Masked <text:s text:c="9"/>AAAGTCAACTCACATTACTTGATTTACTCACATATATATGATTGGGATTCAAAAAA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CTCTAACAAATTAGCATCTTACTGTGCTTTTGCATGCTGAGTTCCTGTTGTTGCA</text:p>
      <text:p text:style-name="Preformatted_20_Text">Masked <text:s text:c="9"/>AACAGCTCTAACAAATTAGCATCTTACTGTGCTTTTGCATGCTGAGTTCCTGTTGT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TTCTTTAACTCAAGCTTCCCATTCAGCATTCTCATGTACACATGGAGCCTTTGTGT</text:p>
      <text:p text:style-name="Preformatted_20_Text">Masked <text:s text:c="9"/>GAGATTCTTTAACTCAAGCTTCCCATTCAGCATTCTCATGTACACATGGAGCCTTT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GAACTCTACATTGCAATTTGCAAGGCAAATTATAATACAGTTATTCTATTGGCAC</text:p>
      <text:p text:style-name="Preformatted_20_Text">Masked <text:s text:c="9"/>CTGCAGAACTCTACATTGCAATTTGCAAGGCAAATTATAATACAGTTATTCTATTG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AAATGTATAGCTGCTTTTGTAAAAAGCTTGTTTAGGAGGAGCATGTAAATATGTA</text:p>
      <text:p text:style-name="Preformatted_20_Text">Masked <text:s text:c="9"/>AACTCAAATGTATAGCTGCTTTTGTAAAAAGCTTGTTTAGGAGGAGCATGTAAATA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CATTGAACACAAGGTTTCTGCTGTTGCCAAATGCAGTTTGAAGTTAAGCAACAATA</text:p>
      <text:p text:style-name="Preformatted_20_Text">Masked <text:s text:c="9"/>AATACATTGAACACAAGGTTTCTGCTGTTGCCAAATGCAGTTTGAAGTTAAGCAAC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TCTACATTTTCTTCAAATTCTTTTTAAGTTTCAGATTAGTTTATCTGGATCGAAA</text:p>
      <text:p text:style-name="Preformatted_20_Text">Masked <text:s text:c="9"/>ACAGTTCTACATTTTCTTCAAATTCTTTTTAAGTTTCAGATTAGTTTATCTGGATC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CTGGCAGTTCAAAGAAATGCAAACTGTGTATTTATATTCTTATTAGATTTCCCCA</text:p>
      <text:p text:style-name="Preformatted_20_Text">Masked <text:s text:c="9"/>TATGACTGGCAGTTCAAAGAAATGCAAACTGTGTATTTATATTCTTATTAGATTTC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TATTATATACTCTATAGGAAAAGGAGTGTTTTTATCTCTGCATCACAGGCAACCCA</text:p>
      <text:p text:style-name="Preformatted_20_Text">Masked <text:s text:c="9"/>GCAGTATTATATACTCTATAGGAAAAGGAGTGTTTTTATCTCTGCATCACAGGCAA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CATCACTAAGGAAGCAAATAACAATATTTGATGCTGCGGGGGTGGAAATCTGTATT</text:p>
      <text:p text:style-name="Preformatted_20_Text">Masked <text:s text:c="9"/>GAAGCATCACTAAGGAAGCAAATAACAATATTTGATGCTGCGGGGGTGGAAATCTG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CAACACAGTTTAGCTGAAAAGAAAAAAGAAGTAGTTTTTTAAAAAAAAAAGTGGAG</text:p>
      <text:p text:style-name="Preformatted_20_Text">Masked <text:s text:c="9"/>ATAGCAACACAGTTTAGCTGAAAAGAAAAAAGAAGTAGTTTTTTAAAAAAAAAAGTG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AATAATTGAAAAGTTTAGAGTGAGGGATAATGAGGGAAAGTGCATTTTCTGACAG</text:p>
      <text:p text:style-name="Preformatted_20_Text">Masked <text:s text:c="9"/>AGCAAAATAATTGAAAAGTTTAGAGTGAGGGATAATGAGGGAAAGTGCATTTTCTGAC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TTACACAAGGCAGAGATCGAATTGGTTGAGATAACAAATTTATCCCTACAAAAATGTC</text:p>
      <text:p text:style-name="Preformatted_20_Text">Masked <text:s text:c="9"/>TTTTACACAAGGCAGAGATCGAATTGGTTGAGATAACAAATTTATCCCTACAAAAA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ACTGAGACTGGCATAATCTGGCTGAGGCCCACTCTGCTTTAAATGCAGAAGGGAA</text:p>
      <text:p text:style-name="Preformatted_20_Text">Masked <text:s text:c="9"/>AATGAACTGAGACTGGCATAATCTGGCTGAGGCCCACTCTGCTTTAAATGCAGAAG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GGAAGGAGCAGATCTAGGTCCCAAGATCAAATGAGGGCCAAGAAAGGGTTCAGTA</text:p>
      <text:p text:style-name="Preformatted_20_Text">Masked <text:s text:c="9"/>GATGTGGAAGGAGCAGATCTAGGTCCCAAGATCAAATGAGGGCCAAGAAAGGGTTC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TTTCTGTCTGTCATAGCAGAACCAAGTCGAAACCAAAAGGTACAGACATAATAAA</text:p>
      <text:p text:style-name="Preformatted_20_Text">Masked <text:s text:c="9"/>TTTTATTTCTGTCTGTCATAGCAGAACCAAGTCGAAACCAAAAGGTACAGACATA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TGAAAAAATACTAAAACTACACCAACAGCCACTGGTAGTTGTTGCCTCATGTGAAA</text:p>
      <text:p text:style-name="Preformatted_20_Text">Masked <text:s text:c="9"/>GTTATGAAAAAATACTAAAACTACACCAACAGCCACTGGTAGTTGTTGCCTCATG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ACTGATGAATGCAAAGGAAAACATTGCATTTTCCCTTGACTTAAGGCCAAGACTA</text:p>
      <text:p text:style-name="Preformatted_20_Text">Masked <text:s text:c="9"/>TAGCAACTGATGAATGCAAAGGAAAACATTGCATTTTCCCTTGACTTAAGGCCAAG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TGTTGATTTCTAAGCTGGAAAAATAACACTCAACACAACCCTGCCTTCCTGTAGTG</text:p>
      <text:p text:style-name="Preformatted_20_Text">Masked <text:s text:c="9"/>GCTGTGTTGATTTCTAAGCTGGAAAAATAACACTCAACACAACCCTGCCTTCCTGT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TAATTTGTAGGTTATGAAGTAAAAGAACTTTTGAGATATGAGATAAAGGCAGATAG</text:p>
      <text:p text:style-name="Preformatted_20_Text">Masked <text:s text:c="9"/>CTGGTAATTTGTAGGTTATGAAGTAAAAGAACTTTTGAGATATGAGATAAAGGCAG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AAGGATACTGGTTAATCTATTTGGATTTACTGATTGTTAGAATAGAATTTCTGTTA</text:p>
      <text:p text:style-name="Preformatted_20_Text">Masked <text:s text:c="9"/>GACTAAGGATACTGGTTAATCTATTTGGATTTACTGATTGTTAGAATAGAATTTC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CGTCCAGAGAAGTGGAAGATTGCTGGCATCTTCTTAATCATGATATCCAGGCAGA</text:p>
      <text:p text:style-name="Preformatted_20_Text">Masked <text:s text:c="9"/>AAAATCGTCCAGAGAAGTGGAAGATTGCTGGCATCTTCTTAATCATGATATCCAG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GGACTCCAGTTAAAGAGTGAGTTGCTGTGTAGCAAGGAGGGCCCACTGAAGTTCAT</text:p>
      <text:p text:style-name="Preformatted_20_Text">Masked <text:s text:c="9"/>GCTAGGACTCCAGTTAAAGAGTGAGTTGCTGTGTAGCAAGGAGGGCCCACTGAAG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TGAAATCTCTGATCCCTTTTAGAATTTCAGAACAAGATCCAAAATACAAACACAA</text:p>
      <text:p text:style-name="Preformatted_20_Text">Masked <text:s text:c="9"/>TGAACTGAAATCTCTGATCCCTTTTAGAATTTCAGAACAAGATCCAAAATACAAA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CAACCCATATTTTCTGGGTACCTCAATTTGGGAGGCATTCGCATTGCATCAGGAAC</text:p>
      <text:p text:style-name="Preformatted_20_Text">Masked <text:s text:c="9"/>ACATCAACCCATATTTTCTGGGTACCTCAATTTGGGAGGCATTCGCATTGCATCAG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TAAATTCTCCTTTACTTCCTAATAGATTCTGTCATTCAGTTCATATGAGCTTTGA</text:p>
      <text:p text:style-name="Preformatted_20_Text">Masked <text:s text:c="9"/>ATTACTAAATTCTCCTTTACTTCCTAATAGATTCTGTCATTCAGTTCATATGAGC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AAAATCTCCATACAGTTAATTTCTGGAAAACAGCTGTACTATAATTTACCTTGAA</text:p>
      <text:p text:style-name="Preformatted_20_Text"><text:soft-page-break/>Masked <text:s text:c="9"/>TAAAAAAAATCTCCATACAGTTAATTTCTGGAAAACAGCTGTACTATAATTTACCT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CTCATGGTTCTGTGTCATATTTCTATTGCATGTACTTTGGAAAGAATTTCATCTGC</text:p>
      <text:p text:style-name="Preformatted_20_Text">Masked <text:s text:c="9"/>ATAACTCATGGTTCTGTGTCATATTTCTATTGCATGTACTTTGGAAAGAATTTCAT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GAATAGTTAAAATATTTTAACCCTGTGAGACCAAATTTCTGTCACACAAAACAAA</text:p>
      <text:p text:style-name="Preformatted_20_Text">Masked <text:s text:c="9"/>TCCCAGAATAGTTAAAATATTTTAACCCTGTGAGACCAAATTTCTGTCACACAAA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CAGTTAGTGATGGCAGGAAAAAAAAAAGAAAAAAAGAAAAGAAAAAAAAAGCCCCT</text:p>
      <text:p text:style-name="Preformatted_20_Text">Masked <text:s text:c="9"/>TGGCCAGTTAGTGATGGCAGGNNNNNNNNNNNNNNNNNNNNNNNNNNNNNNNNNGCCCCT</text:p>
      <text:p text:style-name="Preformatted_20_Text"><text:s text:c="16"/>********************* <text:s text:c="32"/>******</text:p>
      <text:p text:style-name="Preformatted_20_Text"/>
      <text:p text:style-name="Preformatted_20_Text">Unmasked <text:s text:c="7"/>TCCTATTTATAAGTGGCTACACTAGACATTATTCAGCAATTCAGGGTCCCAGCACTGAAA</text:p>
      <text:p text:style-name="Preformatted_20_Text">Masked <text:s text:c="9"/>TCCTATTTATAAGTGGCTACACTAGACATTATTCAGCAATTCAGGGTCCCAGCA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GCACTCCTAAGCACTCCTAAGAACTATATGCTGGAAGTTTGTTTGGCGCACAACAT</text:p>
      <text:p text:style-name="Preformatted_20_Text">Masked <text:s text:c="9"/>TCCAGCACTCCTAAGCACTCCTAAGAACTATATGCTGGAAGTTTGTTTGGCGCACA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TCATACTAACTCACTGGCAGTAATGACCTGGAAAAATAGGAAGGGACAAATGGTAG</text:p>
      <text:p text:style-name="Preformatted_20_Text">Masked <text:s text:c="9"/>TATCTCATACTAACTCACTGGCAGTAATGACCTGGAAAAATAGGAAGGGACAAATG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GTTGCCTGGGCAACTCCAGCGATAAGAAAGAAGTCACTCTTCTTCCCTGGGGATCT</text:p>
      <text:p text:style-name="Preformatted_20_Text">Masked <text:s text:c="9"/>ATGAGTTGCCTGGGCAACTCCAGCGATAAGAAAGAAGTCACTCTTCTTCCCTGGGG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TTGGCTATGGAGAAAAAACATTGATGAGGAGTAATATATTGAGATATATATATCA</text:p>
      <text:p text:style-name="Preformatted_20_Text">Masked <text:s text:c="9"/>GTATCTTGGCTATGGAGAAAAAACATTGATGAGGAGTAATATATTGAGATATATAT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AGGCACCACAGCAGAAGTAAGTTTTGAGAAAGCAAAGAAAACAGTCCAAGTCCCTC</text:p>
      <text:p text:style-name="Preformatted_20_Text">Masked <text:s text:c="9"/>TGTGAGGCACCACAGCAGAAGTAAGTTTTGAGAAAGCAAAGAAAACAGTCCAAGTC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GCAACTTCTAAAACAAAGTAAATTCAAGGTACCTGCACAAGAAATCCATTTTAGG</text:p>
      <text:p text:style-name="Preformatted_20_Text">Masked <text:s text:c="9"/>TGAAAGCAACTTCTAAAACAAAGTAAATTCAAGGTACCTGCACAAGAAATCCATTT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AACAGCAAGATGAACATTATCAGATCCCAAAGGATTTGATCAACAAAACTGCTAA</text:p>
      <text:p text:style-name="Preformatted_20_Text">Masked <text:s text:c="9"/>AATAAAACAGCAAGATGAACATTATCAGATCCCAAAGGATTTGATCAACAAAACTG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CACCAAGTAGCAAAAATTAAACTTGGGGGAGTTTTGGAGAATGAGCATTCTTATT</text:p>
      <text:p text:style-name="Preformatted_20_Text">Masked <text:s text:c="9"/>GTATCCACCAAGTAGCAAAAATTAAACTTGGGGGAGTTTTGGAGAATGAGCATTC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GTCTGATTGTAAATCCTTTAAATCAAGTGACACAGATGAAGAACAATTTCACATGG</text:p>
      <text:p text:style-name="Preformatted_20_Text">Masked <text:s text:c="9"/>TACAGTCTGATTGTAAATCCTTTAAATCAAGTGACACAGATGAAGAACAATTTCAC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GAGCAACAACAAATCTTTGAGTAAGTTAAACAGGAGGTAGCTCATGCATCAGTC</text:p>
      <text:p text:style-name="Preformatted_20_Text">Masked <text:s text:c="9"/>ATTTTTGAGCAACAACAAATCTTTGAGTAAGTTAAACAGGAGGTAGCTCATGCATCAGT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CTTGGGCCACTTGAGGCATGACAAAATATAAAAAAACATGCTCTGTGCTGCAGCCAAGGA</text:p>
      <text:p text:style-name="Preformatted_20_Text">Masked <text:s text:c="9"/>CTTGGGCCACTTGAGGCATGACAAAATATAAAAAAACATGCTCTGTGCTGCAGCC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GGCCCCATGTAGAGCCTGTAGAGCCTGTAGAGCCATGTAGAGTCTGTGGCAGAGAG</text:p>
      <text:p text:style-name="Preformatted_20_Text">Masked <text:s text:c="9"/>GAATGGCCCCANNNNNNNNNNNNNNNNNNNNNNNNNNNNNNNNNNNNNNNNGGCAGAGAG</text:p>
      <text:p text:style-name="Preformatted_20_Text"><text:s text:c="16"/>*********** <text:s text:c="39"/>*********</text:p>
      <text:p text:style-name="Preformatted_20_Text"/>
      <text:p text:style-name="Preformatted_20_Text">Unmasked <text:s text:c="7"/>CCCCAGGGGAGACTCAACATCAACTTCTTGAGTTTTGGAGTCAGGGAAACAGAGGATCTG</text:p>
      <text:p text:style-name="Preformatted_20_Text">Masked <text:s text:c="9"/>CCCCAGGGGAGACTCAACATCAACTTCTTGAGTTTTGGAGTCAGGGAAACAGAGG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CTGTGTACTCCAACTGAAAAAGAAATATTGGCAGCAAATGAAGGAGTTTGAGCTG</text:p>
      <text:p text:style-name="Preformatted_20_Text">Masked <text:s text:c="9"/>AAGCCCTGTGTACTCCAACTGAAAAAGAAATATTGGCAGCAAATGAAGGAGTTTG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GGAAGTGGATGGTACTGAAACACAGCTCCTCTTGACACCTTGACTGCCCATGCTGG</text:p>
      <text:p text:style-name="Preformatted_20_Text">Masked <text:s text:c="9"/>CTTTGGAAGTGGATGGTACTGAAACACAGCTCCTCTTGACACCTTGACTGCCCAT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GACATTCAAAGTGAGGGTCCCCTCTGCATATCATGCAACTGATGATTAGAGACTTC</text:p>
      <text:p text:style-name="Preformatted_20_Text">Masked <text:s text:c="9"/>GCTGGACATTCAAAGTGAGGGTCCCCTCTGCATATCATGCAACTGATGATTAGAGA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TCTAATTCTTTCGTTACTCTAACACTAGATTACCACTGGTATTCATGACATGAGCT</text:p>
      <text:p text:style-name="Preformatted_20_Text">Masked <text:s text:c="9"/>TGTCTCTAATTCTTTCGTTACTCTAACACTAGATTACCACTGGTATTCATGACAT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TCAAATTTCTTTTGGTCAGCCTACAAGAGCAACTGTGGCGGATCATCTTTGTGTA</text:p>
      <text:p text:style-name="Preformatted_20_Text">Masked <text:s text:c="9"/>TTCTGTCAAATTTCTTTTGGTCAGCCTACAAGAGCAACTGTGGCGGATCATCTTTG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CCCTCAAGAATAAATAATAAAAATATGGAAGTACCTTAGCCTAACACTAATGCTTT</text:p>
      <text:p text:style-name="Preformatted_20_Text">Masked <text:s text:c="9"/>GCAGCCCTCAAGAATAAATAATAAAAATATGGAAGTACCTTAGCCTAACACTAAT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CTTCCTGCTACTCTTCTCCTCTCTACAGTCAGTAGTTAATCTACCCTCCACAGTAA</text:p>
      <text:p text:style-name="Preformatted_20_Text">Masked <text:s text:c="9"/>TCTCCTTCCTGCTACTCTTCTCCTCTCTACAGTCAGTAGTTAATCTACCCTCCACA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ATCCCGTGCAATCAATGAGCAATCAAACAGCCCATCATTAATGGATGCCAAGCTGA</text:p>
      <text:p text:style-name="Preformatted_20_Text">Masked <text:s text:c="9"/>GTATATCCCGTGCAATCAATGAGCAATCAAACAGCCCATCATTAATGGATGCCAAG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CCTTTTGATCTAGCCACAGCTTGACAAAAAATGGCAATGTAAACAATGAAAAAATG</text:p>
      <text:p text:style-name="Preformatted_20_Text">Masked <text:s text:c="9"/>CTTACCTTTTGATCTAGCCACAGCTTGACAAAAAATGGCAATGTAAACAATGAAA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TATTATTATGTGCCTGCAATCTATCTGATGTGCAGCAATATATCTTGCGTGCAGC</text:p>
      <text:p text:style-name="Preformatted_20_Text">Masked <text:s text:c="9"/>GAAAATATTATTATGTGCCTGCAATCTATCTGATGTGCAGCAATATATCTTGCGTG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ACCTGGCATCCCGGAAAGCAAGGCTTGCAGCTGGCATAACTCAGAACCAAGAAGT</text:p>
      <text:p text:style-name="Preformatted_20_Text">Masked <text:s text:c="9"/>AGTGTACCTGGCATCCCGGAAAGCAAGGCTTGCAGCTGGCATAACTCAGAACCAA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TCCCTCCTCTTCCGCACTTTGTTTGCCCTATCACTAGTACTTCAGTACACGGAGCA</text:p>
      <text:p text:style-name="Preformatted_20_Text">Masked <text:s text:c="9"/>CTCTTCCCTCCTCTTCCGCACTTTGTTTGCCCTATCACTAGTACTTCAGTACACGGAGC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AAAGTCTCCTGTTTATCATGGATGGTAGCCACTGTGAGGAGACAGCAAAAGTAAAATAG</text:p>
      <text:p text:style-name="Preformatted_20_Text">Masked <text:s text:c="9"/>GAAAGTCTCCTGTTTATCATGGATGGTAGCCACTGTGAGGAGACAGCAAAAGTAA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GACAAATTAGGTTTCCACTTCTCATTTTCTCATTGCACATGAGCCAGCAGTGTGC</text:p>
      <text:p text:style-name="Preformatted_20_Text">Masked <text:s text:c="9"/>ACTCTGACAAATTAGGTTTCCACTTCTCATTTTCTCATNNNNNNNNNNNNNNNNNNNNNN</text:p>
      <text:p text:style-name="Preformatted_20_Text"><text:s text:c="16"/>************************************** <text:s text:c="21"/></text:p>
      <text:p text:style-name="Preformatted_20_Text"/>
      <text:p text:style-name="Preformatted_20_Text">Unmasked <text:s text:c="7"/>CCTTGTGGCCAAGAGGGCCAACGGCATCCTNNNNNNNNNNNNNNNNNNNNNNNNNNNNNN</text:p>
      <text:p text:style-name="Preformatted_20_Text">Masked <text:s text:c="9"/>NNNNNNNNNNNNNNNNNNNNNNNNNNNNNNNNNNNNNNNNNNNNNNNNNNNNNNNNNNNN</text:p>
      <text:p text:style-name="Preformatted_20_Text"><text:s text:c="46"/>****************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CGACCTGCTGTAGGGAACCTGCTTTGGCAGGGGGGTTGGCCTCGATGAAC</text:p>
      <text:p text:style-name="Preformatted_20_Text">Masked <text:s text:c="9"/>NNNNNNNNNNCGACCNNNNNNNNNNNNNNNNNNNNNNNNNNNNNNNNNNNNNNNNNNNNN</text:p>
      <text:p text:style-name="Preformatted_20_Text"><text:s text:c="16"/>*************** <text:s text:c="44"/></text:p>
      <text:p text:style-name="Preformatted_20_Text"/>
      <text:p text:style-name="Preformatted_20_Text">Unmasked <text:s text:c="7"/>TCTGGAGGTCCCTTCCAAGCCCTATAATGCTGTGATTCTGTGAATTCTGTGATTTTCCTC</text:p>
      <text:p text:style-name="Preformatted_20_Text">Masked <text:s text:c="9"/>NNNNNNNNNNNNNNNNNNNNNNNNNNNNNNNNNNNNNNNNNNAATTCTGTGATTTTCCTC</text:p>
      <text:p text:style-name="Preformatted_20_Text"><text:s text:c="58"/>******************</text:p>
      <text:p text:style-name="Preformatted_20_Text"/>
      <text:p text:style-name="Preformatted_20_Text">Unmasked <text:s text:c="7"/>ATTCTTGAGGAAATGGCTGCAATTTGTGCCAGAGGAGGTTTAGGTTGGACATAAGGAAGA</text:p>
      <text:p text:style-name="Preformatted_20_Text">Masked <text:s text:c="9"/>ATTCTTNNNNNNNNNNNNNNNNNNNNNNNNNNNNNNNNNNNNNNNNNNNNNNNNNNNNNN</text:p>
      <text:p text:style-name="Preformatted_20_Text"><text:s text:c="16"/>****** <text:s text:c="53"/></text:p>
      <text:p text:style-name="Preformatted_20_Text"/>
      <text:p text:style-name="Preformatted_20_Text">Unmasked <text:s text:c="7"/>ACTTTTTCTCTCAGAGTGGTCAGGCGCTTGAATGGCTGCCCAGGAAGGTGGTGGAGTT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CCCTGGCAGTGTTCAAGAGGCATCTGGATGAGGAGCTACGAGATATGGTTTAGT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TAGTAGCAATGGTAATGGGTGAATAGCTGGACTAGATGATCTTTCCAACCTTGT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ATGATTCTGTGATTTGCACATATCCTGTAGCCAGTAGACTCAAGTGCATGCAAATAA</text:p>
      <text:p text:style-name="Preformatted_20_Text">Masked <text:s text:c="9"/>NNNNNNNNNNNNNNNNTTGCACATATCCTGTAGCCAGTAGACTCAAGTGCATGCAAATAA</text:p>
      <text:p text:style-name="Preformatted_20_Text"><text:s text:c="32"/>********************************************</text:p>
      <text:p text:style-name="Preformatted_20_Text"/>
      <text:p text:style-name="Preformatted_20_Text">Unmasked <text:s text:c="7"/>TAGACACAGTAAGTTACTAAATTAATAAGATTAAATTGGAAGTAGAAATGGAAATGAGGG</text:p>
      <text:p text:style-name="Preformatted_20_Text">Masked <text:s text:c="9"/>TAGACACAGTAAGTTACTAAATTAATAAGATTAAATTGGAAGTAGAAATGGAAATG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GGAAAACAAGCTGCAAAAAAAGCAGAAAATCCAATCAGACTTTTTTTCCACTGAGA</text:p>
      <text:p text:style-name="Preformatted_20_Text">Masked <text:s text:c="9"/>GCATGGAAAACAAGCTGCAAAAAAAGCAGAAAATCCAATCAGACTTTTTTTCCAC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TCAAATACTGGGACAGATCTACATGACAGCAGCATACATCTTTGCAGGTAGTCAAA</text:p>
      <text:p text:style-name="Preformatted_20_Text">Masked <text:s text:c="9"/>GAAGTCAAATACTGGGACAGATCTACATGACAGCAGCATACATCTTTGCAGGTAG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AGTGAAGGAATGCTTTGAGCAATTTGGTCAGCATTGTCCCTGTTCGGAGAAGAAAG</text:p>
      <text:p text:style-name="Preformatted_20_Text">Masked <text:s text:c="9"/>ATTCAGTGAAGGAATGCTTTGAGCAATTTGGTCAGCATTGTCCCTGTTCGGAGAAGAA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GGACAAGATGACCCTCTCTACCTAAATTAATTATGAAGCTATGATTTGCAATGAAAGT</text:p>
      <text:p text:style-name="Preformatted_20_Text">Masked <text:s text:c="9"/>TTGGACAAGATGACCCTCTCTACCTAAATTAATTATGAAGCTATGATTTGCAATG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CCTCCATTAGAGGTCACTGTTGTGCAACACCCGGCGTGACACCACGGGAAAAAAAA</text:p>
      <text:p text:style-name="Preformatted_20_Text">Masked <text:s text:c="9"/>GGTTCCTCCATTAGAGGTCACTGTTGTGCAACACCCGGCGTGACACCACGGGAA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GAAAAATAACTGCAGAGAGAAAGTGATGTGTGAAGTAGTGTTCCCTGCCATCTGAC</text:p>
      <text:p text:style-name="Preformatted_20_Text">Masked <text:s text:c="9"/>ATACGAAAAATAACTGCAGAGAGAAAGTGATGTGTGAAGTAGTGTTCCCTGCCAT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AAAAGTAACATATGTCTTGCCACAGAGCAGGTGTACAATGGAAGAGGGGAAATGC</text:p>
      <text:p text:style-name="Preformatted_20_Text">Masked <text:s text:c="9"/>AGCTGAAAAGTAACATATGTCTTGCCACAGAGCAGGTGTACAATGGAAGAGGGGAA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CAACACATCTCCCAAGTTTCTTAGTTAGCAAGTGCCAGCTACAGATTAAAAGGGAC</text:p>
      <text:p text:style-name="Preformatted_20_Text">Masked <text:s text:c="9"/>AACCCAACACATCTCCCAAGTTTCTTAGTTAGCAAGTGCCAGCTACAGATTAAAAGG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AAGAATAGCAGAGAGGAGAGTCTCGGGGAAAAACAAACATACAAACAAACATAAA</text:p>
      <text:p text:style-name="Preformatted_20_Text">Masked <text:s text:c="9"/>AGTGCAAGAATAGCAGAGAGGAGAGTCTCGGGGAANNNNNNNNNNNNNNNNNNNNNNNNN</text:p>
      <text:p text:style-name="Preformatted_20_Text"><text:s text:c="16"/>*********************************** <text:s text:c="24"/></text:p>
      <text:p text:style-name="Preformatted_20_Text"/>
      <text:p text:style-name="Preformatted_20_Text">Unmasked <text:s text:c="7"/>CAAAAACAAACAGAAGAGTAGGACCAGAAGCAAGAATTCTNNNNNNNNNNAAAATGTGGA</text:p>
      <text:p text:style-name="Preformatted_20_Text">Masked <text:s text:c="9"/>NNNNNNNNNNNNGAAGAGTAGGACCAGAAGCAAGAATTCTNNNNNNNNNNAAAATGTGGA</text:p>
      <text:p text:style-name="Preformatted_20_Text"><text:s text:c="28"/>************************************************</text:p>
      <text:p text:style-name="Preformatted_20_Text"/>
      <text:p text:style-name="Preformatted_20_Text">Unmasked <text:s text:c="7"/>TATATCAACTGGCACTCTTATACAGACAGAATACACACTCTTTACAAAGCTGAAAGCCAA</text:p>
      <text:p text:style-name="Preformatted_20_Text">Masked <text:s text:c="9"/>TATATCAACTGGCACTCTTATACAGACAGAATACACACTCTTTACAAAGCTGAAAG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CTTCAGCGAATGGAAAATACATCTCAGTTCTTCTCTGTGTTTTATCAAAGGAGCA</text:p>
      <text:p text:style-name="Preformatted_20_Text">Masked <text:s text:c="9"/>AAGGACTTCAGCGAATGGAAAATACATCTCAGTTCTTCTCTGTGTTTTATCAAAGG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AAGACACTCTTACTGAACCTAATTTTCCTTTTTTTTTTTTCTGTGGTGGGTGGAGG</text:p>
      <text:p text:style-name="Preformatted_20_Text">Masked <text:s text:c="9"/>GAGGAAGACACTCTTACTGAACCTAATTTTCCTTTTTTTTTTTTCTGTGGTGGGTG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CTTATATCAATCACTTGGAAGCCAGCCAACCTTGAAACCAACCTGCTGCCATCTAC</text:p>
      <text:p text:style-name="Preformatted_20_Text">Masked <text:s text:c="9"/>GGGGCTTATATCAATCACTTGGAAGCCAGCCAACCTTGAAACCAACCTGCTGCCAT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TCAAAGTTCATTGGTAATCAAAAAAAGCTTTTTGTAAGCCCAAAGGACTTGGCCA</text:p>
      <text:p text:style-name="Preformatted_20_Text">Masked <text:s text:c="9"/>AAGGATCAAAGTTCATTGGTAATCAAAAAAAGCTTTTTGTAAGCCCAAAGGACTTG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AGGATGTTAGTATTATGTAAATCTTAGGCAGAAGTTCATACCCAGATTTTTGTTG</text:p>
      <text:p text:style-name="Preformatted_20_Text">Masked <text:s text:c="9"/>TAGAAAGGATGTTAGTATTATGTAAATCTTAGGCAGAAGTTCATACCCAGATTTT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TTGTTTTTAAAACCATTTAGATTAAACTGGGTTTTCATTTTTAATTATGACCGTC</text:p>
      <text:p text:style-name="Preformatted_20_Text">Masked <text:s text:c="9"/>CAGCTTTGTTTTTAAAACCATTTAGATTAAACTGGGTTTTCATTTTTAATTATGACC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TTTGAATTCCTGTGCAAACATTCCTGAAGTAAGTTTATGTTTTGAAATGTTGATT</text:p>
      <text:p text:style-name="Preformatted_20_Text"><text:soft-page-break/>Masked <text:s text:c="9"/>TTTGATTTGAATTCCTGTGCAAACATTCCTGAAGTAAGTTTATGTTTTGAAATGTT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GATTGTTATTTGGGCTGTGTCACATAGATGTCAAGAACTGTACTAGACTAAGAAAT</text:p>
      <text:p text:style-name="Preformatted_20_Text">Masked <text:s text:c="9"/>ATGGGATTGTTATTTGGGCTGTGTCACATAGATGTCAAGAACTGTACTAGACTA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AAATGATTGTTCTTATTTTTAATTAAACTTCAACATTTTGAATTTAACATTTTTC</text:p>
      <text:p text:style-name="Preformatted_20_Text">Masked <text:s text:c="9"/>AATATAAATGATTGTTCTTATTTTTAATTAAACTTCAACATTTTGAATTTAACA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GCCTAATTTCATTTCTGGCAATCTTATAAAGTGTGTTGGTCACACTACTTCACAC</text:p>
      <text:p text:style-name="Preformatted_20_Text">Masked <text:s text:c="9"/>CAAATGCCTAATTTCATTTCTGGCAATCTTATAAAGTGTGTTGGTCACACTACTTC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AAAAAAAAAAAAAAAAAAAGAGGTTTGACTAGTATTTTGAAAAGTATCAAAACCA</text:p>
      <text:p text:style-name="Preformatted_20_Text">Masked <text:s text:c="9"/>TTACNNNNNNNNNNNNNNNNNNNNGAGGTTTGACTAGTATTTTGAAAAGTATCAAAACCA</text:p>
      <text:p text:style-name="Preformatted_20_Text"><text:s text:c="16"/>**** <text:s text:c="19"/>************************************</text:p>
      <text:p text:style-name="Preformatted_20_Text"/>
      <text:p text:style-name="Preformatted_20_Text">Unmasked <text:s text:c="7"/>TAACAGGCTTATTTGGCAGACATTGTGATAGAGCATTGGCTTGACAGAATGAAGGAGAAC</text:p>
      <text:p text:style-name="Preformatted_20_Text">Masked <text:s text:c="9"/>TAACAGGCTTATTTGGCAGACATTGTGATAGAGCATTGGCTTGACAGAATGAAGG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TTCTGCCCATATGTGCCATAGAAAATATTTTCAGTATGTATTTTATTTGTTCCTC</text:p>
      <text:p text:style-name="Preformatted_20_Text">Masked <text:s text:c="9"/>AAGGGTTCTGCCCATATGTGCCATAGAAAATATTTTCAGTATGTATTTTATTTGTT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CCAGCACAATTGTCCTGAAGTTATGTTTTTGAAGAGTGTTATTCAACCCTCCTTC</text:p>
      <text:p text:style-name="Preformatted_20_Text">Masked <text:s text:c="9"/>TCTAACCAGCACAATTGTCCTGAAGTTATGTTTTTGAAGAGTGTTATTCAACCCTC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CCACTGCAGCACCAGCTTAAGGAACTTCTCATACAGTCACTCCTCTCATAATGTTG</text:p>
      <text:p text:style-name="Preformatted_20_Text">Masked <text:s text:c="9"/>ACCTCCACTGCAGCACCAGCTTAAGGAACTTCTCATACAGTCACTCCTCTCATAA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ATCCTGTGTCTCTTTGCACTGTTGGTACAAACATGCTGTTATGTAACCTCAAGCA</text:p>
      <text:p text:style-name="Preformatted_20_Text">Masked <text:s text:c="9"/>TTCTAATCCTGTGTCTCTTTGCACTGTTGGTACAAACATGCTGTTATGTAACCTC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ATAATCTAGACTGAAAAGCAGCTCTTTTCCCATGCCTCACTCTTTCTTCTTCTTT</text:p>
      <text:p text:style-name="Preformatted_20_Text">Masked <text:s text:c="9"/>GTAAAATAATCTAGACTGAAAAGCAGCTCTTTTCCCATGCCTCACTCTTTCTTCTT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GAATATCTTCAATCTGCATCTTGTCAAAGATACATGATATAGAACAGTATTTAGCA</text:p>
      <text:p text:style-name="Preformatted_20_Text">Masked <text:s text:c="9"/>TCTTGAATATCTTCAATCTGCATCTTGTCAAAGATACATGATATAGAACAGTATT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CTTGAAGGGATATGGGTGAGGAACTGTTTTTTATATTGAAACTTCACCTTTATGA</text:p>
      <text:p text:style-name="Preformatted_20_Text">Masked <text:s text:c="9"/>GCAAACTTGAAGGGATATGGGTGAGGAACTGTTTTTTATATTGAAACTTCACCTT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AACCAAAAAATTGTGGAGGTCAATATACAGCATCATAGCTTTTTAAGAGCTTACA</text:p>
      <text:p text:style-name="Preformatted_20_Text">Masked <text:s text:c="9"/>ACTGTAACCAAAAAATTGTGGAGGTCAATATACAGCATCATAGCTTTTTAAGAGC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AATTGTGTGGTATCCCATGCCATACATCAACACTGAGAAACTCTTATTTCCTCAG</text:p>
      <text:p text:style-name="Preformatted_20_Text">Masked <text:s text:c="9"/>AGTGTAATTGTGTGGTATCCCATGCCATACATCAACACTGAGAAACTCTTATTTCCTC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GGAACTACTAGCCAAAGTGACTACACAGCACAACAGCACAAGTTCAGTTTTTCTATTG</text:p>
      <text:p text:style-name="Preformatted_20_Text">Masked <text:s text:c="9"/>AAGGAACTACTAGCCAAAGTGACTACACAGCACAACAGCACAAGTTCAGTTTTTC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TTTCCACTAATGCTGTGAAAATGCTTACTTACAGGAGAATTTGCACAAACTAAGC</text:p>
      <text:p text:style-name="Preformatted_20_Text">Masked <text:s text:c="9"/>TGAATTTTCCACTAATGCTGTGAAAATGCTTACTTACAGGAGAATTTGCACAAACT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ATGAGTGGCAAACAAATGATTACTTAGAAGTAGAATGCTGCAAGAAATCATGCAA</text:p>
      <text:p text:style-name="Preformatted_20_Text">Masked <text:s text:c="9"/>ACAGCATGAGTGGCAAACAAATGATTACTTAGAAGTAGAATGCTGCAAGAAATCA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TACTTGCTGACATCTAAAACTGTTTTTGCCCAGTGGCAGTGACCTCACAGTTCTGTC</text:p>
      <text:p text:style-name="Preformatted_20_Text">Masked <text:s text:c="9"/>GGCTACTTGCTGACATCTAAAACTGTTTTTGCCCAGTGGCAGTGACCTCACAGTT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ATGCTCCCTGCCATGAACCCAAACACTGATCCTGGATTGTCGTCTTCCTATGTCAC</text:p>
      <text:p text:style-name="Preformatted_20_Text">Masked <text:s text:c="9"/>ATACATGCTCCCTGCCATGAACCCAAACACTGATCCTGGATTGTCGTCTTCCTATG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ACACAAACAGGGATCCTAGTCTATTGTCTGCTTTCTTATAAAACATGTTCAACTC</text:p>
      <text:p text:style-name="Preformatted_20_Text">Masked <text:s text:c="9"/>AGTGTACACAAACAGGGATCCTAGTCTATTGTCTGCTTTCTTATAAAACATGTTCA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AAAAGAATCTGAACTGTATGTCATGGATTGAATCTTTGCCATGTGACAGGCCTAC</text:p>
      <text:p text:style-name="Preformatted_20_Text">Masked <text:s text:c="9"/>TGCAAAAAAGAATCTGAACTGTATGTCATGGATTGAATCTTTGCCATGTGACAGGC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CCTTTTTCCCACCCTCCCCCCTGTGGGAAACCAGAAGAGAAGTAAGGAGTTGTTGCT</text:p>
      <text:p text:style-name="Preformatted_20_Text">Masked <text:s text:c="9"/>CCCCCTTTTTCCCACCCTCCCCCCTGTGGGAAACCAGAAGAGAAGTAAGGAGTTG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GAGACAGAAAGAAAACTGCTGTACTAAAAATGATGAAGGAATGTGGAACAGTGCA</text:p>
      <text:p text:style-name="Preformatted_20_Text">Masked <text:s text:c="9"/>CAATTGAGACAGAAAGAAAACTGCTGTACTAAAAATGATGAAGGAATGTGGAACAG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AAAGGAATAAAGAGGAATAAATCAAACAAATGGGAATGAGAACAACTCCTAACAG</text:p>
      <text:p text:style-name="Preformatted_20_Text">Masked <text:s text:c="9"/>ATATAAAAGGAATAAAGAGGAATAAATCAAACAAATGGGAATGAGAACAACTCCT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CTTGGTGATACAGAGAAGAAAAGGAATGTCCTTACATCTGGAAGGACTGCAGCAT</text:p>
      <text:p text:style-name="Preformatted_20_Text">Masked <text:s text:c="9"/>TGCTGCTTGGTGATACAGAGAAGAAAAGGAATGTCCTTACATCTGGAAGGACTGCA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GAACTGTAGTTCTTCTTTAGCAACTGTCCCAGTTCCATCATGATATCATAATACC</text:p>
      <text:p text:style-name="Preformatted_20_Text">Masked <text:s text:c="9"/>TTTGGGAACTGTAGTTCTTCTTTAGCAACTGTCCCAGTTCCATCATGATATCATAA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GAAAACCATGATGCTGTATCCTGTTTCTGGTCATATTTCACTGTGCTTCGACCTTG</text:p>
      <text:p text:style-name="Preformatted_20_Text">Masked <text:s text:c="9"/>TATAGAAAACCATGATGCTGTATCCTGTTTCTGGTCATATTTCACTGTGCTTCGAC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TGCACTCTCAGCCATCACTCAGTCTGACTGCACTAACTGAGCTCAGACAACAGGCT</text:p>
      <text:p text:style-name="Preformatted_20_Text">Masked <text:s text:c="9"/>ATCCTGCACTCTCAGCCATCACTCAGTCTGACTGCACTAACTGAGCTCAGACAACA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ACAGATATCTGAAAGTCCAACTGCAGAGTCCAGAAAGTTACAGCTAGTCAGCTGA</text:p>
      <text:p text:style-name="Preformatted_20_Text">Masked <text:s text:c="9"/>GAGAAACAGATATCTGAAAGTCCAACTGCAGAGTCCAGAAAGTTACAGCTAGTCAGCTG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GAGTAATAGCTACGTATTTGAAGGCACTGTTCAGCCATGTAATAAGTTCACTAATAATT</text:p>
      <text:p text:style-name="Preformatted_20_Text">Masked <text:s text:c="9"/>TGAGTAATAGCTACGTATTTGAAGGCACTGTTCAGCCATGTAATAAGTTCACTAA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TATGGAGGCACATTATTCTGCAGTTTAGATGTGGAAGAGGTAGCTTCTGAACAGA</text:p>
      <text:p text:style-name="Preformatted_20_Text">Masked <text:s text:c="9"/>ACTTGTATGGAGGCACATTATTCTGCAGTTTAGATGTGGAAGAGGTAGCTTCTGAA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CTACAGGCAAAGCTGAGTCACTTCTGTATCTCATTTCAAAGTAGTTAATGTAGTG</text:p>
      <text:p text:style-name="Preformatted_20_Text">Masked <text:s text:c="9"/>AATAACTACAGGCAAAGCTGAGTCACTTCTGTATCTCATTTCAAAGTAGTTAATGT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CAGTATATGTCTGTTTTTACCAATTGCCTTGTATGTGTTCACATAGTTTATAAACT</text:p>
      <text:p text:style-name="Preformatted_20_Text">Masked <text:s text:c="9"/>CTAACAGTATATGTCTGTTTTTACCAATTGCCTTGTATGTGTTCACATAGTTTAT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GAGCACAGAATCTATGACATCATTAAGTGCTACTGAAGGGCAAAATCTATAGAGTCA</text:p>
      <text:p text:style-name="Preformatted_20_Text">Masked <text:s text:c="9"/>CGAGAGCACAGAATCTATGACATCATTAAGTGCTACTGAAGGGCAAAATCTATAGAGNNN</text:p>
      <text:p text:style-name="Preformatted_20_Text"><text:s text:c="16"/>********************************************************* <text:s text:c="2"/></text:p>
      <text:p text:style-name="Preformatted_20_Text"/>
      <text:p text:style-name="Preformatted_20_Text">Unmasked <text:s text:c="7"/>CAGAATCATAGAATCATCAAACTTGGAAAAGACCTCCTAGATCATCTAGTCTAACCA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CTATCACCAATATTTTCCTTGTAAAAGTACTTAGCACTTGTCCATTTCCAACATTCAT</text:p>
      <text:p text:style-name="Preformatted_20_Text">Masked <text:s text:c="9"/>NNNNNNNNNNNATATTTTCCTTGTAAAAGTACTTAGCACTTGTCCATTTCCAACATTCAT</text:p>
      <text:p text:style-name="Preformatted_20_Text"><text:s text:c="27"/>*************************************************</text:p>
      <text:p text:style-name="Preformatted_20_Text"/>
      <text:p text:style-name="Preformatted_20_Text">Unmasked <text:s text:c="7"/>GAGTCAGCTGGAAATAATAATATCAGCATTATTTTTCAAGAAGCTTCGCAACGCAAAGGA</text:p>
      <text:p text:style-name="Preformatted_20_Text">Masked <text:s text:c="9"/>GAGTCAGCTGGAAATAATAATATCAGCATTATTTTTCAAGAAGCTTCGCAACGCA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AAATTGAAAGGATTTCCCAAGAGACAGACAAAAATATCTGATGCTCAATCTGTGGT</text:p>
      <text:p text:style-name="Preformatted_20_Text">Masked <text:s text:c="9"/>CAAGAAATTGAAAGGATTTCCCAAGAGACAGACAAAAATATCTGATGCTCAATCTG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AAGTAGTAAAATTAGTTCCACCTAAAATTAGTTCCTGCTGAGTGCATTTCTCAAC</text:p>
      <text:p text:style-name="Preformatted_20_Text">Masked <text:s text:c="9"/>ACTTGAAGTAGTAAAATTAGTTCCACCTAAAATTAGTTCCTGCTGAGTGCATTTCT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AGAAGTTTGTTATTAAAAGAGTAAGAGCGTCACTGAAATTTTTGAAATACTCCCC</text:p>
      <text:p text:style-name="Preformatted_20_Text">Masked <text:s text:c="9"/>CACTGAGAAGTTTGTTATTAAAAGAGTAAGAGCGTCACTGAAATTTTTGAAATACT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CAAAGTACTGTATTAGTGAAAAAAGAAGAGTGTTATAGGTATCAGAGATGGGTGTT</text:p>
      <text:p text:style-name="Preformatted_20_Text">Masked <text:s text:c="9"/>ACATCAAAGTACTGTATTAGTGAAAAAAGAAGAGTGTTATAGGTATCAGAGATGG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GTATCTCCCTCAGGTGAACATAGTGTTCAGTGAGCTCTACAGCATAGTTCTTGTT</text:p>
      <text:p text:style-name="Preformatted_20_Text">Masked <text:s text:c="9"/>ACATGGTATCTCCCTCAGGTGAACATAGTGTTCAGTGAGCTCTACAGCATAGTTCT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TTCTTGTTTCTGTGGGTTACTCCTGCCATGTAAGCAGAAGTAAAGGAGCTTAAAAC</text:p>
      <text:p text:style-name="Preformatted_20_Text">Masked <text:s text:c="9"/>GGAGTTCTTGTTTCTGTGGGTTACTCCTGCCATGTAAGCAGAAGTAAAGGAGCTT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GTAATAGGTTTTACCTTCTGTATCCAGGTCAACAGTGAATCAACAGGATTTCAAT</text:p>
      <text:p text:style-name="Preformatted_20_Text">Masked <text:s text:c="9"/>TGGAAGTAATAGGTTTTACCTTCTGTATCCAGGTCAACAGTGAATCAACAGGATTTCA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ATTTCTTGAAACCTGTTAATGATACACCAACCAGAAGAAAAAAAAAGAACAAAAAAAA</text:p>
      <text:p text:style-name="Preformatted_20_Text">Masked <text:s text:c="9"/>CTATTTCTTGAAACCTGTTAATGATACACCAACCAGNNNNNNNNNNNNNNNNNNNNNNNN</text:p>
      <text:p text:style-name="Preformatted_20_Text"><text:s text:c="16"/>************************************ <text:s text:c="23"/></text:p>
      <text:p text:style-name="Preformatted_20_Text"/>
      <text:p text:style-name="Preformatted_20_Text">Unmasked <text:s text:c="7"/>ACCCAACACATTTTAGCTATGTGACTGCCATGAAAAGGTGATTTGACAAAATAGGCCAAG</text:p>
      <text:p text:style-name="Preformatted_20_Text">Masked <text:s text:c="9"/>NCCCAACACATTTTAGCTATGTGACTGCCATGAAAAGGTGATTTGACAAAATAGGCCAAG</text:p>
      <text:p text:style-name="Preformatted_20_Text"><text:s text:c="17"/>***********************************************************</text:p>
      <text:p text:style-name="Preformatted_20_Text"/>
      <text:p text:style-name="Preformatted_20_Text">Unmasked <text:s text:c="7"/>GTTTCATTGCAACATAAATAACACTCCTATTATATAATTCAGATTAAACTGCAAAGCACC</text:p>
      <text:p text:style-name="Preformatted_20_Text">Masked <text:s text:c="9"/>GTTTCATTGCAACATAAATAACACTCCTATTATATAATTCAGATTAAACTGCAAAGC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TTTTTAACTTGTCCTTTCTCACATCATGTTTTAGAATACAACAGTTGTAAAATAGC</text:p>
      <text:p text:style-name="Preformatted_20_Text">Masked <text:s text:c="9"/>GAGTTTTTTAACTTGTCCTTTCTCACATCATGTTTTAGAATACAACAGTTGTAAAA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TTAAACGGTTAGCATCCAAGACTGTGAGAAGAGACTCTGAAATTGTTAATGGTTG</text:p>
      <text:p text:style-name="Preformatted_20_Text">Masked <text:s text:c="9"/>ATATATTAAACGGTTAGCATCCAAGACTGTGAGAAGAGACTCTGAAATTGTTAATG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AGCACAGCGTCTTGCACCTGGGAAAGAATGACCGCAAGTATCAGTACAGACTGGG</text:p>
      <text:p text:style-name="Preformatted_20_Text">Masked <text:s text:c="9"/>CAGTTNNNNNNNNNNNNNNNNNNNNNNNNNNNNNNNNNNNNNNNNNNNNNNNNNNNNNNN</text:p>
      <text:p text:style-name="Preformatted_20_Text"><text:s text:c="16"/>***** <text:s text:c="54"/></text:p>
      <text:p text:style-name="Preformatted_20_Text"/>
      <text:p text:style-name="Preformatted_20_Text">Unmasked <text:s text:c="7"/>ACATGACCTGCTGGAGAGGAGCTCTGCAGAGAAGGACCTGGGTGTCCTGGTAGACAG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GGCAATGAGCCAGTAGTGTGCCCTGGCATCTGAGAAGGCCAATGGTATCCTGGG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TATTAAGGAGTGTGGACAGCAGATCAAGGGAGGGGATCCACCTCCCTCTACTCT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CTCAGTCCTAATCTGAAGTACTGTAACCAGTTCTGGGCTCCCAGTACAAAAAAG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ATCTCCTGAAAAGAGTCCAGAGGAGGGACACAAAGATGATAGAGGGCCTGGAGTA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TCTGTGAGGAAAGGCTGTGAGGAAAGGCTGACTTGGGTCTGTTCAGCCTTGAGA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GATTGAGAGGGGATCTTATTTATAAGTATTGTAAGTGAGGGGAACCAAAGGGAC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AACCTCCTTTCAGCAGTCTGTGGGGACAGAATAAGCAAAAAGGCCATAAAATTG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GGATGTTCCACAGAAATATACGAAGGAACTTCTTCACAGTGAAGGTAATGGAGCACT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CAGGCTGTCCAGAGGGGTTGTGGAATCTCCTTCTCTGGAGATATTCAGGACTCAGG</text:p>
      <text:p text:style-name="Preformatted_20_Text">Masked <text:s text:c="9"/>NNNNNNNNNNNNNNNNNNNNNNNNNNNNNNNNNNNNNNNNNNNNNNNNNNNNNNCTCAGG</text:p>
      <text:p text:style-name="Preformatted_20_Text"><text:s text:c="70"/>******</text:p>
      <text:p text:style-name="Preformatted_20_Text"/>
      <text:p text:style-name="Preformatted_20_Text">Unmasked <text:s text:c="7"/>CAGATGAGCTGCTCAGCCTGATGGTGGAGCTTAGGGAGGAGGTAGAGAGATTAAGAACCA</text:p>
      <text:p text:style-name="Preformatted_20_Text">Masked <text:s text:c="9"/>CAGATGAGCTGCTCAGCCTGATGGTGGAGCTTAGGGAGGAGGTAGAGAGATTAAGA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GAGTGTGAGAGGGAGATAGACTTCTCTGCAAGAACAGAGCAGAGATTGCAACCCC</text:p>
      <text:p text:style-name="Preformatted_20_Text">Masked <text:s text:c="9"/>TTAGAGAGTGTGAGAGGGAGATAGACTTCTCTGCAAGAACAGAGCAGAGATTGCAA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CTGTGGGAGACCCTCTCCCTTGCTGTGCTCAGCCCGAGAGAGACAACTTGAAAAGA</text:p>
      <text:p text:style-name="Preformatted_20_Text">Masked <text:s text:c="9"/>CAAACTGTGGGAGACCCTCTCCCTTGCTGTGCTCAGCCCGAGAGAGACAACTTGA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AGGAATGGCAGCAGGTCCCACCCACCTCAGTGACGCAGGTGGCACCCATCCTGACC</text:p>
      <text:p text:style-name="Preformatted_20_Text">Masked <text:s text:c="9"/>GAGGAGGAATGGCAGCAGGTCCCACCCACCTCAGTGACGCAGGTGGCACCCATCCTG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CAGTTCCTCAGGTGCCTCTAAGTAATAGGTTTGAAGCCCTGAAACTGGAGGGTGA</text:p>
      <text:p text:style-name="Preformatted_20_Text">Masked <text:s text:c="9"/>TGCCTCAGTTCCTCAGGTGCCTCTAAGTAATAGGTTTGAAGCCCTGAAACTGGAGG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CTGAGAATGAGGTGGAGGGACAGCCTCCAAGCTTTTCTAAGGGTTGGCTCCATGCTT</text:p>
      <text:p text:style-name="Preformatted_20_Text">Masked <text:s text:c="9"/>GGTCTGAGAATGAGGTGGAGGGACAGCCTCCAAGCTTTTCTAAGGGTTGGCTCCA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CAGCCTCTTCCAGTAAAGAAAGAAAAGAAAAGAAAGTGATAGTCATAGATGACTC</text:p>
      <text:p text:style-name="Preformatted_20_Text">Masked <text:s text:c="9"/>GAAGACAGCCTCTTCCAGTAAAGAAAGAAAAGAAAAGAAAGTGATAGTCATAGATG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CTAAAAGGAACTGAGGGCCTGATATGTCAGCTTGACCCCACCCATAGAGAAGAGTG</text:p>
      <text:p text:style-name="Preformatted_20_Text">Masked <text:s text:c="9"/>CCTTCTAAAAGGAACTGAGGGCCTGATATGTCAGCTTGACCCCACCCATAGAGAAG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CTACCTAAGCCATGAGCCAGGGATATCTCTAGAAAGCTTCCTGGGCTTATTCGCCC</text:p>
      <text:p text:style-name="Preformatted_20_Text">Masked <text:s text:c="9"/>CTGCCTACCTAAGCCATGAGCCAGGGATATCTCTAGAAAGCTTCCTGGGCTTATTCG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ACTACTGTTCCTTATTGGTAGTTCAGGTTGGCAGTGGTAATGCTGCTGAGAGAAG</text:p>
      <text:p text:style-name="Preformatted_20_Text">Masked <text:s text:c="9"/>ATCTGACTACTGTTCCTTATTGGTAGTTCAGGTTGGCAGTGGTAATGCTGCTGAG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AGGGCTATCAGAAATGACTTCAGGAGACTGGGAAGCTATTTGATGGAGCAGGCGTG</text:p>
      <text:p text:style-name="Preformatted_20_Text">Masked <text:s text:c="9"/>CCTGAGGGCTATCAGAAATGACTTCAGGAGACTGGGAAGCTATTTGATGGAGCAGGC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TGGTCTTGTCTTCTATCCCTTGAGAGGCAGGGAAGGACACTGAGAGGATCAAAAAA</text:p>
      <text:p text:style-name="Preformatted_20_Text">Masked <text:s text:c="9"/>CAGGTGGTCTTGTCTTCTATCCCTTGAGAGGCAGGGAAGGACACTGAGAGGATC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TCCTCGTAAATAAATGGCTTAGAGGTTGGTGCAGGCACAAGAATTTTGTTTTTTT</text:p>
      <text:p text:style-name="Preformatted_20_Text">Masked <text:s text:c="9"/>AACTCTCCTCGTAAATAAATGGCTTAGAGGTTGGTGCAGGCACAAGAATTTTGTTTTT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TGACCATGGGGCAATTTACTCGGCTCCTGGCGTGACGGCTGCATATGGAGCTCACCTGT</text:p>
      <text:p text:style-name="Preformatted_20_Text">Masked <text:s text:c="9"/>TTGACCATGGGGCAATTTACTCGGCTCCTGGCGTGACGGCTGCATATGGAGCTCAC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AGGGGTAAAAGGATCCTAGCCCAGGAACAGGAGGGACTCATTGAAAGGTCTTTAA</text:p>
      <text:p text:style-name="Preformatted_20_Text">Masked <text:s text:c="9"/>CTGCAAGGGGTAAAAGGATCCTAGCCCAGGAACAGGAGGGACTCATTGAAAGGTC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GGTAAGAAGGGAGAAGGGGACAAAATGTGGGCCATTGCTGTTGAGCAGGTAGTTTG</text:p>
      <text:p text:style-name="Preformatted_20_Text">Masked <text:s text:c="9"/>ACTAGGTAAGAAGGGAGAAGGGGACAAAATGTGGGCCATTGCTGTTGAGCAGGTA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AAAACTGAGCTTGATGGGTGATGAGGGTGGAGTTCTAAGGGATGGAGAGTGGCA</text:p>
      <text:p text:style-name="Preformatted_20_Text">Masked <text:s text:c="9"/>AAGCTGAAAACTGAGCTTGATGGGTGATGAGGGTGGAGTTCTAAGGGATGGAGAGT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GATGCTGCTTCCATAAAGCATCTGTATACTAATGCGCACAGTATGAGAAATAAACA</text:p>
      <text:p text:style-name="Preformatted_20_Text">Masked <text:s text:c="9"/>GGGGGATGCTGCTTCCATAAAGCATCNNNNNNNNNNNNNNNNNNNNNNNNNNNNNNNNNN</text:p>
      <text:p text:style-name="Preformatted_20_Text"><text:s text:c="16"/>************************** <text:s text:c="33"/></text:p>
      <text:p text:style-name="Preformatted_20_Text"/>
      <text:p text:style-name="Preformatted_20_Text">Unmasked <text:s text:c="7"/>GGAAGAGCTGGAGATTTGTGTATGGTCACACGGCTATGATCTCATTGCAATCACGGA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GTAGGACAGCTTGCATGACTGGAATGTTGTCATGGAGGGCTATGTGCTTTTTAG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TCAGCTGGGGAGGCGAGGTGGTGGAGTTGCTCATTATGTGAGAGAGCAGCTAGA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TTGAACTGCACCTGGGGGAGAGCGGTGTAGCAGTGGAGAGCTTGTGGGTGAGAAT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TGGGCTGGTGTGGCTGACACTGTTGTGGATGTGTACTGCTGGCCCCCTGATC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GGATGTTGATGAGGCCTTCCACAAGCAACTGGAAAATAGTGTCAAGATTCCAGGC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TGCTTATGGGAGATTTCAATTATCCAGATATTTGCTGGAAAAGCAATGTGGCCA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CGCAGTCCAGACGGTTCCTGCAATGTGTTGAAGACAACTTCCTGATGCAGGTGG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ACTGACGAGGGGAGGGGTGTTGCTGGACGTTATTCTCATTAATAAGGAAAGGC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AGGAAGTAAGGGCTGGGGGCAACTTGGGTTGTAGTGACCACAAGATGATGAAGT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AGATCTTGAGCGGAAGAAGTAAAGCGAAAAGTAGGATTGCTACCCTGGACTTTAGG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ACTTTGATCTCTTCCAGGACCTACTTGTAGCTATCCCTTGGGCTAGGGTATTAG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AGGGGGCCTGTGAGAGCTGGTCGGCATTGAAGTAGCTCTTCTTCCAGGCTCAGGA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TGCGTCCCTGTGAGGAAGAAATTGGGAAAGGGTGGCAGGAGACCTGTGTGGATGA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GCTCATGCGCAAACTCAAAGGAAAGAAGAAGGCCCATGAAATGTGGAAAAAGA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CCACTTGGGAAGAATACAGGAATGTTGTCAGGGCTTGCAGAGGTGCAACGAGG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AAAGTTCGCCTGGAATTGAATCTGGCAAAGGTGATAAAGGATAACAAAAAAGGCT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AGTACGTTAACAGTAAAAGGAAGACTAGGGAGAATGTAGCACCCCTACTAAGTG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TGTTCTGGTAACAGGGGATGCTGAGAAGGCAGAGATACTGAATGNNNNNNNNNNNN</text:p>
      <text:p text:style-name="Preformatted_20_Text">Masked <text:s text:c="9"/>NNNNNNNNNNNNNNNNNNNNNNNNNNNNNNNNNNNNNNNNNNNNNNTGNNNNNNNNNNNN</text:p>
      <text:p text:style-name="Preformatted_20_Text"><text:s text:c="62"/>**************</text:p>
      <text:p text:style-name="Preformatted_20_Text"/>
      <text:p text:style-name="Preformatted_20_Text">Unmasked <text:s text:c="7"/>NNNNNNNNNNNNNNNNNNNNNNNNNNNNNNNNNNNNNNNNNNNNNNNNNNNNNNNNNNNN</text:p>
      <text:p text:style-name="Preformatted_20_Text">Masked <text:s text:c="9"/>NNNNNNNNNNNNNNNNNNNNNNNNNNNNNNNNNNNNNNNNNNNNNNNNNNNNNNNNNNNN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NNNNNNNNNNNNNNNNNNNNNNNNNNNNGTAGGGAACCTGCTTTGGCAGGGGGGTTGGCC</text:p>
      <text:p text:style-name="Preformatted_20_Text">Masked <text:s text:c="9"/>NNNNNNNNNNNNNNNNNNNNNNNNNNNNGTNNNNNNNNNNNNNNNNNNNNNNNNNNNNNN</text:p>
      <text:p text:style-name="Preformatted_20_Text"><text:s text:c="16"/>****************************** <text:s text:c="29"/></text:p>
      <text:p text:style-name="Preformatted_20_Text"/>
      <text:p text:style-name="Preformatted_20_Text">Unmasked <text:s text:c="7"/>TCGATGATCTCTGGAGCTCCCTTCCAACCCCTGTGATTCTGTAACTCACCAGGACACCTA</text:p>
      <text:p text:style-name="Preformatted_20_Text">Masked <text:s text:c="9"/>NNNNNNNNNNNNNNNNNNNNNNNNNNNNNNNNNNNNNNNNNNNNNNNACCAGGACACCTA</text:p>
      <text:p text:style-name="Preformatted_20_Text"><text:s text:c="63"/>*************</text:p>
      <text:p text:style-name="Preformatted_20_Text"/>
      <text:p text:style-name="Preformatted_20_Text">Unmasked <text:s text:c="7"/>CCTATGCAGCCTGCTGTAGGGAGCCTGCTTTGCTTGTTGGACTTGATGATCTCTGGAAGC</text:p>
      <text:p text:style-name="Preformatted_20_Text">Masked <text:s text:c="9"/>CCTATGCAGCCTGCTGTAGGGAGCCTGCTTTGCTTGTNNNNNNNNNNNNNNNNNNNNNNN</text:p>
      <text:p text:style-name="Preformatted_20_Text"><text:s text:c="16"/>************************************* <text:s text:c="22"/></text:p>
      <text:p text:style-name="Preformatted_20_Text"/>
      <text:p text:style-name="Preformatted_20_Text">Unmasked <text:s text:c="7"/>CTCTTCCAACCCCTACAATTCTGTGTTTCTCTGGTTATACTAAATAATACTAATTATCAC</text:p>
      <text:p text:style-name="Preformatted_20_Text">Masked <text:s text:c="9"/>NNNNNNNNNNNNNNNNNNNNNNNNNNNNNNNNNGTTATACTAAATAATACTAATTATCAC</text:p>
      <text:p text:style-name="Preformatted_20_Text"><text:s text:c="49"/>***************************</text:p>
      <text:p text:style-name="Preformatted_20_Text"/>
      <text:p text:style-name="Preformatted_20_Text">Unmasked <text:s text:c="7"/>AGAAACTCATGAAAGAGTTCAGAGGGAGAATGGTGAAAGAATCACGGCAACCAATAATTC</text:p>
      <text:p text:style-name="Preformatted_20_Text">Masked <text:s text:c="9"/>AGAAACTCATGAAAGAGTTCAGAGGGAGAATGGTGAAAGAATCACGGCAACCAATAATT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ACTTGAGCCTTCATTTTCTCTGTTATATATGTTTTCAAATTCAGTTATACATGTTACAG</text:p>
      <text:p text:style-name="Preformatted_20_Text">Masked <text:s text:c="9"/>AACTTGAGCCTTCATTTTCTCTGTTATATATGTTTTCAAATTCAGTTATACATGTT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TTACTTGAGATCACCTATAGTGTGAATTGATGTCAGTTGCATATTATTAAAATATT</text:p>
      <text:p text:style-name="Preformatted_20_Text">Masked <text:s text:c="9"/>GTATTTACTTGAGATCACCTATAGTGTGAATTGATGTCAGTTGCATATTATTAAA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GTCTTGAGTTTGTCAGAGATTGCTTGACTTTACAAAATTAATTGTGAGCACTGTT</text:p>
      <text:p text:style-name="Preformatted_20_Text">Masked <text:s text:c="9"/>TTTTTGTCTTGAGTTTGTCAGAGATTGCTTGACTTTACAAAATTAATTGTGAGCA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CTTTTTTTTTTTTAAGTAAATATCTTTTTAAAGCAAAAGTAGGCTGCTTACCAG</text:p>
      <text:p text:style-name="Preformatted_20_Text">Masked <text:s text:c="9"/>TCTTTTCTTTTTTTTTTTTAAGTAAATATCTTTTTAAAGCAAAAGTAGGCTGCTTA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TGGCAGGGGCGCTTGCTACCAAATGTGCCTGATATTGAAGTTTTTAAATTCAGTG</text:p>
      <text:p text:style-name="Preformatted_20_Text">Masked <text:s text:c="9"/>TAATATGGCAGGGGCGCTTGCTACCAAATGTGCCTGATATTGAAGTTTTTAAATTC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GAAGAGGAAAAAAAAAATAAAAAATAAAAAATAAAAAATAAAAATAAAAAAAAAA</text:p>
      <text:p text:style-name="Preformatted_20_Text">Masked <text:s text:c="9"/>ACAAGGAAGAGGNNNNNNNNNNNNNNNNNNNNNNNNNNNNNNNNNNNNNNNNNNNNNNNN</text:p>
      <text:p text:style-name="Preformatted_20_Text"><text:s text:c="16"/>************ <text:s text:c="47"/></text:p>
      <text:p text:style-name="Preformatted_20_Text"/>
      <text:p text:style-name="Preformatted_20_Text">Unmasked <text:s text:c="7"/>AATCACGTAACATTGACAAGGCCTAAATTGTTCAGTTCCCAGTTATTTTTTTTGAAGGTT</text:p>
      <text:p text:style-name="Preformatted_20_Text">Masked <text:s text:c="9"/>NNNCACGTAACATTGACAAGGCCTAAATTGTTCAGTTCCCAGTTATTTTTTTTGAAGGTT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TAAGGAAGAGATCTTGTAGAGTAAAGGCCCGTTGCTATCCTCTACCCTGGGAAAGCTCAT</text:p>
      <text:p text:style-name="Preformatted_20_Text">Masked <text:s text:c="9"/>TAAGGAAGAGATCTTGTAGAGTAAAGGCCCGTTGCTATCCTCTACCCTGGGAAAGC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AATGAGCTAAGTGAATACCCAAAGAGTCACAGATACCTGCTGCAAGTCTTTAGCTC</text:p>
      <text:p text:style-name="Preformatted_20_Text">Masked <text:s text:c="9"/>GGTAAATGAGCTAAGTGAATACCCAAAGAGTCACAGATACCTGCTGCAAGTCTTTA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GGGTTAACAGTGAGAGCAGGACCTCCTTGCTTTGGAGCTGGAATGTTTTTAGGAAA</text:p>
      <text:p text:style-name="Preformatted_20_Text">Masked <text:s text:c="9"/>AGAAGGGTTAACAGTGAGAGCAGGACCTCCTTGCTTTGGAGCTGGAATGTTTTTA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TTTCTGTTTTGCTTCTCCAAACTAAAAACAAATGAGCTGGCAGGTGTTTAACACGTG</text:p>
      <text:p text:style-name="Preformatted_20_Text">Masked <text:s text:c="9"/>GGGTTTCTGTTTTGCTTCTCCAAACTAAAAACAAATGAGCTGGCAGGTGTTTAACAC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GGCGAGAAGTTTGCATGTGAAGGCATGGGGAGCACAGGGCCGTCTCTCTCTCCCT</text:p>
      <text:p text:style-name="Preformatted_20_Text">Masked <text:s text:c="9"/>AAAAGGGCGAGAAGTTTGCATGTGAAGGCATGGGGAGCACAGGGCCGTCTCTCTCT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AGAGTTTGCACAACTGCTGGTGAGTGATTTGCATGTTCTTGAACTTTTTTTTTCT</text:p>
      <text:p text:style-name="Preformatted_20_Text">Masked <text:s text:c="9"/>TCAAAAGAGTTTGCACAACTGCTGGTGAGTGATTTGCATGTTCTTGAACTTTTTT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GGCAGAGGTGGGGAAGGACACGTTGAGGAAAAAGGGAAGTTAGAGGCGTTTTGCT</text:p>
      <text:p text:style-name="Preformatted_20_Text">Masked <text:s text:c="9"/>TCCCAGGCAGAGGTGGGGAAGGACACGTTGAGGAAAAAGGGAAGTTAGAGGCGTT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TGTCTGTTCCTCTTGCTTTTCCACTTCTTCTTCCTGCTGGTAACAGCAGCTGGGG</text:p>
      <text:p text:style-name="Preformatted_20_Text"><text:soft-page-break/>Masked <text:s text:c="9"/>AAGGATGTNNNNNNNNNNNNNNNNNNNNNNNNNNNNNNNNGCTGGTAACAGCAGCTGGGG</text:p>
      <text:p text:style-name="Preformatted_20_Text"><text:s text:c="16"/>******** <text:s text:c="31"/>********************</text:p>
      <text:p text:style-name="Preformatted_20_Text"/>
      <text:p text:style-name="Preformatted_20_Text">Unmasked <text:s text:c="7"/>GCGTGCTGAGGGGAAAGCCAGGCCAAATAGTTCCCCACCAAAGTATTTATACCAGGGTAT</text:p>
      <text:p text:style-name="Preformatted_20_Text">Masked <text:s text:c="9"/>GCGTGCTGAGGGGAAAGCCAGGCCAAATAGTTCCCCACCAAAGTATTTATACCAGG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GGAGGTAAGTGAAATAACTTCTTCTATATGAAAGCTGCTTCCTCCCTCATATCCC</text:p>
      <text:p text:style-name="Preformatted_20_Text">Masked <text:s text:c="9"/>ATGTGGGAGGTAAGTGAAATAACTTCTTCTATATGAAAGCTGCTTCCTCCCTCATA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TATCGGCTGAGGAGGAAGCCAATCCAGCAGATAATTCCCCACTTGACCATGTATAC</text:p>
      <text:p text:style-name="Preformatted_20_Text">Masked <text:s text:c="9"/>ACCATATCGGCTGAGGAGGAAGCCAATCCAGCAGATAATTCCCCACTTGACCATGT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CACTTACCACCAAATACTCTCTTTTCCCACTTCAGGATTCTTCTCCTTTTCCTGCT</text:p>
      <text:p text:style-name="Preformatted_20_Text">Masked <text:s text:c="9"/>TCCTCACTTACCACCAAATACTCTCTTTTCCCACTTCAGGATTCTTCTCCTTTTC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GGACACAGTAACTACTAAGGTAGTCACAAGGCTTTCCCCGGCATTCTAGGTCCGGG</text:p>
      <text:p text:style-name="Preformatted_20_Text">Masked <text:s text:c="9"/>TCCAGGACACAGTAACTACTAAGGTAGTCACAAGGCTTTCCCCGGCATTCTAGGTCC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GATAATGCAGAGAGGCAGAACTGAGGCGGGGCAGGGCAAGGCCAGGCTCTGCTGAG</text:p>
      <text:p text:style-name="Preformatted_20_Text">Masked <text:s text:c="9"/>CAGGGATAATGCAGAGAGGCAGAACTGAGGCGGGGCAGGGCAAGGCCAGGCTCTG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ATGGGGGGAACAGAGGGAGCACAACTTTGTGAGGGGAGACAAAGGGCTGCCCACTC</text:p>
      <text:p text:style-name="Preformatted_20_Text">Masked <text:s text:c="9"/>GTGCATGGGGGGAACAGAGGGAGCACAACTTTGTGAGGGGAGACAAAGGGCTGCCC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CAGGTGTCAAGCTCCTCTCCCCCACAAAATGCCCCTGCCCAACTCATTGTAGCCCC</text:p>
      <text:p text:style-name="Preformatted_20_Text">Masked <text:s text:c="9"/>TTCCCAGGTGTCAAGCTCCTCTCCCCCACAAAATGCCCCTGCCCAACTCATTGTAG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CACTCCTCCACCATCCTTATACCATTTTCTATAGCCTTCCACTCACCTACTGATTT</text:p>
      <text:p text:style-name="Preformatted_20_Text">Masked <text:s text:c="9"/>GCCACACTCCTCCACCATCCTTATACCATTTTCTATAGCCTTCCACTCACCTACT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GCTTCCTGCCTTGCATGCCTTACCAAGACGGCCCCCAGGCCTGTGGACAAGATGT</text:p>
      <text:p text:style-name="Preformatted_20_Text">Masked <text:s text:c="9"/>TAGCAGCTTCCTGCCTTGCATGCCTTACCAAGACGGCCCCCAGGCCTGTGGACAA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TGTCCTTACCACAAGCCCAGAGCACACTACTGAAAACTCAGCAGTCAGCTTCACA</text:p>
      <text:p text:style-name="Preformatted_20_Text">Masked <text:s text:c="9"/>CTGAATGTCCTTACCACAAGCCCAGAGCACACTACTGAAAACTCAGCAGTCAGCT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CACCTGCTATTTAGCTCATCTTAATCATTAAACCATCTAATCAAGCTGCTATCTG</text:p>
      <text:p text:style-name="Preformatted_20_Text">Masked <text:s text:c="9"/>CACATCACCTGCTATTTAGCTCATCTTAATCATTAAACCATCTAATCAAGCTGCT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GCTGTGCTCCTCAGCAAGGCATGAATTGTGGTGTGTGGGAAGTTAGGGGCAATGT</text:p>
      <text:p text:style-name="Preformatted_20_Text">Masked <text:s text:c="9"/>TGCCAGCTGTGCTCCTCAGCAAGGCATGAATTGTGGTGTGTGGGAAGTTAGGGGCA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TGTCTGAGCATGTCAGGGCTGCTCTCCAGCACAGTCAGCCCTGCACTATCAAGAGA</text:p>
      <text:p text:style-name="Preformatted_20_Text">Masked <text:s text:c="9"/>GGTGTGTCTGAGCATGTCAGGGCTGCTCTCCAGCACAGTCAGCCCTGCACTATCAAGAG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ATTTTGAGGTGCCTGTGGACCATTTAGTGAAGGCTCAGCATTCCCAATTCCCATCTAAT</text:p>
      <text:p text:style-name="Preformatted_20_Text">Masked <text:s text:c="9"/>GATTTTGAGGTGCCTGTGGACCATTTAGTGAAGGCTCAGCATTCCCAATTCCCATC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ACAGGTTTTGCATCCAAAAACAGGTTTTGCCTTTGAGGAAATGTTTCGTAGGGTC</text:p>
      <text:p text:style-name="Preformatted_20_Text">Masked <text:s text:c="9"/>CAGAGACAGGTTTTGCATCCAAAAACAGGTTTTGCCTTTGAGGAAATGTTTCGTAGG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CCAACAGAGCTCAGGTCAAGCTATTAAAAAAAAAAAAAATCTTTTCAAATATAATT</text:p>
      <text:p text:style-name="Preformatted_20_Text">Masked <text:s text:c="9"/>TGAGCCAACAGAGCTCAGGTCAAGCTATTAAAAAAAAAAAAAATCTTTTCAAATA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TGTACTAATAGAGGTTTTACATCAGCTTTTGATGCTCACTGGAAGACCTATGCTC</text:p>
      <text:p text:style-name="Preformatted_20_Text">Masked <text:s text:c="9"/>TTTTTTGTACTAATAGAGGTTTTACATCAGCTTTTGATGCTCACTGGAAGACCTAT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TGAGTGGTTTAGTGCAGTGCTTACAGCCAAGCTGATCCACAAGGACAGGCACATG</text:p>
      <text:p text:style-name="Preformatted_20_Text">Masked <text:s text:c="9"/>TGAAATGAGTGGTTTAGTGCAGTGCTTACAGCCAAGCTGATCCACAAGGACAGGC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GACACTCTGGAGTACACTGAACTTTCCTCTATGGAGGAAACATTTGTTTTACAAA</text:p>
      <text:p text:style-name="Preformatted_20_Text">Masked <text:s text:c="9"/>ACTGTGACACTCTGGAGTACACTGAACTTTCCTCTATGGAGGAAACATTTGTTTT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AACGGGCATGGGGAAGTTCTGTCATCATCTTTTGCCTTCTTTCTTCAGTTTTCAAA</text:p>
      <text:p text:style-name="Preformatted_20_Text">Masked <text:s text:c="9"/>GTTTAACGGGCATGGGGAAGTTCTGTCATCATCTTTTGCCTTCTTTCTTCAGTTT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ACTCCCATTAGTATAAAGAAATCTTGAGATGGTAATTATATTCAACACTTTCATC</text:p>
      <text:p text:style-name="Preformatted_20_Text">Masked <text:s text:c="9"/>AGCTGACTCCCATTAGTATAAAGAAATCTTGAGATGGTAATTATATTCAACACTTT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GTAATTATGGCAGTCTAAAAGAACCACAGCATCAACTTGATGTGCTTTCAGGGTA</text:p>
      <text:p text:style-name="Preformatted_20_Text">Masked <text:s text:c="9"/>AGAATGTAATTATGGCAGTCTAAAAGAACCACAGCATCAACTTGATGTGCTTTCAG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GCCTGTCAGCTGTCCACAAATAGTATCTGGGAAGCCCAGCTGTTGCCGTATATGTG</text:p>
      <text:p text:style-name="Preformatted_20_Text">Masked <text:s text:c="9"/>TCCTGCCTGTCAGCTGTCCACAAATAGTATCTGGGAAGCCCAGCTGTTGCCGTAT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GCATTTAGACATGAGACAATGCCGTTAATTTGTTCATGACCACATCAAACTTGTG</text:p>
      <text:p text:style-name="Preformatted_20_Text">Masked <text:s text:c="9"/>ACAGTGCATTTAGACATGAGACAATGCCGTTAATTTGTTCATGACCACATCAAAC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AATACTAAAACTGCTTTCAAATATCAACCTTGTGGAATTGGAACAGCACACATTT</text:p>
      <text:p text:style-name="Preformatted_20_Text">Masked <text:s text:c="9"/>TCAGAAATACTAAAACTGCTTTCAAATATCAACCTTGTGGAATTGGAACAGCACAC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AGTCTGGCCCCGTCTTGCAGACACAAAGATAACACAGTCTGCTCTGACAAGAAAT</text:p>
      <text:p text:style-name="Preformatted_20_Text">Masked <text:s text:c="9"/>CAGGAAGTCTGGCCCCGTCTTGCAGACACAAAGATAACACAGTCTGCTCTGACA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CAATAAAAACAGAAGCTCCTGCCAGTGTTCATGAATATCAAATTTCTACTGAAAAT</text:p>
      <text:p text:style-name="Preformatted_20_Text">Masked <text:s text:c="9"/>ATAGCAATAAAAACAGAAGCTCCTGCCAGTGTTCATGAATATCAAATTTCTACTG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TGCTTTCCAGAATGATACTGTAACTGGATCACAGCCATGGCTACCTGTCGTGGGCA</text:p>
      <text:p text:style-name="Preformatted_20_Text">Masked <text:s text:c="9"/>CAGGTGCTTTCCAGAATGATACTGTAACTGGATCACAGCCATGGCTACCTGTCGTGGGC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CGGCTGTACACACTGTCAGCACTGCTCCCAGGATTGGCATAGCAGTGCTAAGCAGGCAT</text:p>
      <text:p text:style-name="Preformatted_20_Text">Masked <text:s text:c="9"/>GCGGCTGTACACACTGTCAGCACTGCTCCCAGGATTGGCATAGCAGTGCTAAGCAG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CTCATTGCCTCGTCTTCTGACTGTGGTAGAATTATTGAAGTGTTATCTTCCAGGA</text:p>
      <text:p text:style-name="Preformatted_20_Text">Masked <text:s text:c="9"/>ATTAACTCATTGCCTCGTCTTCTGACTGTGGTAGAATTATTGAAGTGTTATCTTCC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CATGAAACTAGACAGACTAACCCTCTGAGAACAGGCACATGCAACTGATTTTCCAC</text:p>
      <text:p text:style-name="Preformatted_20_Text">Masked <text:s text:c="9"/>GTGGCATGAAACTAGACAGACTAACCCTCTGAGAACAGGCACATGCAACTGATTTT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AAAAATACATAATCTCTTCTGCTGAACTTGGTCTGCCACTAGGTGGCAAAAGACCTA</text:p>
      <text:p text:style-name="Preformatted_20_Text">Masked <text:s text:c="9"/>ACGAAAAATACATAATCTCTTCTGCTGAACTTGGTCTGCCACTAGGTGGCAAAAGA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GGAGTTATGAGGAGATTGAAAGACAGGCTTCTCCGAAAAACTGACTTGTTTTTATTAA</text:p>
      <text:p text:style-name="Preformatted_20_Text">Masked <text:s text:c="9"/>CGGGAGTTATGAGGAGATTGAAAGACAGGCTTCTCCGAAAAACTGACTTGTTTTT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TCCACATATCTGCATGCATTTTACATTACAGATGGAACAACTACTTCTGACCTAGG</text:p>
      <text:p text:style-name="Preformatted_20_Text">Masked <text:s text:c="9"/>GCACTCCACATATCTGCATGCATTTTACATTACAGATGGAACAACTACTTCTGACC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GACTGCCAGGCTTGCTTTATTGACATTAGTGCACCTGTCCGAAAGGGCTCTCCCA</text:p>
      <text:p text:style-name="Preformatted_20_Text">Masked <text:s text:c="9"/>AAGGGGACTGCCAGGCTTGCTTTATTGACATTAGTGCACCTGTCCGAAAGGGCTCT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ATTTTGTAGATGTGGTTTAAGGATTACCTGGCCAAAAAATAATTTCTGTGTTGCT</text:p>
      <text:p text:style-name="Preformatted_20_Text">Masked <text:s text:c="9"/>TGAACATTTTGTAGATGTGGTTTAAGGATTACCTGGCCAAAAAATAATTTCTGTG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TCCCAATCTTCCTCCAGTCTCCACAGCCGATTCTGTTATGCTATCAGACCTGCTTT</text:p>
      <text:p text:style-name="Preformatted_20_Text">Masked <text:s text:c="9"/>CATCTCCCAATCTTCCTCCAGTCTCCACAGCCGATTCTGTTATGCTATCAGACCT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TCACCTTGATCACTAAGATCAGCGAAAGGAAGCATGCTAAAACAACATGGAAAGCA</text:p>
      <text:p text:style-name="Preformatted_20_Text">Masked <text:s text:c="9"/>GGAATCACCTTGATCACTAAGATCAGCGAAAGGAAGCATGCTAAAACAACATGGA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TTATGTTTTTTTTTTTTTTCTTAATAGAATTTCACCTCTCCAGTTCACAGCATA</text:p>
      <text:p text:style-name="Preformatted_20_Text">Masked <text:s text:c="9"/>AAAAAATTATGTTTTTTTTTTTTTTCTTAATAGAATTTCACCTCTCCAGTTCACAG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GTAAAGATACCAACACAGCCGTGGCTGTAACAAGATCATGACTGTGACATTCTTTG</text:p>
      <text:p text:style-name="Preformatted_20_Text">Masked <text:s text:c="9"/>CCAAGTAAAGATACCAACACAGCCGTGGCTGTAACAAGATCATGACTGTGACATT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CACTGACCTGGAAGCCCAAAGCCGTTCAGACAGTTGCGACTGACTGCCACTGTAGG</text:p>
      <text:p text:style-name="Preformatted_20_Text">Masked <text:s text:c="9"/>TGAGCACTGACCTGGAAGCCCAAAGCCGTTCAGACAGTTGCGACTGACTGCCACTG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ACAACAATGCATGAAAGTTGCCTTAAAAAATAAACTTAAAGCATCTTAAAGCAGAG</text:p>
      <text:p text:style-name="Preformatted_20_Text">Masked <text:s text:c="9"/>GTGAACAACAATGCATGAAAGTTGCCTTAAAAAATAAACTTAAAGCATCTTAAAG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TCAGAGGCAACTATTTTCCCCTTTTATCTTTTGTCTGATTATGACAAAATAAATTA</text:p>
      <text:p text:style-name="Preformatted_20_Text">Masked <text:s text:c="9"/>CAAGTCAGAGGCAACTATTTTCCCCTTTTATCTTTTGTCTGATTATGACAAAATAAATT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AAGCAGATATTTTTCCAAAAGATATGTGGAAACCAAAATTTGAGTAAATGCTCTGTTA</text:p>
      <text:p text:style-name="Preformatted_20_Text">Masked <text:s text:c="9"/>TTAAGCAGATATTTTTCCAAAAGATATGTGGAAACCAAAATTTGAGTAAATGCTC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AAGCACATAAGACTGCAGTGATAAATTTTGCACTTGAGAATTTTGGAAAGTCATT</text:p>
      <text:p text:style-name="Preformatted_20_Text">Masked <text:s text:c="9"/>ACAAAAAGCACATAAGACTGCAGTGATAAATTTTGCACTTGAGAATTTTGGAAAGT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TACTGGGCTGTAGATGCCAGTTTTGGTCTACACCAATTCTGGAATGGCATGCTTCT</text:p>
      <text:p text:style-name="Preformatted_20_Text">Masked <text:s text:c="9"/>GTTATACTGGGCTGTAGATGCCAGTTTTGGTCTACACCAATTCTGGAATGGCATG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AAGAAGATAGCGTCTTTATTTGATATGTTTGTCATGCTTAAATCTGTGAAGTTCTT</text:p>
      <text:p text:style-name="Preformatted_20_Text">Masked <text:s text:c="9"/>ATACAAGAAGATAGCGTCTTTATTTGATATGTTTGTCATGCTTAAATCTGTGAAG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CTGCTTCTGCTTCTGTTTTTGCGGAAAGTAGTAGTAGTACAAAACAGCTCCAGTGT</text:p>
      <text:p text:style-name="Preformatted_20_Text">Masked <text:s text:c="9"/>ATTGCTGCTTCTGCTTCTGTTTTTGCGGAAAGTAGTAGTAGTACAAAACAGCTCCA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TCAGCCTTGCAGGTCATGTTCCTTAAAATACTAATTCCTTCACATTCTTTCTTCAG</text:p>
      <text:p text:style-name="Preformatted_20_Text">Masked <text:s text:c="9"/>GCTTTCAGCCTTGCAGGTCATGTTCCTTAAAATACTAATTCCTTCACATTCTTTC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AGAAAAACTAATTTCCCCAAAGTACTCAGAAACATACTCCACTCTATGTGGAAGAA</text:p>
      <text:p text:style-name="Preformatted_20_Text">Masked <text:s text:c="9"/>ATAAAGAAAAACTAATTTCCCCAAAGTACTCAGAAACATACTCCACTCTATGTGG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GGGGATCCAGGAAGCCGTTGCACCTGCAAGTATAAAATGAATCATACATATTGTA</text:p>
      <text:p text:style-name="Preformatted_20_Text">Masked <text:s text:c="9"/>ATAGAGGGGATCCAGGAAGCCGTTGCACCTGCAAGTATAAAATGAATCATACATA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AGCAACGTTCACAGCACTTTTGCAGCCTAAACTGTGATTTTCGGTGTTTTTGTTGC</text:p>
      <text:p text:style-name="Preformatted_20_Text">Masked <text:s text:c="9"/>GATGAGCAACGTTCACAGCACTTTTGCAGCCTAAACTGTGATTTTCGGTGTTTTTG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TTTTCTCAGCAGCCTTCTATCAATTAGGAACGTCTTTACAACTGTGCAGTGGAT</text:p>
      <text:p text:style-name="Preformatted_20_Text">Masked <text:s text:c="9"/>AATTCATTTTCTCAGCAGCCTTCTATCAATTAGGAACGTCTTTACAACTGTGCAGT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AGAAGGCAGGAACTCTCTAGCACTCAGAGCTTCCAAGAGGAGTTCATTCTTTGAT</text:p>
      <text:p text:style-name="Preformatted_20_Text">Masked <text:s text:c="9"/>GAAGGAGAAGGCAGGAACTCTCTAGCACTCAGAGCTTCCAAGAGGAGTTCATTCTT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TATGATTTGCCTGATAATGTGAGCCATAACTTGCAGTAGTTTACCAGTGCAAAAT</text:p>
      <text:p text:style-name="Preformatted_20_Text">Masked <text:s text:c="9"/>CACTGTATGATTTGCCTGATAATGTGAGCCATAACTTGCAGTAGTTTACCAGTGC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ATATTGTTACATATAGCACTGTAAAACAGTTGTGCAGTCTGCCAAATAGAATAGCA</text:p>
      <text:p text:style-name="Preformatted_20_Text">Masked <text:s text:c="9"/>GACTATATTGTTACATATAGCACTGTAAAACAGTTGTGCAGTCTGCCAAATAGAA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CAAAGTCCAATCTGCTGTAAGACTAATGATAAAAGCTTCATCACTTGTGATCAAT</text:p>
      <text:p text:style-name="Preformatted_20_Text">Masked <text:s text:c="9"/>AGTTACAAAGTCCAATCTGCTGTAAGACTAATGATAAAAGCTTCATCACTTGTGA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ATTTTCACAAATAAATATGAGTTTATAAATCAAATACAGGGCATAGCAGAATAAAT</text:p>
      <text:p text:style-name="Preformatted_20_Text"><text:soft-page-break/>Masked <text:s text:c="9"/>GTGTATTTTCACAAATAAATATGAGTTTATAAATCAAATACAGGGCATAGCAGAA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GAAGAATATTGCTCAGAACTGCATTTCTCCCACTAAGAAAAAAAAATTGAAGTAA</text:p>
      <text:p text:style-name="Preformatted_20_Text">Masked <text:s text:c="9"/>AGCATGAAGAATATTGCTCAGAACTGCATTTCTCCCACTAAGAAAAAAAAATTGAA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AAAAATTGTTTTCATTGGCAAGTGACAAATACAGAGAAAGTAGTAGTATTTTTGT</text:p>
      <text:p text:style-name="Preformatted_20_Text">Masked <text:s text:c="9"/>TTTTTAAAAATTGTTTTCATTGGCAAGTGACAAATACAGAGAAAGTAGTAGTATT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AATAAGCTTTCTCCAACACGCTAATAGTCTTCTGAACTAGCTAAAATAGAAATGTT</text:p>
      <text:p text:style-name="Preformatted_20_Text">Masked <text:s text:c="9"/>CTCAAATAAGCTTTCTCCAACACGCTAATAGTCTTCTGAACTAGCTAAAATAGAA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CAACTAATCCAGAAATGCCAAGCACCTCCAGTGCTTTAATTGGGCATTCAAAAAAT</text:p>
      <text:p text:style-name="Preformatted_20_Text">Masked <text:s text:c="9"/>TGCACAACTAATCCAGAAATGCCAAGCACCTCCAGTGCTTTAATTGGGCATTCAA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AAAAATGCACAGAAGAAGTAGTGATGAATAATGAGGAAGAAGCAAACAACATCTA</text:p>
      <text:p text:style-name="Preformatted_20_Text">Masked <text:s text:c="9"/>TTAAAAAAAATGCACAGAAGAAGTAGTGATGAATAATGAGGAAGAAGCAAACAAC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AGCTTGAAGACAAATTTTTTCATCTGCGATCTCATTACCATGCAGAGCTCCAGAAA</text:p>
      <text:p text:style-name="Preformatted_20_Text">Masked <text:s text:c="9"/>GTGAAGCTTGAAGACAAATTTTTTCATCTGCGATCTCATTACCATGCAGAGCTCC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ACTGAGCTGTATTTAGCAGAGGGTTGTGCCTTATGTTTTGGATTTATCTTCAGCAG</text:p>
      <text:p text:style-name="Preformatted_20_Text">Masked <text:s text:c="9"/>ATTCACTGAGCTGTATTTAGCAGAGGGTTGTGCCTTATGTTTTGGATTTATCTTC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GAGTTTCTCATAAAACTCGTTTTCTCAGTATCTTTCTTATCCTATATCGTACCAA</text:p>
      <text:p text:style-name="Preformatted_20_Text">Masked <text:s text:c="9"/>ATTTGGAGTTTCTCATAAAACTCGTTTTCTCAGTATCTTTCTTATCCTATATCGTA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TTTGATTTTTGCAGTAAACTGAGAGGCAAAAGGGTGAGGGAAAAAAAAAAAAAAAA</text:p>
      <text:p text:style-name="Preformatted_20_Text">Masked <text:s text:c="9"/>AGTCTTTGATTTTTGCAGTAAACTGAGAGGCAAAAGGGTGAGGGNNNNNNNNNNNNNNNN</text:p>
      <text:p text:style-name="Preformatted_20_Text"><text:s text:c="16"/>******************************************** <text:s text:c="15"/></text:p>
      <text:p text:style-name="Preformatted_20_Text"/>
      <text:p text:style-name="Preformatted_20_Text">Unmasked <text:s text:c="7"/>AAAAAAAAGGATTATGATCATAATTTAAAAACAACAACAACAAAAACTCTGTTAAAGCGA</text:p>
      <text:p text:style-name="Preformatted_20_Text">Masked <text:s text:c="9"/>NNNNNNNNGGATTATGATCATAATTTAAAAACAACAACAACAAAAACTCTGTTAAAGCGA</text:p>
      <text:p text:style-name="Preformatted_20_Text"><text:s text:c="24"/>****************************************************</text:p>
      <text:p text:style-name="Preformatted_20_Text"/>
      <text:p text:style-name="Preformatted_20_Text">Unmasked <text:s text:c="7"/>AAGCTTTAGAAAAAATGGCCAGCAGAATGTCTTGAGAAACTACTGGCGAGAGTGGGAGCA</text:p>
      <text:p text:style-name="Preformatted_20_Text">Masked <text:s text:c="9"/>AAGCTTTAGAAAAAATGGCCAGCAGAATGTCTTGAGAAACTACTGGCGAGAGTGGG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ACACCTTAGCTGACATCTTCGGTTGATGACTAGGAATGGATGCAGTGATTCTTTT</text:p>
      <text:p text:style-name="Preformatted_20_Text">Masked <text:s text:c="9"/>AAACAACACCTTAGCTGACATCTTCGGTTGATGACTAGGAATGGATGCAGTGATT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CAGCAGGTGGTTAGACTTCATGACCCAAGAGGTCCATATGCTTTCTTTACAATTTTA</text:p>
      <text:p text:style-name="Preformatted_20_Text">Masked <text:s text:c="9"/>TGGCAGCAGGTGGTTAGACTTCATGACCCAAGAGGTCCATATGCTTTCTTTACAA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CCACAAATATTTCCTTAAATATTGTTCTCTAAAATTCAAGCTTGTACCAATGCGGC</text:p>
      <text:p text:style-name="Preformatted_20_Text">Masked <text:s text:c="9"/>ATTCCCACAAATATTTCCTTAAATATTGTTCTCTAAAATTCAAGCTTGTACCAATGCGG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TATGGTGCAAATGCAATGCTGGAGCTCACACTGCTCTTAAGATATCGTGTAATGAATA</text:p>
      <text:p text:style-name="Preformatted_20_Text">Masked <text:s text:c="9"/>AATATGGTGCAAATGCAATGCTGGAGCTCACACTGCTCTTAAGATATCGTGTAAT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CGGTGGCAACAGCCAGCCTGAACACATTTTAGTTCCCTTTTCCTCTGCCACTTCTT</text:p>
      <text:p text:style-name="Preformatted_20_Text">Masked <text:s text:c="9"/>TAGCCGGTGGCAACAGCCAGCCTGAACACATTTTAGTTCCCTTTTCCTCTGCCAC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AATATCCTGAGGACAGCAGCTTTTTTTCTACTGGTCATGATAATGAAAACCACAAG</text:p>
      <text:p text:style-name="Preformatted_20_Text">Masked <text:s text:c="9"/>ACCTAATATCCTGAGGACAGCAGCTTTTTTTCTACTGGTCATGATAATGAAAACC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GCCTCTCTTAGGCAAGCTCTCTGAGAACTCCTCTTAGCAAACACAATAGGCTGCTA</text:p>
      <text:p text:style-name="Preformatted_20_Text">Masked <text:s text:c="9"/>CAAAGCCTCTCTTAGGCAAGCTCTCTGAGAACTCCTCTTAGCAAACACAATAGGCT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ACAGACTCCGTGGATTGTCTCATTGAGGGAGCTCGTTTTTCTGCTTGTATCAAAA</text:p>
      <text:p text:style-name="Preformatted_20_Text">Masked <text:s text:c="9"/>ATGTGACAGACTCCGTGGATTGTCTCATTGAGGGAGCTCGTTTTTCTGCTTGTAT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GAGAGCTTTGGGAAGTCCAGGTAAATTGTTGTACTTGTTTATCTAATAAATAAAA</text:p>
      <text:p text:style-name="Preformatted_20_Text">Masked <text:s text:c="9"/>TACTGGAGAGCTTTGGGAAGTCCAGGTAAATTGTTGTACTTGTTTATCTAATAA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AAAGTTGAAGGAAAAAAAATATATAAACAGTGCAAGATATTATATATGACCTTGTA</text:p>
      <text:p text:style-name="Preformatted_20_Text">Masked <text:s text:c="9"/>GCACAAAGTTGAAGGAAAAAAAATATATAAACAGTGCAAGATATTATATATGACC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GGAAATTCTATTGTAAAATTTTCTTGCAACTAATTGTCCAGCTGAAAAGTTGCCA</text:p>
      <text:p text:style-name="Preformatted_20_Text">Masked <text:s text:c="9"/>CATGTGGAAATTCTATTGTAAAATTTTCTTGCAACTAATTGTCCAGCTGAAAAGTT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GACGAAACTGTCTTTTCTCTCTCTAAGGTTTGTGTTTGGTTGCCTGAGTTTTTACT</text:p>
      <text:p text:style-name="Preformatted_20_Text">Masked <text:s text:c="9"/>AGTTGACGAAACTGTCTTTTCTCTCTCTAAGGTTTGTGTTTGGTTGCCTGAGTTT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CAGCCCTACTTTAAGTGACATTTGCATTTTGAAGACTAAGAGAAATGAGAGGCAA</text:p>
      <text:p text:style-name="Preformatted_20_Text">Masked <text:s text:c="9"/>AAAGGCAGCCCTACTTTAAGTGACATTTGCATTTTGAAGACTAAGAGAAATGAGAG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ATCAATTATTTTCTAGATAGAATTATAAATCATCTAGCTACAACTCAGCTTAATC</text:p>
      <text:p text:style-name="Preformatted_20_Text">Masked <text:s text:c="9"/>TTAGAATCAATTATTTTCTAGATAGAATTATAAATCATCTAGCTACAACTCAGCTT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GTATTATTTGTGGCTGTTGGTTTGGAGGTATTTTTTCTTTACATATATCATACTC</text:p>
      <text:p text:style-name="Preformatted_20_Text">Masked <text:s text:c="9"/>TTTTTGTATTATTTGTGGCTGTTGGTTTGGAGGTATTTTTTCTTTACATATATCAT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TGAGATATCATTGAATGTCAGTGAATATGAGAGATACTAAAAAGACTGCAAGTAT</text:p>
      <text:p text:style-name="Preformatted_20_Text">Masked <text:s text:c="9"/>TGAATTGAGATATCATTGAATGTCAGTGAATATGAGAGATACTAAAAAGACTGCA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GTAGTGGGTCATGGAAGGTATTTTTCTTTCAGCTTCAGAACAGTAATTAATGTCT</text:p>
      <text:p text:style-name="Preformatted_20_Text">Masked <text:s text:c="9"/>TTTTTGTAGTGGGTCATGGAAGGTATTTTTCTTTCAGCTTCAGAACAGTAATTAAT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CTGCACAAAATGTTCTTTAAAGTCATACAGGATCTTGAAATTCTAGAAGTAGTGG</text:p>
      <text:p text:style-name="Preformatted_20_Text">Masked <text:s text:c="9"/>TAACACTGCACAAAATGTTCTTTAAAGTCATACAGGATCTTGAAATTCTAGAAGTAGTG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AGGATCTTTACAGTGCCAAGAGCTTGAGGTTTCTTTTTTCCTTGAGATTCAGACAAGTT</text:p>
      <text:p text:style-name="Preformatted_20_Text">Masked <text:s text:c="9"/>TAGGATCTTTACAGTGCCAAGAGCTTGAGGTTTCTTTTTTCCTTGAGATTCAGAC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AGCTTTATTAGAATGATCAGAGTCAAATTAAAGATTCTTGAAAGGTAGTTGCTGT</text:p>
      <text:p text:style-name="Preformatted_20_Text">Masked <text:s text:c="9"/>CAATTAGCTTTATTAGAATGATCAGAGTCAAATTAAAGATTCTTGAAAGGTAGTT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AGAATGGAATGGAAGTGTTACACTGTTCTCATTTTTCTGCAATGTTGTGTATTTGG</text:p>
      <text:p text:style-name="Preformatted_20_Text">Masked <text:s text:c="9"/>ACACAGAATGGAATGGAAGTGTTACACTGTTCTCATTTTTCTGCAATGTTGTGTAT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GGATTGCGGGACAGATGAGAAAACATTACAAGAGAGGGACAAAAGAGGTTTAGTG</text:p>
      <text:p text:style-name="Preformatted_20_Text">Masked <text:s text:c="9"/>TCTTAGGATTGCGGGACAGATGAGAAAACATTACAAGAGAGGGACAAAAGAGGTTT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CACTAAAAAGACACAGAATACTGTGTAGTCAGGTTGTCTCAGTTTGACAACCACA</text:p>
      <text:p text:style-name="Preformatted_20_Text">Masked <text:s text:c="9"/>GAATACACTAAAAAGACACAGAATACTGTGTAGTCAGGTTGTCTCAGTTTGACAAC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TGTGTGGATGTGCTACTTTCATTTGCTGGCATCAGATATTTTAAAAGATTTCATCA</text:p>
      <text:p text:style-name="Preformatted_20_Text">Masked <text:s text:c="9"/>TGTCTGTGTGGATGTGCTACTTTCATTTGCTGGCATCAGATATTTTAAAAGATTT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GACAAAAAGGCTGTTGACCTTTCTCCAAGGAATCCCATAGATTTCCATCTATCCTG</text:p>
      <text:p text:style-name="Preformatted_20_Text">Masked <text:s text:c="9"/>AGGAGACAAAAAGGCTGTTGACCTTTCTCCAAGGAATCCCATAGATTTCCATCTA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GCAGACCTGTTGAAAGGTCAGCCTTTCAAGAAAAGCAAAGAGAATAACTGCTGGCC</text:p>
      <text:p text:style-name="Preformatted_20_Text">Masked <text:s text:c="9"/>TCCTGCAGACCTGTTGAAAGGTCAGCCTTTCAAGAAAAGCAAAGAGAATAACTGCTG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TATATTTCCAATCTGAAATATTGGGCTCATTACTCTACAAGCACTGCATCTGCCA</text:p>
      <text:p text:style-name="Preformatted_20_Text">Masked <text:s text:c="9"/>CTTTCTATATTTCCAATCTGAAATATTGGGCTCATTACTCTACAAGCACTGCATCT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TCTATTTGAGCAGATGCTGTCTTTCTGCTTGTTTTTCACACTTCTGCTGTGTGCA</text:p>
      <text:p text:style-name="Preformatted_20_Text">Masked <text:s text:c="9"/>TTCTTTCTATTTGAGCAGATGCTGTCTTTCTGCTTGTTTTTCACACTTCTGCTGTG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AGGTACAGAACACTGCAATATCTTGACTCCACTTTCCAAATGTTGAACTCTTAAT</text:p>
      <text:p text:style-name="Preformatted_20_Text">Masked <text:s text:c="9"/>TCTGTAGGTACAGAACACTGCAATATCTTGACTCCACTTTCCAAATGTTGAACTCT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GAAGTTTTATTTAACTAATTATTACAACCAGAGTCAAGACAAGTAAATTGAATAT</text:p>
      <text:p text:style-name="Preformatted_20_Text">Masked <text:s text:c="9"/>TAAAAGAAGTTTTATTTAACTAATTATTACAACCAGAGTCAAGACAAGTAAATTG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GTCCCTTCCGAAAATAAAAAATTGTTATTTTTTTGCCAATGGCTGTACAACTGGT</text:p>
      <text:p text:style-name="Preformatted_20_Text">Masked <text:s text:c="9"/>TATTTGTCCCTTCCGAAAATAAAAAATTGTTATTTTTTTGCCAATGGCTGTACAAC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TGAAATCTCTCTGTCTGGAAAAAGAAATAGTCAAGCAAAATTTATCATTAATATA</text:p>
      <text:p text:style-name="Preformatted_20_Text">Masked <text:s text:c="9"/>AATTTTGAAATCTCTCTGTCTGGAAAAAGAAATAGTCAAGCAAAATTTATCATTA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CTAGAATTTTATGCAAATAGCTAAAATCCCTCAATCCATACACTTCTGTAGAACC</text:p>
      <text:p text:style-name="Preformatted_20_Text">Masked <text:s text:c="9"/>AAATACTAGAATTTTATGCAAATAGCTAAAATCCCTCAATCCATACACTTCTGTAGAAC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AAATTAGGCTTTTATGTTGCCAACTGACTTTCAGATCTGTATTTATCTTTAATTTGCAT</text:p>
      <text:p text:style-name="Preformatted_20_Text">Masked <text:s text:c="9"/>TAAATTAGGCTTTTATGTTGCCAACTGACTTTCAGATCTGTATTTATCTTTAATTT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CATTTTCTTTACCTTTTTTTCCCCATACCTTATGCATTATATCTTGTCCATGGATT</text:p>
      <text:p text:style-name="Preformatted_20_Text">Masked <text:s text:c="9"/>TACTCATTTTCTTTACCTTTTTTTCCCCATACCTTATGCATTATATCTTGTCCATG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CTCAATTCCTTCAGTGGTTAGCAGCTTTTGTAATTTTTTTTTTCACAATAACAGAG</text:p>
      <text:p text:style-name="Preformatted_20_Text">Masked <text:s text:c="9"/>AGAGCTCAATTCCTTCAGTGGTTAGCAGCTTTTGTAATTTTTTTTTTCACAATAA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CATATATGCATGCTTTTTTTCTTAAAATAATAGCTTTGTAAACTTGTACATGCTAC</text:p>
      <text:p text:style-name="Preformatted_20_Text">Masked <text:s text:c="9"/>TTCACATATATGCATGCTTTTTTTCTTAAAATAATAGCTTTGTAAACTTGTACATG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ACACACATTTTATTTGTTGAACTACAAACCATATGTGCACATCTATTGTTGCCTTT</text:p>
      <text:p text:style-name="Preformatted_20_Text">Masked <text:s text:c="9"/>AGTAACACACATTTTATTTGTTGAACTACAAACCATATGTGCACATCTATTGTTG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ATCCAGTGGTGCTATTGACTCAAAGAAAAAGCAACCACTAGGGGAAACTGAAGTGG</text:p>
      <text:p text:style-name="Preformatted_20_Text">Masked <text:s text:c="9"/>ATTGATCCAGTGGTGCTATTGACTCAAAGAAAAAGCAACCACTAGGGGAAACTGAA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TCTTTTGGCTTCATCAAGATGGAAATGAAATAATATATATTTATTTTTGTTTTGT</text:p>
      <text:p text:style-name="Preformatted_20_Text">Masked <text:s text:c="9"/>AAAACTCTTTTGGCTTCATCAAGATGGAAATGAAATAATATATATTTATTTTTGT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TCAGACTGCCAGTTCAGACTGACATGTTCAGAGAAAATAATTTGGAATTTTTAC</text:p>
      <text:p text:style-name="Preformatted_20_Text">Masked <text:s text:c="9"/>TTTTAATCAGACTGCCAGTTCAGACTGACATGTTCAGAGAAAATAATTTGGAATTT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CTGTGTTCTCATTGTACTGTTATTTTGAAAAAAATACATATATTGTAAATAATGG</text:p>
      <text:p text:style-name="Preformatted_20_Text">Masked <text:s text:c="9"/>TTTTGCTGTGTTCTCATTGTACTGTTATTTTGAAAAAAATACATATATTGTAAATA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TGCACTTGTACATTGAAATGTAAATGTAATCTACTCTTTGAAGAATTCTGTGCAA</text:p>
      <text:p text:style-name="Preformatted_20_Text">Masked <text:s text:c="9"/>AGAATTGCACTTGTACATTGAAATGTAAATGTAATCTACTCTTTGAAGAATTCTG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ATCTTCATATCTGCGTGGGTCCTATCTGAAGGAACTGGAAAATGGGAAAGCACGTT</text:p>
      <text:p text:style-name="Preformatted_20_Text">Masked <text:s text:c="9"/>ATGTATCTTCATATCTGCGTGGGTCCTATCTGAAGGAACTGGAAAATGGGAAAGCAC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CAAATCTCCTTGATTAACACCTGGGAATCAAAACCAAAGTATTTTTCTAGATATGA</text:p>
      <text:p text:style-name="Preformatted_20_Text">Masked <text:s text:c="9"/>CATGCAAATCTCCTTGATTAACACCTGGGAATCAAAACCAAAGTATTTTTCTAGA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AGCACATTTAAATGCATCCATCTCCTTGCAAAGGAATTGTTACTGTGTACCTTGTG</text:p>
      <text:p text:style-name="Preformatted_20_Text">Masked <text:s text:c="9"/>GTCAAGCACATTTAAATGCATCCATCTCCTTGCAAAGGAATTGTTACTGTGTACC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TTCCAGCAGTTCACAGAATCACAGAACTGTAGGGGTTGGAAGGGAGCTCCAGAGAT</text:p>
      <text:p text:style-name="Preformatted_20_Text">Masked <text:s text:c="9"/>CTGCTTCCAGCAGTTNNNNNNNNNNNNNNNNNNNNNNNNNNNNNNNNNNNNNNNNNNNNN</text:p>
      <text:p text:style-name="Preformatted_20_Text"><text:s text:c="16"/>*************** <text:s text:c="44"/></text:p>
      <text:p text:style-name="Preformatted_20_Text"/>
      <text:p text:style-name="Preformatted_20_Text">Unmasked <text:s text:c="7"/>CANNNNNNNNNNNNNNNNNNNNNNNNNNNNNNNNNNNNNNNNNNNNNNNNNNNNNNNNNN</text:p>
      <text:p text:style-name="Preformatted_20_Text"><text:soft-page-break/>Masked <text:s text:c="9"/>NNNNNNNNNNNNNNNNNNNNNNNNNNNNNNNNNNNNNNNNNNNNNNNNNNNNNNNNNNNN</text:p>
      <text:p text:style-name="Preformatted_20_Text"><text:s text:c="18"/>**********************************************************</text:p>
      <text:p text:style-name="Preformatted_20_Text"/>
      <text:p text:style-name="Preformatted_20_Text">Unmasked <text:s text:c="7"/>NNNNNNNNNNNNNNNNNNNNNNNNNNNNNNNNNNNNNNNNNNTTCCTCATAGGAGAGATG</text:p>
      <text:p text:style-name="Preformatted_20_Text">Masked <text:s text:c="9"/>NNNNNNNNNNNNNNNNNNNNNNNNNNNNNNNNNNNNNNNNNNTTCCTCATAGGAGA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AGGCCCTTCACCATCTTTGTGGCCCAGTTCAAAAGGTGAATGTTGTACTGAGTCTA</text:p>
      <text:p text:style-name="Preformatted_20_Text">Masked <text:s text:c="9"/>CTCCAGGCCCTTCACCATCTTTGTGGCCCAGTTCAAAAGGTGAATGTTGTACTGAG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ATGCAAACAGAAAGTTAGAATATTACCTAAGTACTTCTTGCATGAGACTCCTCTG</text:p>
      <text:p text:style-name="Preformatted_20_Text">Masked <text:s text:c="9"/>AGAGAATGCAAACAGAAAGTTAGAATATTACCTAAGTACTTCTTGCATGAGACTC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CATGCACACTGCACTTCGGGTAGGAAAGATGGGGTAAACTTAATCCAGTTTCACA</text:p>
      <text:p text:style-name="Preformatted_20_Text">Masked <text:s text:c="9"/>TCTAACATGCACACTGCACTTCGGGTAGGAAAGATGGGGTAAACTTAATCCAGTT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TTTCAAGTTCCTGTTTCATTAAGTACAACATATTGTATATGCTAATGGAAGAGGGA</text:p>
      <text:p text:style-name="Preformatted_20_Text">Masked <text:s text:c="9"/>ATCTTTTCAAGTTCCTGTTTCATTAAGTACAACATATTGTATATGCTAATGGAAG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CTGTTGTCCCTTCTGGGAAGGGAAATGCAGGAACAGCAGAAATCACTAATAAAAG</text:p>
      <text:p text:style-name="Preformatted_20_Text">Masked <text:s text:c="9"/>AGGGACTGTTGTCCCTTCTGGGAAGGGAAATGCAGGAACAGCAGAAATCACTAAT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CCATCTGTCTAACTGACAGTTTGATCTTACCTCAGAATCCTCAATATGGCTCCTG</text:p>
      <text:p text:style-name="Preformatted_20_Text">Masked <text:s text:c="9"/>ATTCTCCATCTGTCTAACTGACAGTTTGATCTTACCTCAGAATCCTCAATATGGC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CGTTTGTTAAATCAGAGAATGATTATATACATTATAGAGACACAGAAAGATTTCT</text:p>
      <text:p text:style-name="Preformatted_20_Text">Masked <text:s text:c="9"/>TTATACGTTTGTTAAATCAGAGAATGATTATATACATTATAGAGACACAGAAAGA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TCTTACTCTCCTTTGATTCTTAGAGTGCTACCCTCACTACTGAGCTTACGGTGAG</text:p>
      <text:p text:style-name="Preformatted_20_Text">Masked <text:s text:c="9"/>CAGTTTCTTACTCTCCTTTGATTCTTAGAGTGCTACCCTCACTACTGAGCTTACGG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AGAGGTTATGTTGCTGATTGTAAGCCCCTCTACATCTCCAGGAGCTTGTTTTTTAT</text:p>
      <text:p text:style-name="Preformatted_20_Text">Masked <text:s text:c="9"/>TGAGAGAGGTTATGTTGCTGATTGTAAGCCCCTCTACATCTCCAGGAGCTTGTTT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TTGTACATCTGTTTGATAAGGACAATGTTTGAAATCTATTCACAGTGCCAGGAAGG</text:p>
      <text:p text:style-name="Preformatted_20_Text">Masked <text:s text:c="9"/>GAGCTTGTACATCTGTTTGATAAGGACAATGTTTGAAATCTATTCACAGTGCCAGG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TTTAAAACAAATCTATTGATGTCCTTACAGAAAATAAACAGTCCTGACAGGGCAG</text:p>
      <text:p text:style-name="Preformatted_20_Text">Masked <text:s text:c="9"/>CATTTTTTAAAACAAATCTATTGATGTCCTTACAGAAAATAAACAGTCCTGACAG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GGATTGTTTAATGCCTTTGAAAACCTGTATGAATGTAATTGATCTTGTTATTGCCA</text:p>
      <text:p text:style-name="Preformatted_20_Text">Masked <text:s text:c="9"/>TAGTGGATTGTTTAATGCCTTTGAAAACCTGTATGAATGTAATTGATCTTGTTATT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ATAGAAAAGTTCTCAGAAACTGCACATTACAACAGGAAAACTTTCTTAAAATCCCT</text:p>
      <text:p text:style-name="Preformatted_20_Text">Masked <text:s text:c="9"/>AGATATAGAAAAGTTCTCAGAAACTGCACATTACAACAGGAAAACTTTCTTAAAATCCC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TTTCCAACCTCTGAAAGGTTTACGTGCTGAATGTCTGTTATCCCAAACATTCACTTTAC</text:p>
      <text:p text:style-name="Preformatted_20_Text">Masked <text:s text:c="9"/>GTTTCCAACCTCTGAAAGGTTTACGTGCTGAATGTCTGTTATCCCAAACATTCACTT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GCTTCGTACAGAATGCTTTCATTAATTACAAATGGAAGAAAGAAGAACCAAATTAT</text:p>
      <text:p text:style-name="Preformatted_20_Text">Masked <text:s text:c="9"/>TGTAGCTTCGTACAGAATGCTTTCATTAATTACAAATGGAAGAAAGAAGAACCAA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ATAACTTTCCAAAGAAATAAGCTTCTGAGATGGCCAAGCTATTGATTAGATTGTCA</text:p>
      <text:p text:style-name="Preformatted_20_Text">Masked <text:s text:c="9"/>TCCTATAACTTTCCAAAGAAATAAGCTTCTGAGATGGCCAAGCTATTGATTAGATT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AAGTTCTGAATATTTAAAACACTGTATTTTTGATGGTTTAGATTTTGCTACTGAA</text:p>
      <text:p text:style-name="Preformatted_20_Text">Masked <text:s text:c="9"/>TTTACAAGTTCTGAATATTTAAAACACTGTATTTTTGATGGTTTAGATTTTGCTA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AAAAACAAACAAACAAACAAACAAAAAGCACCTGATTCAAGAGATCAAAACCAGAA</text:p>
      <text:p text:style-name="Preformatted_20_Text">Masked <text:s text:c="9"/>GTNNNNNNNNNNNNNNNNNNNNNNNNNNNAAGCACCTGATTCAAGAGATCAAAACCAGAA</text:p>
      <text:p text:style-name="Preformatted_20_Text"><text:s text:c="16"/>** <text:s text:c="26"/>*******************************</text:p>
      <text:p text:style-name="Preformatted_20_Text"/>
      <text:p text:style-name="Preformatted_20_Text">Unmasked <text:s text:c="7"/>GTTTTTGTTACTCTTTCTGGCACTGAAATCAGCCTAATTTTCTCATTATGTGGGTAAAAT</text:p>
      <text:p text:style-name="Preformatted_20_Text">Masked <text:s text:c="9"/>GTTTTTGTTACTCTTTCTGGCACTGAAATCAGCCTAATTTTCTCATTATGTGGGT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CTTTGTGAGGTTTTATGTGAGAAATCTTGAATGATTAGTGATATATATTTATGTA</text:p>
      <text:p text:style-name="Preformatted_20_Text">Masked <text:s text:c="9"/>CAGTGCTTTGTGAGGTTTTATGTGAGAAATCTTGAATGATTAGTGATATATATTTANNNN</text:p>
      <text:p text:style-name="Preformatted_20_Text"><text:s text:c="16"/>******************************************************** <text:s text:c="3"/></text:p>
      <text:p text:style-name="Preformatted_20_Text"/>
      <text:p text:style-name="Preformatted_20_Text">Unmasked <text:s text:c="7"/>TCTATGTAGTGTGACTGTGTGTGTGTGTTTGAGCGCACGTATAGCAACCAGCAGTAGATA</text:p>
      <text:p text:style-name="Preformatted_20_Text">Masked <text:s text:c="9"/>NNNNNNNNNNNNNNNNNNNNNNNNNNNNNNNAGCGCACGTATAGCAACCAGCAGTAGATA</text:p>
      <text:p text:style-name="Preformatted_20_Text"><text:s text:c="47"/>*****************************</text:p>
      <text:p text:style-name="Preformatted_20_Text"/>
      <text:p text:style-name="Preformatted_20_Text">Unmasked <text:s text:c="7"/>GCTTAAGCCTGATAATCTCCATAGTACATATGCATTTCCTCCCTTTCCTACAAGAGAAAA</text:p>
      <text:p text:style-name="Preformatted_20_Text">Masked <text:s text:c="9"/>GCTTAAGCCTGATAATCTCCATAGTACATATGCATTTCCTCCCTTTCCTACAAG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TAATCGAGTACTCTGGGGATAGGTTTCAAACTGTTTTGGCTGCTTTTCTTTTAAG</text:p>
      <text:p text:style-name="Preformatted_20_Text">Masked <text:s text:c="9"/>AGAGATAATCGAGTACTCTGGGGATAGGTTTCAAACTGTTTTGGCTGCTTTTCTT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CTGTAGTGCAGTGTAGTTTGGAAAGACTGAATTTCTTGGTGGTATTGAAAGACTG</text:p>
      <text:p text:style-name="Preformatted_20_Text">Masked <text:s text:c="9"/>TAGCTCTGTAGTGCAGTGTAGTTTGGAAAGACTGAATTTCTTGGTGGTATTGAAAG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GTTAAATTTATGTTGCAGAAGTCACAAGTGAAACTACTCCAGCTTATCAGGAAAT</text:p>
      <text:p text:style-name="Preformatted_20_Text">Masked <text:s text:c="9"/>AGAAAGTTAAATTTATGTTGCAGAAGTCACAAGTGAAACTACTCCAGCTTATCAG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GCATGACAGAACCAAACAAAAGGCAAAAGGAGAAGACAACCACAGTTCAGAAAAT</text:p>
      <text:p text:style-name="Preformatted_20_Text">Masked <text:s text:c="9"/>TCATAGCATGACAGAACCAAACAAAAGGCAAAAGGAGAAGACAACCACAGTTCAG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TTAATGAAGTTAAAAAATTACTAAATGCTCACTGAAACCGTACTGACTGAAGACAT</text:p>
      <text:p text:style-name="Preformatted_20_Text">Masked <text:s text:c="9"/>CTTGTTAATGAAGTTAAAAAATTACTAAATGCTCACTGAAACCGTACTGACTGAAG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TTTGCTGATCTTACTTTAAAATATTCTTTTAGACCATTATGTACTGTACTGGAT</text:p>
      <text:p text:style-name="Preformatted_20_Text">Masked <text:s text:c="9"/>AATTCATTTGCTGATCTTACTTTAAAATATTCTTTTAGACCATTATGTACTGTACTGG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TGATAATCTTTGTTTCTAAACAGAGAATTTAGGGCAGTTACTAGCTCTAACATCTCTG</text:p>
      <text:p text:style-name="Preformatted_20_Text">Masked <text:s text:c="9"/>AGTGATAATCTTTGTTTCTAAACAGAGAATTTAGGGCAGTTACTAGCTCTAACAT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ATAACATTAGTTTTACATTTTGACCTTCCTGCATAAAATGGATCTCACTTAGTACA</text:p>
      <text:p text:style-name="Preformatted_20_Text">Masked <text:s text:c="9"/>CTTCATAACATTAGTTTTACATTTTGACCTTCCTGCATAAAATGGATCTCACTTAG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ATGAATCAGTTCTGACACTACTGTGTGCTTGCAAAGGAGTAGCCCCTGCTGCTGGT</text:p>
      <text:p text:style-name="Preformatted_20_Text">Masked <text:s text:c="9"/>AGCTATGAATCAGTTCTGACACTACTGTGTGCTTGCAAAGGAGTAGCCCCTGCTGC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ACTATAACACAAGAGTGGACCCAGGCCATTGTGGTGTGACTACCTCACTTCCCTTT</text:p>
      <text:p text:style-name="Preformatted_20_Text">Masked <text:s text:c="9"/>GACAACTATAACACAAGAGTGGACCCAGGCCATTGTGGTGTGACTACCTCACTTC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AAATCTTTCACTGAACTGTGTAACAACTGCACTGAGTCAAACTGTATTCAGCTTTT</text:p>
      <text:p text:style-name="Preformatted_20_Text">Masked <text:s text:c="9"/>GCTCAAATCTTTCACTGAACTGTGTAACAACTGCACTGAGTCAAACTGTATTCAG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TCAGTTCATATCGAAGGCTGATCCTCAAAGGTCTTAAATAGAGCTGTCCAATTAAA</text:p>
      <text:p text:style-name="Preformatted_20_Text">Masked <text:s text:c="9"/>GTTCTCAGTTCATATCGAAGGCTGATCCTCAAAGGTCTTAAATAGAGCTGTCCAA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TTTCTAATGAAACTGAATTTTACTCACTTTGAACTCTTCATCTTCTTCCTTTTACA</text:p>
      <text:p text:style-name="Preformatted_20_Text">Masked <text:s text:c="9"/>ACATTTTCTAATGAAACTGAATTTTACTCACTTTGAACTCTTCATCTTCTTCCTT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TTTTGCTTACTGGTTGTCGTTTCTTCCCATTTTACTCCATATATTTTCACTTTCAG</text:p>
      <text:p text:style-name="Preformatted_20_Text">Masked <text:s text:c="9"/>GTATTTTTGCTTACTGGTTGTCGTTTCTTCCCATTTTACTCCATATATTTTCACT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CCCATGTACAGTGTTTATCAGATATAAAATGGAGAACAGAAACAAGGACAAAGCAG</text:p>
      <text:p text:style-name="Preformatted_20_Text">Masked <text:s text:c="9"/>TCTACCCATGTACAGTGTTTATCAGATATAAAATGGAGAACAGAAACAAGGACAA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AGGTGGAGAGCAGTAGGAAAGCAAATTGCTGAGAAGGGAAAGAAAATCTGTCGCAC</text:p>
      <text:p text:style-name="Preformatted_20_Text">Masked <text:s text:c="9"/>GGGAAGGTGGAGAGCAGTAGGAAAGCAAATTGCTGAGAAGGGAAAGAAAATCTGTC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TCTCCAAAACAGAAGATTTTCTGTTTATGCAACTCTCAGTTCTCCAAAGATCTGGT</text:p>
      <text:p text:style-name="Preformatted_20_Text">Masked <text:s text:c="9"/>AGTCTCTCCAAAACAGAAGATTTTCTGTTTATGCAACTCTCAGTTCTCCAAAGATC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ATAACACCATTTTGACGTACTGTCCAGGTTCCAGTATATTCTATTTTTCTAAGCAC</text:p>
      <text:p text:style-name="Preformatted_20_Text">Masked <text:s text:c="9"/>ATGAATAACACCATTTTGACGTACTGTCCAGGTTCCAGTATATTCTATTTTTCTAA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TACTCATATCTTTTGGAATACTTTAATTTTGAAGTTGTGGATATCTTCATGTTAAT</text:p>
      <text:p text:style-name="Preformatted_20_Text">Masked <text:s text:c="9"/>AGGATACTCATATCTTTTGGAATACTTTAATTTTGAAGTTGTGGATATCTTCATGT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CCAGCTGTTTATTTCCTGGTTCCAGAAATAATCAGAAATCATACTATGAACAAAA</text:p>
      <text:p text:style-name="Preformatted_20_Text">Masked <text:s text:c="9"/>ATATACCAGCTGTTTATTTCCTGGTTCCAGAAATAATCAGAAATCATACTATGAA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CTGAATGATCGCTGTCTGAATGCAGAACCTGTTGTGAAAAATTTAGAAGATTATAT</text:p>
      <text:p text:style-name="Preformatted_20_Text">Masked <text:s text:c="9"/>GGAGCTGAATGATCGCTGTCTGAATGCAGAACCTGTTGTGAAAAATTTAGAAGATTAT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ACCACACCAGGAATGCAACAAAGTGCTTAGCTTTTCTAACCCTACAGGAAGATGTGCTA</text:p>
      <text:p text:style-name="Preformatted_20_Text">Masked <text:s text:c="9"/>AACCACACCAGGAATGCAACAAAGTGCTTAGCTTTTCTAACCCTACAGGAAGATGT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ATCTCCACAGCCAATCAGCAGTACTACAAGCCTCAGACCAGGAAATTCTTTAAAGT</text:p>
      <text:p text:style-name="Preformatted_20_Text">Masked <text:s text:c="9"/>CAATATCTCCACAGCCAATCAGCAGTACTACAAGCCTCAGACCAGGAAATTCTTT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ATGTGTGAACATTTCAACTGACACTTTCTCATTGTC</text:p>
      <text:p text:style-name="Preformatted_20_Text">Masked <text:s text:c="9"/>ACAGTATGTGTGAACATTTCAACTGACACTTTCTCATTGTC</text:p>
      <text:p text:style-name="P2"><text:s text:c="16"/>*****************************************</text:p>
      <text:p text:style-name="Horizontal_20_Line"><text:bookmark text:name="clustalw.dnd"/></text:p>
      <text:p text:style-name="Preformatted_20_Text"><text:a xlink:type="simple" xlink:href="https://www.genome.jp/tools-bin/pushfile?220404204651mcsHz+clustalw.dnd" text:style-name="Internet_20_link" text:visited-style-name="Visited_20_Internet_20_Link">clustalw.dnd</text:a></text:p>
      <text:p text:style-name="Preformatted_20_Text"/>
      <text:p text:style-name="P2">(Unmasked:0.073481,Masked:0.073481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7:19:46.266667167</meta:creation-date>
    <dc:date>2022-04-04T20:04:36.169887071</dc:date>
    <meta:editing-duration>PT2H34M3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8" meta:paragraph-count="2082" meta:word-count="3438" meta:character-count="157173" meta:non-whitespace-character-count="127691"/>
  </office:meta>
</office:document-meta>
</file>